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c4-13" table:style-name="ta1">
        <table:shapes>
          <draw:frame draw:z-index="0" draw:style-name="gr1" draw:text-style-name="P1" svg:width="257.44mm" svg:height="125.11mm" svg:x="158.05mm" svg:y="4.24mm">
            <loext:p draw:notify-on-update-of-ranges="'nc4-13'.A1:'nc4-13'.A353 'nc4-13'.C1:'nc4-13'.C35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75.33mm" svg:height="151.4mm" svg:x="140.7mm" svg:y="133.08mm">
            <loext:p draw:notify-on-update-of-ranges="'nc4-13'.A50:'nc4-13'.A250 'nc4-13'.D50:'nc4-13'.D2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LN([.C1])" office:value-type="string" office:string-value="" calcext:value-type="error">
            <text:p>错误:50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AVERAGE([.B2:.B31])" office:value-type="float" office:value="1.83333333333333" calcext:value-type="float">
            <text:p>1.8333333333</text:p>
          </table:table-cell>
          <table:table-cell table:formula="of:=LN([.C2])" office:value-type="float" office:value="0.606135803570315" calcext:value-type="float">
            <text:p>0.606135803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AVERAGE([.B3:.B32])" office:value-type="float" office:value="1.83333333333333" calcext:value-type="float">
            <text:p>1.8333333333</text:p>
          </table:table-cell>
          <table:table-cell table:formula="of:=LN([.C3])" office:value-type="float" office:value="0.606135803570315" calcext:value-type="float">
            <text:p>0.606135803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AVERAGE([.B4:.B33])" office:value-type="float" office:value="2.7" calcext:value-type="float">
            <text:p>2.7</text:p>
          </table:table-cell>
          <table:table-cell table:formula="of:=LN([.C4])" office:value-type="float" office:value="0.993251773010283" calcext:value-type="float">
            <text:p>0.99325177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AVERAGE([.B5:.B34])" office:value-type="float" office:value="2.7" calcext:value-type="float">
            <text:p>2.7</text:p>
          </table:table-cell>
          <table:table-cell table:formula="of:=LN([.C5])" office:value-type="float" office:value="0.993251773010283" calcext:value-type="float">
            <text:p>0.99325177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AVERAGE([.B6:.B35])" office:value-type="float" office:value="2.7" calcext:value-type="float">
            <text:p>2.7</text:p>
          </table:table-cell>
          <table:table-cell table:formula="of:=LN([.C6])" office:value-type="float" office:value="0.993251773010283" calcext:value-type="float">
            <text:p>0.99325177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AVERAGE([.B7:.B36])" office:value-type="float" office:value="2.7" calcext:value-type="float">
            <text:p>2.7</text:p>
          </table:table-cell>
          <table:table-cell table:formula="of:=LN([.C7])" office:value-type="float" office:value="0.993251773010283" calcext:value-type="float">
            <text:p>0.99325177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AVERAGE([.B8:.B37])" office:value-type="float" office:value="3.7" calcext:value-type="float">
            <text:p>3.7</text:p>
          </table:table-cell>
          <table:table-cell table:formula="of:=LN([.C8])" office:value-type="float" office:value="1.30833281965018" calcext:value-type="float">
            <text:p>1.308332819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AVERAGE([.B9:.B38])" office:value-type="float" office:value="3.7" calcext:value-type="float">
            <text:p>3.7</text:p>
          </table:table-cell>
          <table:table-cell table:formula="of:=LN([.C9])" office:value-type="float" office:value="1.30833281965018" calcext:value-type="float">
            <text:p>1.308332819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AVERAGE([.B10:.B39])" office:value-type="float" office:value="3.7" calcext:value-type="float">
            <text:p>3.7</text:p>
          </table:table-cell>
          <table:table-cell table:formula="of:=LN([.C10])" office:value-type="float" office:value="1.30833281965018" calcext:value-type="float">
            <text:p>1.308332819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AVERAGE([.B11:.B40])" office:value-type="float" office:value="3.7" calcext:value-type="float">
            <text:p>3.7</text:p>
          </table:table-cell>
          <table:table-cell table:formula="of:=LN([.C11])" office:value-type="float" office:value="1.30833281965018" calcext:value-type="float">
            <text:p>1.308332819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AVERAGE([.B12:.B41])" office:value-type="float" office:value="4.43333333333333" calcext:value-type="float">
            <text:p>4.4333333333</text:p>
          </table:table-cell>
          <table:table-cell table:formula="of:=LN([.C12])" office:value-type="float" office:value="1.4891517465596" calcext:value-type="float">
            <text:p>1.489151746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AVERAGE([.B13:.B42])" office:value-type="float" office:value="4.43333333333333" calcext:value-type="float">
            <text:p>4.4333333333</text:p>
          </table:table-cell>
          <table:table-cell table:formula="of:=LN([.C13])" office:value-type="float" office:value="1.4891517465596" calcext:value-type="float">
            <text:p>1.489151746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AVERAGE([.B14:.B43])" office:value-type="float" office:value="4.43333333333333" calcext:value-type="float">
            <text:p>4.4333333333</text:p>
          </table:table-cell>
          <table:table-cell table:formula="of:=LN([.C14])" office:value-type="float" office:value="1.4891517465596" calcext:value-type="float">
            <text:p>1.489151746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AVERAGE([.B15:.B44])" office:value-type="float" office:value="4.43333333333333" calcext:value-type="float">
            <text:p>4.4333333333</text:p>
          </table:table-cell>
          <table:table-cell table:formula="of:=LN([.C15])" office:value-type="float" office:value="1.4891517465596" calcext:value-type="float">
            <text:p>1.489151746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AVERAGE([.B16:.B45])" office:value-type="float" office:value="5.16666666666667" calcext:value-type="float">
            <text:p>5.1666666667</text:p>
          </table:table-cell>
          <table:table-cell table:formula="of:=LN([.C16])" office:value-type="float" office:value="1.64222773525709" calcext:value-type="float">
            <text:p>1.642227735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AVERAGE([.B17:.B46])" office:value-type="float" office:value="5.16666666666667" calcext:value-type="float">
            <text:p>5.1666666667</text:p>
          </table:table-cell>
          <table:table-cell table:formula="of:=LN([.C17])" office:value-type="float" office:value="1.64222773525709" calcext:value-type="float">
            <text:p>1.6422277353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AVERAGE([.B18:.B47])" office:value-type="float" office:value="5.1" calcext:value-type="float">
            <text:p>5.1</text:p>
          </table:table-cell>
          <table:table-cell table:formula="of:=LN([.C18])" office:value-type="float" office:value="1.62924053973028" calcext:value-type="float">
            <text:p>1.6292405397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AVERAGE([.B19:.B48])" office:value-type="float" office:value="5.1" calcext:value-type="float">
            <text:p>5.1</text:p>
          </table:table-cell>
          <table:table-cell table:formula="of:=LN([.C19])" office:value-type="float" office:value="1.62924053973028" calcext:value-type="float">
            <text:p>1.6292405397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AVERAGE([.B20:.B49])" office:value-type="float" office:value="5.66666666666667" calcext:value-type="float">
            <text:p>5.6666666667</text:p>
          </table:table-cell>
          <table:table-cell table:formula="of:=LN([.C20])" office:value-type="float" office:value="1.73460105538811" calcext:value-type="float">
            <text:p>1.734601055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table:formula="of:=AVERAGE([.B21:.B50])" office:value-type="float" office:value="5.66666666666667" calcext:value-type="float">
            <text:p>5.6666666667</text:p>
          </table:table-cell>
          <table:table-cell table:formula="of:=LN([.C21])" office:value-type="float" office:value="1.73460105538811" calcext:value-type="float">
            <text:p>1.7346010554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AVERAGE([.B22:.B51])" office:value-type="float" office:value="5.2" calcext:value-type="float">
            <text:p>5.2</text:p>
          </table:table-cell>
          <table:table-cell table:formula="of:=LN([.C22])" office:value-type="float" office:value="1.64865862558738" calcext:value-type="float">
            <text:p>1.648658625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AVERAGE([.B23:.B52])" office:value-type="float" office:value="5.2" calcext:value-type="float">
            <text:p>5.2</text:p>
          </table:table-cell>
          <table:table-cell table:formula="of:=LN([.C23])" office:value-type="float" office:value="1.64865862558738" calcext:value-type="float">
            <text:p>1.6486586256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AVERAGE([.B24:.B53])" office:value-type="float" office:value="5.63333333333333" calcext:value-type="float">
            <text:p>5.6333333333</text:p>
          </table:table-cell>
          <table:table-cell table:formula="of:=LN([.C24])" office:value-type="float" office:value="1.72870133326092" calcext:value-type="float">
            <text:p>1.7287013333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AVERAGE([.B25:.B54])" office:value-type="float" office:value="5.63333333333333" calcext:value-type="float">
            <text:p>5.6333333333</text:p>
          </table:table-cell>
          <table:table-cell table:formula="of:=LN([.C25])" office:value-type="float" office:value="1.72870133326092" calcext:value-type="float">
            <text:p>1.728701333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AVERAGE([.B26:.B55])" office:value-type="float" office:value="5" calcext:value-type="float">
            <text:p>5</text:p>
          </table:table-cell>
          <table:table-cell table:formula="of:=LN([.C26])" office:value-type="float" office:value="1.6094379124341" calcext:value-type="float">
            <text:p>1.609437912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AVERAGE([.B27:.B56])" office:value-type="float" office:value="5" calcext:value-type="float">
            <text:p>5</text:p>
          </table:table-cell>
          <table:table-cell table:formula="of:=LN([.C27])" office:value-type="float" office:value="1.6094379124341" calcext:value-type="float">
            <text:p>1.6094379124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formula="of:=AVERAGE([.B28:.B57])" office:value-type="float" office:value="5.4" calcext:value-type="float">
            <text:p>5.4</text:p>
          </table:table-cell>
          <table:table-cell table:formula="of:=LN([.C28])" office:value-type="float" office:value="1.68639895357023" calcext:value-type="float">
            <text:p>1.686398953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table:formula="of:=AVERAGE([.B29:.B58])" office:value-type="float" office:value="5.4" calcext:value-type="float">
            <text:p>5.4</text:p>
          </table:table-cell>
          <table:table-cell table:formula="of:=LN([.C29])" office:value-type="float" office:value="1.68639895357023" calcext:value-type="float">
            <text:p>1.6863989536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AVERAGE([.B30:.B59])" office:value-type="float" office:value="4.73333333333333" calcext:value-type="float">
            <text:p>4.7333333333</text:p>
          </table:table-cell>
          <table:table-cell table:formula="of:=LN([.C30])" office:value-type="float" office:value="1.55462967593911" calcext:value-type="float">
            <text:p>1.554629675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AVERAGE([.B31:.B60])" office:value-type="float" office:value="4.73333333333333" calcext:value-type="float">
            <text:p>4.7333333333</text:p>
          </table:table-cell>
          <table:table-cell table:formula="of:=LN([.C31])" office:value-type="float" office:value="1.55462967593911" calcext:value-type="float">
            <text:p>1.5546296759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AVERAGE([.B32:.B61])" office:value-type="float" office:value="5.03333333333333" calcext:value-type="float">
            <text:p>5.0333333333</text:p>
          </table:table-cell>
          <table:table-cell table:formula="of:=LN([.C32])" office:value-type="float" office:value="1.61608245515277" calcext:value-type="float">
            <text:p>1.616082455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table:formula="of:=AVERAGE([.B33:.B62])" office:value-type="float" office:value="5.03333333333333" calcext:value-type="float">
            <text:p>5.0333333333</text:p>
          </table:table-cell>
          <table:table-cell table:formula="of:=LN([.C33])" office:value-type="float" office:value="1.61608245515277" calcext:value-type="float">
            <text:p>1.6160824552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formula="of:=AVERAGE([.B34:.B63])" office:value-type="float" office:value="4.16666666666667" calcext:value-type="float">
            <text:p>4.1666666667</text:p>
          </table:table-cell>
          <table:table-cell table:formula="of:=LN([.C34])" office:value-type="float" office:value="1.42711635564015" calcext:value-type="float">
            <text:p>1.427116355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AVERAGE([.B35:.B64])" office:value-type="float" office:value="4.16666666666667" calcext:value-type="float">
            <text:p>4.1666666667</text:p>
          </table:table-cell>
          <table:table-cell table:formula="of:=LN([.C35])" office:value-type="float" office:value="1.42711635564015" calcext:value-type="float">
            <text:p>1.427116355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AVERAGE([.B36:.B65])" office:value-type="float" office:value="4.36666666666667" calcext:value-type="float">
            <text:p>4.3666666667</text:p>
          </table:table-cell>
          <table:table-cell table:formula="of:=LN([.C36])" office:value-type="float" office:value="1.473999941539" calcext:value-type="float">
            <text:p>1.4739999415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0" calcext:value-type="float">
            <text:p>30</text:p>
          </table:table-cell>
          <table:table-cell table:formula="of:=AVERAGE([.B37:.B66])" office:value-type="float" office:value="4.36666666666667" calcext:value-type="float">
            <text:p>4.3666666667</text:p>
          </table:table-cell>
          <table:table-cell table:formula="of:=LN([.C37])" office:value-type="float" office:value="1.473999941539" calcext:value-type="float">
            <text:p>1.4739999415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AVERAGE([.B38:.B67])" office:value-type="float" office:value="3.36666666666667" calcext:value-type="float">
            <text:p>3.3666666667</text:p>
          </table:table-cell>
          <table:table-cell table:formula="of:=LN([.C38])" office:value-type="float" office:value="1.2139231351791" calcext:value-type="float">
            <text:p>1.2139231352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AVERAGE([.B39:.B68])" office:value-type="float" office:value="3.36666666666667" calcext:value-type="float">
            <text:p>3.3666666667</text:p>
          </table:table-cell>
          <table:table-cell table:formula="of:=LN([.C39])" office:value-type="float" office:value="1.2139231351791" calcext:value-type="float">
            <text:p>1.2139231352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AVERAGE([.B40:.B69])" office:value-type="float" office:value="3.53333333333333" calcext:value-type="float">
            <text:p>3.5333333333</text:p>
          </table:table-cell>
          <table:table-cell table:formula="of:=LN([.C40])" office:value-type="float" office:value="1.26224171244991" calcext:value-type="float">
            <text:p>1.2622417124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table:formula="of:=AVERAGE([.B41:.B70])" office:value-type="float" office:value="3.53333333333333" calcext:value-type="float">
            <text:p>3.5333333333</text:p>
          </table:table-cell>
          <table:table-cell table:formula="of:=LN([.C41])" office:value-type="float" office:value="1.26224171244991" calcext:value-type="float">
            <text:p>1.2622417124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AVERAGE([.B42:.B71])" office:value-type="float" office:value="2.8" calcext:value-type="float">
            <text:p>2.8</text:p>
          </table:table-cell>
          <table:table-cell table:formula="of:=LN([.C42])" office:value-type="float" office:value="1.02961941718116" calcext:value-type="float">
            <text:p>1.0296194172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AVERAGE([.B43:.B72])" office:value-type="float" office:value="2.8" calcext:value-type="float">
            <text:p>2.8</text:p>
          </table:table-cell>
          <table:table-cell table:formula="of:=LN([.C43])" office:value-type="float" office:value="1.02961941718116" calcext:value-type="float">
            <text:p>1.0296194172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AVERAGE([.B44:.B73])" office:value-type="float" office:value="3.16666666666667" calcext:value-type="float">
            <text:p>3.1666666667</text:p>
          </table:table-cell>
          <table:table-cell table:formula="of:=LN([.C44])" office:value-type="float" office:value="1.15267950993839" calcext:value-type="float">
            <text:p>1.152679509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2" calcext:value-type="float">
            <text:p>22</text:p>
          </table:table-cell>
          <table:table-cell table:formula="of:=AVERAGE([.B45:.B74])" office:value-type="float" office:value="3.16666666666667" calcext:value-type="float">
            <text:p>3.1666666667</text:p>
          </table:table-cell>
          <table:table-cell table:formula="of:=LN([.C45])" office:value-type="float" office:value="1.15267950993839" calcext:value-type="float">
            <text:p>1.152679509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AVERAGE([.B46:.B75])" office:value-type="float" office:value="2.43333333333333" calcext:value-type="float">
            <text:p>2.4333333333</text:p>
          </table:table-cell>
          <table:table-cell table:formula="of:=LN([.C46])" office:value-type="float" office:value="0.889262059486236" calcext:value-type="float">
            <text:p>0.8892620595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AVERAGE([.B47:.B76])" office:value-type="float" office:value="2.43333333333333" calcext:value-type="float">
            <text:p>2.4333333333</text:p>
          </table:table-cell>
          <table:table-cell table:formula="of:=LN([.C47])" office:value-type="float" office:value="0.889262059486236" calcext:value-type="float">
            <text:p>0.8892620595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table:formula="of:=AVERAGE([.B48:.B77])" office:value-type="float" office:value="2.73333333333333" calcext:value-type="float">
            <text:p>2.7333333333</text:p>
          </table:table-cell>
          <table:table-cell table:formula="of:=LN([.C48])" office:value-type="float" office:value="1.0055218656021" calcext:value-type="float">
            <text:p>1.0055218656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7" calcext:value-type="float">
            <text:p>17</text:p>
          </table:table-cell>
          <table:table-cell table:formula="of:=AVERAGE([.B49:.B78])" office:value-type="float" office:value="2.73333333333333" calcext:value-type="float">
            <text:p>2.7333333333</text:p>
          </table:table-cell>
          <table:table-cell table:formula="of:=LN([.C49])" office:value-type="float" office:value="1.0055218656021" calcext:value-type="float">
            <text:p>1.0055218656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AVERAGE([.B50:.B79])" office:value-type="float" office:value="2.16666666666667" calcext:value-type="float">
            <text:p>2.1666666667</text:p>
          </table:table-cell>
          <table:table-cell table:formula="of:=LN([.C50])" office:value-type="float" office:value="0.773189888233482" calcext:value-type="float">
            <text:p>0.773189888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AVERAGE([.B51:.B80])" office:value-type="float" office:value="2.16666666666667" calcext:value-type="float">
            <text:p>2.1666666667</text:p>
          </table:table-cell>
          <table:table-cell table:formula="of:=LN([.C51])" office:value-type="float" office:value="0.773189888233482" calcext:value-type="float">
            <text:p>0.7731898882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formula="of:=AVERAGE([.B52:.B81])" office:value-type="float" office:value="2.33333333333333" calcext:value-type="float">
            <text:p>2.3333333333</text:p>
          </table:table-cell>
          <table:table-cell table:formula="of:=LN([.C52])" office:value-type="float" office:value="0.847297860387204" calcext:value-type="float">
            <text:p>0.8472978604</text:p>
          </table:table-cell>
          <table:table-cell table:formula="of:=4*[.A52]"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3" calcext:value-type="float">
            <text:p>13</text:p>
          </table:table-cell>
          <table:table-cell table:formula="of:=AVERAGE([.B53:.B82])" office:value-type="float" office:value="2.33333333333333" calcext:value-type="float">
            <text:p>2.3333333333</text:p>
          </table:table-cell>
          <table:table-cell table:formula="of:=LN([.C53])" office:value-type="float" office:value="0.847297860387204" calcext:value-type="float">
            <text:p>0.8472978604</text:p>
          </table:table-cell>
          <table:table-cell table:formula="of:=4*[.A53]"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formula="of:=AVERAGE([.B54:.B83])" office:value-type="float" office:value="1.9" calcext:value-type="float">
            <text:p>1.9</text:p>
          </table:table-cell>
          <table:table-cell table:formula="of:=LN([.C54])" office:value-type="float" office:value="0.641853886172395" calcext:value-type="float">
            <text:p>0.6418538862</text:p>
          </table:table-cell>
          <table:table-cell table:formula="of:=4*[.A54]"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table:formula="of:=AVERAGE([.B55:.B84])" office:value-type="float" office:value="1.9" calcext:value-type="float">
            <text:p>1.9</text:p>
          </table:table-cell>
          <table:table-cell table:formula="of:=LN([.C55])" office:value-type="float" office:value="0.641853886172395" calcext:value-type="float">
            <text:p>0.6418538862</text:p>
          </table:table-cell>
          <table:table-cell table:formula="of:=4*[.A55]"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AVERAGE([.B56:.B85])" office:value-type="float" office:value="2.06666666666667" calcext:value-type="float">
            <text:p>2.0666666667</text:p>
          </table:table-cell>
          <table:table-cell table:formula="of:=LN([.C56])" office:value-type="float" office:value="0.725937003382936" calcext:value-type="float">
            <text:p>0.7259370034</text:p>
          </table:table-cell>
          <table:table-cell table:formula="of:=4*[.A56]"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" calcext:value-type="float">
            <text:p>12</text:p>
          </table:table-cell>
          <table:table-cell table:formula="of:=AVERAGE([.B57:.B86])" office:value-type="float" office:value="2.06666666666667" calcext:value-type="float">
            <text:p>2.0666666667</text:p>
          </table:table-cell>
          <table:table-cell table:formula="of:=LN([.C57])" office:value-type="float" office:value="0.725937003382936" calcext:value-type="float">
            <text:p>0.7259370034</text:p>
          </table:table-cell>
          <table:table-cell table:formula="of:=4*[.A57]"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formula="of:=AVERAGE([.B58:.B87])" office:value-type="float" office:value="1.66666666666667" calcext:value-type="float">
            <text:p>1.6666666667</text:p>
          </table:table-cell>
          <table:table-cell table:formula="of:=LN([.C58])" office:value-type="float" office:value="0.510825623765991" calcext:value-type="float">
            <text:p>0.5108256238</text:p>
          </table:table-cell>
          <table:table-cell table:formula="of:=4*[.A58]"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AVERAGE([.B59:.B88])" office:value-type="float" office:value="1.66666666666667" calcext:value-type="float">
            <text:p>1.6666666667</text:p>
          </table:table-cell>
          <table:table-cell table:formula="of:=LN([.C59])" office:value-type="float" office:value="0.510825623765991" calcext:value-type="float">
            <text:p>0.5108256238</text:p>
          </table:table-cell>
          <table:table-cell table:formula="of:=4*[.A59]"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formula="of:=AVERAGE([.B60:.B89])" office:value-type="float" office:value="1.83333333333333" calcext:value-type="float">
            <text:p>1.8333333333</text:p>
          </table:table-cell>
          <table:table-cell table:formula="of:=LN([.C60])" office:value-type="float" office:value="0.606135803570315" calcext:value-type="float">
            <text:p>0.6061358036</text:p>
          </table:table-cell>
          <table:table-cell table:formula="of:=4*[.A60]"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formula="of:=AVERAGE([.B61:.B90])" office:value-type="float" office:value="1.83333333333333" calcext:value-type="float">
            <text:p>1.8333333333</text:p>
          </table:table-cell>
          <table:table-cell table:formula="of:=LN([.C61])" office:value-type="float" office:value="0.606135803570315" calcext:value-type="float">
            <text:p>0.6061358036</text:p>
          </table:table-cell>
          <table:table-cell table:formula="of:=4*[.A61]"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table:formula="of:=AVERAGE([.B62:.B91])" office:value-type="float" office:value="1.53333333333333" calcext:value-type="float">
            <text:p>1.5333333333</text:p>
          </table:table-cell>
          <table:table-cell table:formula="of:=LN([.C62])" office:value-type="float" office:value="0.42744401482694" calcext:value-type="float">
            <text:p>0.4274440148</text:p>
          </table:table-cell>
          <table:table-cell table:formula="of:=4*[.A62]"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AVERAGE([.B63:.B92])" office:value-type="float" office:value="1.53333333333333" calcext:value-type="float">
            <text:p>1.5333333333</text:p>
          </table:table-cell>
          <table:table-cell table:formula="of:=LN([.C63])" office:value-type="float" office:value="0.42744401482694" calcext:value-type="float">
            <text:p>0.4274440148</text:p>
          </table:table-cell>
          <table:table-cell table:formula="of:=4*[.A63]"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formula="of:=AVERAGE([.B64:.B93])" office:value-type="float" office:value="1.73333333333333" calcext:value-type="float">
            <text:p>1.7333333333</text:p>
          </table:table-cell>
          <table:table-cell table:formula="of:=LN([.C64])" office:value-type="float" office:value="0.550046336919272" calcext:value-type="float">
            <text:p>0.5500463369</text:p>
          </table:table-cell>
          <table:table-cell table:formula="of:=4*[.A64]"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table:formula="of:=AVERAGE([.B65:.B94])" office:value-type="float" office:value="1.73333333333333" calcext:value-type="float">
            <text:p>1.7333333333</text:p>
          </table:table-cell>
          <table:table-cell table:formula="of:=LN([.C65])" office:value-type="float" office:value="0.550046336919272" calcext:value-type="float">
            <text:p>0.5500463369</text:p>
          </table:table-cell>
          <table:table-cell table:formula="of:=4*[.A65]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AVERAGE([.B66:.B95])" office:value-type="float" office:value="1.53333333333333" calcext:value-type="float">
            <text:p>1.5333333333</text:p>
          </table:table-cell>
          <table:table-cell table:formula="of:=LN([.C66])" office:value-type="float" office:value="0.42744401482694" calcext:value-type="float">
            <text:p>0.4274440148</text:p>
          </table:table-cell>
          <table:table-cell table:formula="of:=4*[.A66]"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AVERAGE([.B67:.B96])" office:value-type="float" office:value="1.53333333333333" calcext:value-type="float">
            <text:p>1.5333333333</text:p>
          </table:table-cell>
          <table:table-cell table:formula="of:=LN([.C67])" office:value-type="float" office:value="0.42744401482694" calcext:value-type="float">
            <text:p>0.4274440148</text:p>
          </table:table-cell>
          <table:table-cell table:formula="of:=4*[.A67]"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formula="of:=AVERAGE([.B68:.B97])" office:value-type="float" office:value="1.6" calcext:value-type="float">
            <text:p>1.6</text:p>
          </table:table-cell>
          <table:table-cell table:formula="of:=LN([.C68])" office:value-type="float" office:value="0.470003629245736" calcext:value-type="float">
            <text:p>0.4700036292</text:p>
          </table:table-cell>
          <table:table-cell table:formula="of:=4*[.A68]"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" calcext:value-type="float">
            <text:p>5</text:p>
          </table:table-cell>
          <table:table-cell table:formula="of:=AVERAGE([.B69:.B98])" office:value-type="float" office:value="1.6" calcext:value-type="float">
            <text:p>1.6</text:p>
          </table:table-cell>
          <table:table-cell table:formula="of:=LN([.C69])" office:value-type="float" office:value="0.470003629245736" calcext:value-type="float">
            <text:p>0.4700036292</text:p>
          </table:table-cell>
          <table:table-cell table:formula="of:=4*[.A69]"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AVERAGE([.B70:.B99])" office:value-type="float" office:value="1.43333333333333" calcext:value-type="float">
            <text:p>1.4333333333</text:p>
          </table:table-cell>
          <table:table-cell table:formula="of:=LN([.C70])" office:value-type="float" office:value="0.360002734031407" calcext:value-type="float">
            <text:p>0.360002734</text:p>
          </table:table-cell>
          <table:table-cell table:formula="of:=4*[.A70]"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AVERAGE([.B71:.B100])" office:value-type="float" office:value="1.43333333333333" calcext:value-type="float">
            <text:p>1.4333333333</text:p>
          </table:table-cell>
          <table:table-cell table:formula="of:=LN([.C71])" office:value-type="float" office:value="0.360002734031407" calcext:value-type="float">
            <text:p>0.360002734</text:p>
          </table:table-cell>
          <table:table-cell table:formula="of:=4*[.A71]"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formula="of:=AVERAGE([.B72:.B101])" office:value-type="float" office:value="1.56666666666667" calcext:value-type="float">
            <text:p>1.5666666667</text:p>
          </table:table-cell>
          <table:table-cell table:formula="of:=LN([.C72])" office:value-type="float" office:value="0.448950220047903" calcext:value-type="float">
            <text:p>0.44895022</text:p>
          </table:table-cell>
          <table:table-cell table:formula="of:=4*[.A72]"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1" calcext:value-type="float">
            <text:p>11</text:p>
          </table:table-cell>
          <table:table-cell table:formula="of:=AVERAGE([.B73:.B102])" office:value-type="float" office:value="1.56666666666667" calcext:value-type="float">
            <text:p>1.5666666667</text:p>
          </table:table-cell>
          <table:table-cell table:formula="of:=LN([.C73])" office:value-type="float" office:value="0.448950220047903" calcext:value-type="float">
            <text:p>0.44895022</text:p>
          </table:table-cell>
          <table:table-cell table:formula="of:=4*[.A73]"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formula="of:=AVERAGE([.B74:.B103])" office:value-type="float" office:value="1.2" calcext:value-type="float">
            <text:p>1.2</text:p>
          </table:table-cell>
          <table:table-cell table:formula="of:=LN([.C74])" office:value-type="float" office:value="0.182321556793955" calcext:value-type="float">
            <text:p>0.1823215568</text:p>
          </table:table-cell>
          <table:table-cell table:formula="of:=4*[.A74]"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table:formula="of:=AVERAGE([.B75:.B104])" office:value-type="float" office:value="1.2" calcext:value-type="float">
            <text:p>1.2</text:p>
          </table:table-cell>
          <table:table-cell table:formula="of:=LN([.C75])" office:value-type="float" office:value="0.182321556793955" calcext:value-type="float">
            <text:p>0.1823215568</text:p>
          </table:table-cell>
          <table:table-cell table:formula="of:=4*[.A75]"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AVERAGE([.B76:.B105])" office:value-type="float" office:value="1.4" calcext:value-type="float">
            <text:p>1.4</text:p>
          </table:table-cell>
          <table:table-cell table:formula="of:=LN([.C76])" office:value-type="float" office:value="0.336472236621213" calcext:value-type="float">
            <text:p>0.3364722366</text:p>
          </table:table-cell>
          <table:table-cell table:formula="of:=4*[.A76]"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" calcext:value-type="float">
            <text:p>9</text:p>
          </table:table-cell>
          <table:table-cell table:formula="of:=AVERAGE([.B77:.B106])" office:value-type="float" office:value="1.4" calcext:value-type="float">
            <text:p>1.4</text:p>
          </table:table-cell>
          <table:table-cell table:formula="of:=LN([.C77])" office:value-type="float" office:value="0.336472236621213" calcext:value-type="float">
            <text:p>0.3364722366</text:p>
          </table:table-cell>
          <table:table-cell table:formula="of:=4*[.A77]"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AVERAGE([.B78:.B107])" office:value-type="float" office:value="1.1" calcext:value-type="float">
            <text:p>1.1</text:p>
          </table:table-cell>
          <table:table-cell table:formula="of:=LN([.C78])" office:value-type="float" office:value="0.0953101798043249" calcext:value-type="float">
            <text:p>0.0953101798</text:p>
          </table:table-cell>
          <table:table-cell table:formula="of:=4*[.A78]"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AVERAGE([.B79:.B108])" office:value-type="float" office:value="1.1" calcext:value-type="float">
            <text:p>1.1</text:p>
          </table:table-cell>
          <table:table-cell table:formula="of:=LN([.C79])" office:value-type="float" office:value="0.0953101798043249" calcext:value-type="float">
            <text:p>0.0953101798</text:p>
          </table:table-cell>
          <table:table-cell table:formula="of:=4*[.A79]"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table:formula="of:=AVERAGE([.B80:.B109])" office:value-type="float" office:value="1.23333333333333" calcext:value-type="float">
            <text:p>1.2333333333</text:p>
          </table:table-cell>
          <table:table-cell table:formula="of:=LN([.C80])" office:value-type="float" office:value="0.209720530982069" calcext:value-type="float">
            <text:p>0.209720531</text:p>
          </table:table-cell>
          <table:table-cell table:formula="of:=4*[.A80]" office:value-type="float" office:value="1264" calcext:value-type="float">
            <text:p>126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table:formula="of:=AVERAGE([.B81:.B110])" office:value-type="float" office:value="1.23333333333333" calcext:value-type="float">
            <text:p>1.2333333333</text:p>
          </table:table-cell>
          <table:table-cell table:formula="of:=LN([.C81])" office:value-type="float" office:value="0.209720530982069" calcext:value-type="float">
            <text:p>0.209720531</text:p>
          </table:table-cell>
          <table:table-cell table:formula="of:=4*[.A81]"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table:formula="of:=AVERAGE([.B82:.B111])" office:value-type="float" office:value="1.06666666666667" calcext:value-type="float">
            <text:p>1.0666666667</text:p>
          </table:table-cell>
          <table:table-cell table:formula="of:=LN([.C82])" office:value-type="float" office:value="0.0645385211375712" calcext:value-type="float">
            <text:p>0.0645385211</text:p>
          </table:table-cell>
          <table:table-cell table:formula="of:=4*[.A82]" office:value-type="float" office:value="1296" calcext:value-type="float">
            <text:p>129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AVERAGE([.B83:.B112])" office:value-type="float" office:value="1.06666666666667" calcext:value-type="float">
            <text:p>1.0666666667</text:p>
          </table:table-cell>
          <table:table-cell table:formula="of:=LN([.C83])" office:value-type="float" office:value="0.0645385211375712" calcext:value-type="float">
            <text:p>0.0645385211</text:p>
          </table:table-cell>
          <table:table-cell table:formula="of:=4*[.A83]" office:value-type="float" office:value="1312" calcext:value-type="float">
            <text:p>131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formula="of:=AVERAGE([.B84:.B113])" office:value-type="float" office:value="1.16666666666667" calcext:value-type="float">
            <text:p>1.1666666667</text:p>
          </table:table-cell>
          <table:table-cell table:formula="of:=LN([.C84])" office:value-type="float" office:value="0.154150679827258" calcext:value-type="float">
            <text:p>0.1541506798</text:p>
          </table:table-cell>
          <table:table-cell table:formula="of:=4*[.A84]" office:value-type="float" office:value="1328" calcext:value-type="float">
            <text:p>132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" calcext:value-type="float">
            <text:p>5</text:p>
          </table:table-cell>
          <table:table-cell table:formula="of:=AVERAGE([.B85:.B114])" office:value-type="float" office:value="1.16666666666667" calcext:value-type="float">
            <text:p>1.1666666667</text:p>
          </table:table-cell>
          <table:table-cell table:formula="of:=LN([.C85])" office:value-type="float" office:value="0.154150679827258" calcext:value-type="float">
            <text:p>0.1541506798</text:p>
          </table:table-cell>
          <table:table-cell table:formula="of:=4*[.A85]"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AVERAGE([.B86:.B115])" office:value-type="float" office:value="1" calcext:value-type="float">
            <text:p>1</text:p>
          </table:table-cell>
          <table:table-cell table:formula="of:=LN([.C86])" office:value-type="float" office:value="0" calcext:value-type="float">
            <text:p>0</text:p>
          </table:table-cell>
          <table:table-cell table:formula="of:=4*[.A86]"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AVERAGE([.B87:.B116])" office:value-type="float" office:value="1" calcext:value-type="float">
            <text:p>1</text:p>
          </table:table-cell>
          <table:table-cell table:formula="of:=LN([.C87])" office:value-type="float" office:value="0" calcext:value-type="float">
            <text:p>0</text:p>
          </table:table-cell>
          <table:table-cell table:formula="of:=4*[.A87]"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AVERAGE([.B88:.B117])" office:value-type="float" office:value="1.1" calcext:value-type="float">
            <text:p>1.1</text:p>
          </table:table-cell>
          <table:table-cell table:formula="of:=LN([.C88])" office:value-type="float" office:value="0.0953101798043249" calcext:value-type="float">
            <text:p>0.0953101798</text:p>
          </table:table-cell>
          <table:table-cell table:formula="of:=4*[.A88]" office:value-type="float" office:value="1392" calcext:value-type="float">
            <text:p>139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table:formula="of:=AVERAGE([.B89:.B118])" office:value-type="float" office:value="1.1" calcext:value-type="float">
            <text:p>1.1</text:p>
          </table:table-cell>
          <table:table-cell table:formula="of:=LN([.C89])" office:value-type="float" office:value="0.0953101798043249" calcext:value-type="float">
            <text:p>0.0953101798</text:p>
          </table:table-cell>
          <table:table-cell table:formula="of:=4*[.A89]" office:value-type="float" office:value="1408" calcext:value-type="float">
            <text:p>140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formula="of:=AVERAGE([.B90:.B119])" office:value-type="float" office:value="0.933333333333333" calcext:value-type="float">
            <text:p>0.9333333333</text:p>
          </table:table-cell>
          <table:table-cell table:formula="of:=LN([.C90])" office:value-type="float" office:value="-0.0689928714869514" calcext:value-type="float">
            <text:p>-0.0689928715</text:p>
          </table:table-cell>
          <table:table-cell table:formula="of:=4*[.A90]" office:value-type="float" office:value="1424" calcext:value-type="float">
            <text:p>142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formula="of:=AVERAGE([.B91:.B120])" office:value-type="float" office:value="0.933333333333333" calcext:value-type="float">
            <text:p>0.9333333333</text:p>
          </table:table-cell>
          <table:table-cell table:formula="of:=LN([.C91])" office:value-type="float" office:value="-0.0689928714869514" calcext:value-type="float">
            <text:p>-0.0689928715</text:p>
          </table:table-cell>
          <table:table-cell table:formula="of:=4*[.A91]"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AVERAGE([.B92:.B121])" office:value-type="float" office:value="1.1" calcext:value-type="float">
            <text:p>1.1</text:p>
          </table:table-cell>
          <table:table-cell table:formula="of:=LN([.C92])" office:value-type="float" office:value="0.0953101798043249" calcext:value-type="float">
            <text:p>0.0953101798</text:p>
          </table:table-cell>
          <table:table-cell table:formula="of:=4*[.A92]" office:value-type="float" office:value="1456" calcext:value-type="float">
            <text:p>145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" calcext:value-type="float">
            <text:p>6</text:p>
          </table:table-cell>
          <table:table-cell table:formula="of:=AVERAGE([.B93:.B122])" office:value-type="float" office:value="1.1" calcext:value-type="float">
            <text:p>1.1</text:p>
          </table:table-cell>
          <table:table-cell table:formula="of:=LN([.C93])" office:value-type="float" office:value="0.0953101798043249" calcext:value-type="float">
            <text:p>0.0953101798</text:p>
          </table:table-cell>
          <table:table-cell table:formula="of:=4*[.A93]" office:value-type="float" office:value="1472" calcext:value-type="float">
            <text:p>147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table:formula="of:=AVERAGE([.B94:.B123])" office:value-type="float" office:value="0.9" calcext:value-type="float">
            <text:p>0.9</text:p>
          </table:table-cell>
          <table:table-cell table:formula="of:=LN([.C94])" office:value-type="float" office:value="-0.105360515657826" calcext:value-type="float">
            <text:p>-0.1053605157</text:p>
          </table:table-cell>
          <table:table-cell table:formula="of:=4*[.A94]" office:value-type="float" office:value="1488" calcext:value-type="float">
            <text:p>148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formula="of:=AVERAGE([.B95:.B124])" office:value-type="float" office:value="0.9" calcext:value-type="float">
            <text:p>0.9</text:p>
          </table:table-cell>
          <table:table-cell table:formula="of:=LN([.C95])" office:value-type="float" office:value="-0.105360515657826" calcext:value-type="float">
            <text:p>-0.1053605157</text:p>
          </table:table-cell>
          <table:table-cell table:formula="of:=4*[.A95]"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table:formula="of:=AVERAGE([.B96:.B125])" office:value-type="float" office:value="0.966666666666667" calcext:value-type="float">
            <text:p>0.9666666667</text:p>
          </table:table-cell>
          <table:table-cell table:formula="of:=LN([.C96])" office:value-type="float" office:value="-0.0339015516756813" calcext:value-type="float">
            <text:p>-0.0339015517</text:p>
          </table:table-cell>
          <table:table-cell table:formula="of:=4*[.A96]"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" calcext:value-type="float">
            <text:p>2</text:p>
          </table:table-cell>
          <table:table-cell table:formula="of:=AVERAGE([.B97:.B126])" office:value-type="float" office:value="0.966666666666667" calcext:value-type="float">
            <text:p>0.9666666667</text:p>
          </table:table-cell>
          <table:table-cell table:formula="of:=LN([.C97])" office:value-type="float" office:value="-0.0339015516756813" calcext:value-type="float">
            <text:p>-0.0339015517</text:p>
          </table:table-cell>
          <table:table-cell table:formula="of:=4*[.A97]"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table:formula="of:=AVERAGE([.B98:.B127])" office:value-type="float" office:value="0.9" calcext:value-type="float">
            <text:p>0.9</text:p>
          </table:table-cell>
          <table:table-cell table:formula="of:=LN([.C98])" office:value-type="float" office:value="-0.105360515657826" calcext:value-type="float">
            <text:p>-0.1053605157</text:p>
          </table:table-cell>
          <table:table-cell table:formula="of:=4*[.A98]"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AVERAGE([.B99:.B128])" office:value-type="float" office:value="0.9" calcext:value-type="float">
            <text:p>0.9</text:p>
          </table:table-cell>
          <table:table-cell table:formula="of:=LN([.C99])" office:value-type="float" office:value="-0.105360515657826" calcext:value-type="float">
            <text:p>-0.1053605157</text:p>
          </table:table-cell>
          <table:table-cell table:formula="of:=4*[.A99]"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AVERAGE([.B100:.B129])" office:value-type="float" office:value="0.966666666666667" calcext:value-type="float">
            <text:p>0.9666666667</text:p>
          </table:table-cell>
          <table:table-cell table:formula="of:=LN([.C100])" office:value-type="float" office:value="-0.0339015516756813" calcext:value-type="float">
            <text:p>-0.0339015517</text:p>
          </table:table-cell>
          <table:table-cell table:formula="of:=4*[.A100]"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formula="of:=AVERAGE([.B101:.B130])" office:value-type="float" office:value="0.966666666666667" calcext:value-type="float">
            <text:p>0.9666666667</text:p>
          </table:table-cell>
          <table:table-cell table:formula="of:=LN([.C101])" office:value-type="float" office:value="-0.0339015516756813" calcext:value-type="float">
            <text:p>-0.0339015517</text:p>
          </table:table-cell>
          <table:table-cell table:formula="of:=4*[.A101]"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table:formula="of:=AVERAGE([.B102:.B131])" office:value-type="float" office:value="0.833333333333333" calcext:value-type="float">
            <text:p>0.8333333333</text:p>
          </table:table-cell>
          <table:table-cell table:formula="of:=LN([.C102])" office:value-type="float" office:value="-0.182321556793955" calcext:value-type="float">
            <text:p>-0.1823215568</text:p>
          </table:table-cell>
          <table:table-cell table:formula="of:=4*[.A102]" office:value-type="float" office:value="1616" calcext:value-type="float">
            <text:p>161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formula="of:=AVERAGE([.B103:.B132])" office:value-type="float" office:value="0.833333333333333" calcext:value-type="float">
            <text:p>0.8333333333</text:p>
          </table:table-cell>
          <table:table-cell table:formula="of:=LN([.C103])" office:value-type="float" office:value="-0.182321556793955" calcext:value-type="float">
            <text:p>-0.1823215568</text:p>
          </table:table-cell>
          <table:table-cell table:formula="of:=4*[.A103]"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formula="of:=AVERAGE([.B104:.B133])" office:value-type="float" office:value="0.966666666666667" calcext:value-type="float">
            <text:p>0.9666666667</text:p>
          </table:table-cell>
          <table:table-cell table:formula="of:=LN([.C104])" office:value-type="float" office:value="-0.0339015516756813" calcext:value-type="float">
            <text:p>-0.0339015517</text:p>
          </table:table-cell>
          <table:table-cell table:formula="of:=4*[.A104]" office:value-type="float" office:value="1648" calcext:value-type="float">
            <text:p>164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  <table:table-cell table:formula="of:=AVERAGE([.B105:.B134])" office:value-type="float" office:value="0.966666666666667" calcext:value-type="float">
            <text:p>0.9666666667</text:p>
          </table:table-cell>
          <table:table-cell table:formula="of:=LN([.C105])" office:value-type="float" office:value="-0.0339015516756813" calcext:value-type="float">
            <text:p>-0.0339015517</text:p>
          </table:table-cell>
          <table:table-cell table:formula="of:=4*[.A105]"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table:formula="of:=AVERAGE([.B106:.B135])" office:value-type="float" office:value="0.766666666666667" calcext:value-type="float">
            <text:p>0.7666666667</text:p>
          </table:table-cell>
          <table:table-cell table:formula="of:=LN([.C106])" office:value-type="float" office:value="-0.265703165733006" calcext:value-type="float">
            <text:p>-0.2657031657</text:p>
          </table:table-cell>
          <table:table-cell table:formula="of:=4*[.A106]" office:value-type="float" office:value="1680" calcext:value-type="float">
            <text:p>168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table:formula="of:=AVERAGE([.B107:.B136])" office:value-type="float" office:value="0.766666666666667" calcext:value-type="float">
            <text:p>0.7666666667</text:p>
          </table:table-cell>
          <table:table-cell table:formula="of:=LN([.C107])" office:value-type="float" office:value="-0.265703165733006" calcext:value-type="float">
            <text:p>-0.2657031657</text:p>
          </table:table-cell>
          <table:table-cell table:formula="of:=4*[.A107]" office:value-type="float" office:value="1696" calcext:value-type="float">
            <text:p>169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table:formula="of:=AVERAGE([.B108:.B137])" office:value-type="float" office:value="0.833333333333333" calcext:value-type="float">
            <text:p>0.8333333333</text:p>
          </table:table-cell>
          <table:table-cell table:formula="of:=LN([.C108])" office:value-type="float" office:value="-0.182321556793955" calcext:value-type="float">
            <text:p>-0.1823215568</text:p>
          </table:table-cell>
          <table:table-cell table:formula="of:=4*[.A108]" office:value-type="float" office:value="1712" calcext:value-type="float">
            <text:p>171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  <table:table-cell table:formula="of:=AVERAGE([.B109:.B138])" office:value-type="float" office:value="0.833333333333333" calcext:value-type="float">
            <text:p>0.8333333333</text:p>
          </table:table-cell>
          <table:table-cell table:formula="of:=LN([.C109])" office:value-type="float" office:value="-0.182321556793955" calcext:value-type="float">
            <text:p>-0.1823215568</text:p>
          </table:table-cell>
          <table:table-cell table:formula="of:=4*[.A109]" office:value-type="float" office:value="1728" calcext:value-type="float">
            <text:p>172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formula="of:=AVERAGE([.B110:.B139])" office:value-type="float" office:value="0.7" calcext:value-type="float">
            <text:p>0.7</text:p>
          </table:table-cell>
          <table:table-cell table:formula="of:=LN([.C110])" office:value-type="float" office:value="-0.356674943938732" calcext:value-type="float">
            <text:p>-0.3566749439</text:p>
          </table:table-cell>
          <table:table-cell table:formula="of:=4*[.A110]" office:value-type="float" office:value="1744" calcext:value-type="float">
            <text:p>174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AVERAGE([.B111:.B140])" office:value-type="float" office:value="0.7" calcext:value-type="float">
            <text:p>0.7</text:p>
          </table:table-cell>
          <table:table-cell table:formula="of:=LN([.C111])" office:value-type="float" office:value="-0.356674943938732" calcext:value-type="float">
            <text:p>-0.3566749439</text:p>
          </table:table-cell>
          <table:table-cell table:formula="of:=4*[.A111]"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formula="of:=AVERAGE([.B112:.B141])" office:value-type="float" office:value="0.766666666666667" calcext:value-type="float">
            <text:p>0.7666666667</text:p>
          </table:table-cell>
          <table:table-cell table:formula="of:=LN([.C112])" office:value-type="float" office:value="-0.265703165733006" calcext:value-type="float">
            <text:p>-0.2657031657</text:p>
          </table:table-cell>
          <table:table-cell table:formula="of:=4*[.A112]" office:value-type="float" office:value="1776" calcext:value-type="float">
            <text:p>177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" calcext:value-type="float">
            <text:p>3</text:p>
          </table:table-cell>
          <table:table-cell table:formula="of:=AVERAGE([.B113:.B142])" office:value-type="float" office:value="0.766666666666667" calcext:value-type="float">
            <text:p>0.7666666667</text:p>
          </table:table-cell>
          <table:table-cell table:formula="of:=LN([.C113])" office:value-type="float" office:value="-0.265703165733006" calcext:value-type="float">
            <text:p>-0.2657031657</text:p>
          </table:table-cell>
          <table:table-cell table:formula="of:=4*[.A113]"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AVERAGE([.B114:.B143])" office:value-type="float" office:value="0.666666666666667" calcext:value-type="float">
            <text:p>0.6666666667</text:p>
          </table:table-cell>
          <table:table-cell table:formula="of:=LN([.C114])" office:value-type="float" office:value="-0.405465108108164" calcext:value-type="float">
            <text:p>-0.4054651081</text:p>
          </table:table-cell>
          <table:table-cell table:formula="of:=4*[.A114]"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table:formula="of:=AVERAGE([.B115:.B144])" office:value-type="float" office:value="0.666666666666667" calcext:value-type="float">
            <text:p>0.6666666667</text:p>
          </table:table-cell>
          <table:table-cell table:formula="of:=LN([.C115])" office:value-type="float" office:value="-0.405465108108164" calcext:value-type="float">
            <text:p>-0.4054651081</text:p>
          </table:table-cell>
          <table:table-cell table:formula="of:=4*[.A115]" office:value-type="float" office:value="1824" calcext:value-type="float">
            <text:p>182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formula="of:=AVERAGE([.B116:.B145])" office:value-type="float" office:value="0.733333333333333" calcext:value-type="float">
            <text:p>0.7333333333</text:p>
          </table:table-cell>
          <table:table-cell table:formula="of:=LN([.C116])" office:value-type="float" office:value="-0.31015492830384" calcext:value-type="float">
            <text:p>-0.3101549283</text:p>
          </table:table-cell>
          <table:table-cell table:formula="of:=4*[.A116]" office:value-type="float" office:value="1840" calcext:value-type="float">
            <text:p>184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" calcext:value-type="float">
            <text:p>3</text:p>
          </table:table-cell>
          <table:table-cell table:formula="of:=AVERAGE([.B117:.B146])" office:value-type="float" office:value="0.733333333333333" calcext:value-type="float">
            <text:p>0.7333333333</text:p>
          </table:table-cell>
          <table:table-cell table:formula="of:=LN([.C117])" office:value-type="float" office:value="-0.31015492830384" calcext:value-type="float">
            <text:p>-0.3101549283</text:p>
          </table:table-cell>
          <table:table-cell table:formula="of:=4*[.A117]"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AVERAGE([.B118:.B147])" office:value-type="float" office:value="0.633333333333333" calcext:value-type="float">
            <text:p>0.6333333333</text:p>
          </table:table-cell>
          <table:table-cell table:formula="of:=LN([.C118])" office:value-type="float" office:value="-0.456758402495715" calcext:value-type="float">
            <text:p>-0.4567584025</text:p>
          </table:table-cell>
          <table:table-cell table:formula="of:=4*[.A118]" office:value-type="float" office:value="1872" calcext:value-type="float">
            <text:p>187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AVERAGE([.B119:.B148])" office:value-type="float" office:value="0.633333333333333" calcext:value-type="float">
            <text:p>0.6333333333</text:p>
          </table:table-cell>
          <table:table-cell table:formula="of:=LN([.C119])" office:value-type="float" office:value="-0.456758402495715" calcext:value-type="float">
            <text:p>-0.4567584025</text:p>
          </table:table-cell>
          <table:table-cell table:formula="of:=4*[.A119]"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formula="of:=AVERAGE([.B120:.B149])" office:value-type="float" office:value="0.7" calcext:value-type="float">
            <text:p>0.7</text:p>
          </table:table-cell>
          <table:table-cell table:formula="of:=LN([.C120])" office:value-type="float" office:value="-0.356674943938732" calcext:value-type="float">
            <text:p>-0.3566749439</text:p>
          </table:table-cell>
          <table:table-cell table:formula="of:=4*[.A120]" office:value-type="float" office:value="1904" calcext:value-type="float">
            <text:p>190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  <table:table-cell table:formula="of:=AVERAGE([.B121:.B150])" office:value-type="float" office:value="0.7" calcext:value-type="float">
            <text:p>0.7</text:p>
          </table:table-cell>
          <table:table-cell table:formula="of:=LN([.C121])" office:value-type="float" office:value="-0.356674943938732" calcext:value-type="float">
            <text:p>-0.3566749439</text:p>
          </table:table-cell>
          <table:table-cell table:formula="of:=4*[.A121]"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table:formula="of:=AVERAGE([.B122:.B151])" office:value-type="float" office:value="0.533333333333333" calcext:value-type="float">
            <text:p>0.5333333333</text:p>
          </table:table-cell>
          <table:table-cell table:formula="of:=LN([.C122])" office:value-type="float" office:value="-0.628608659422374" calcext:value-type="float">
            <text:p>-0.6286086594</text:p>
          </table:table-cell>
          <table:table-cell table:formula="of:=4*[.A122]" office:value-type="float" office:value="1936" calcext:value-type="float">
            <text:p>193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formula="of:=AVERAGE([.B123:.B152])" office:value-type="float" office:value="0.533333333333333" calcext:value-type="float">
            <text:p>0.5333333333</text:p>
          </table:table-cell>
          <table:table-cell table:formula="of:=LN([.C123])" office:value-type="float" office:value="-0.628608659422374" calcext:value-type="float">
            <text:p>-0.6286086594</text:p>
          </table:table-cell>
          <table:table-cell table:formula="of:=4*[.A123]" office:value-type="float" office:value="1952" calcext:value-type="float">
            <text:p>195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table:formula="of:=AVERAGE([.B124:.B153])" office:value-type="float" office:value="0.6" calcext:value-type="float">
            <text:p>0.6</text:p>
          </table:table-cell>
          <table:table-cell table:formula="of:=LN([.C124])" office:value-type="float" office:value="-0.510825623765991" calcext:value-type="float">
            <text:p>-0.5108256238</text:p>
          </table:table-cell>
          <table:table-cell table:formula="of:=4*[.A124]" office:value-type="float" office:value="1968" calcext:value-type="float">
            <text:p>196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" calcext:value-type="float">
            <text:p>2</text:p>
          </table:table-cell>
          <table:table-cell table:formula="of:=AVERAGE([.B125:.B154])" office:value-type="float" office:value="0.6" calcext:value-type="float">
            <text:p>0.6</text:p>
          </table:table-cell>
          <table:table-cell table:formula="of:=LN([.C125])" office:value-type="float" office:value="-0.510825623765991" calcext:value-type="float">
            <text:p>-0.5108256238</text:p>
          </table:table-cell>
          <table:table-cell table:formula="of:=4*[.A125]"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AVERAGE([.B126:.B155])" office:value-type="float" office:value="0.533333333333333" calcext:value-type="float">
            <text:p>0.5333333333</text:p>
          </table:table-cell>
          <table:table-cell table:formula="of:=LN([.C126])" office:value-type="float" office:value="-0.628608659422374" calcext:value-type="float">
            <text:p>-0.6286086594</text:p>
          </table:table-cell>
          <table:table-cell table:formula="of:=4*[.A126]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table:formula="of:=AVERAGE([.B127:.B156])" office:value-type="float" office:value="0.533333333333333" calcext:value-type="float">
            <text:p>0.5333333333</text:p>
          </table:table-cell>
          <table:table-cell table:formula="of:=LN([.C127])" office:value-type="float" office:value="-0.628608659422374" calcext:value-type="float">
            <text:p>-0.6286086594</text:p>
          </table:table-cell>
          <table:table-cell table:formula="of:=4*[.A127]"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table:formula="of:=AVERAGE([.B128:.B157])" office:value-type="float" office:value="0.7" calcext:value-type="float">
            <text:p>0.7</text:p>
          </table:table-cell>
          <table:table-cell table:formula="of:=LN([.C128])" office:value-type="float" office:value="-0.356674943938732" calcext:value-type="float">
            <text:p>-0.3566749439</text:p>
          </table:table-cell>
          <table:table-cell table:formula="of:=4*[.A128]"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formula="of:=AVERAGE([.B129:.B158])" office:value-type="float" office:value="0.7" calcext:value-type="float">
            <text:p>0.7</text:p>
          </table:table-cell>
          <table:table-cell table:formula="of:=LN([.C129])" office:value-type="float" office:value="-0.356674943938732" calcext:value-type="float">
            <text:p>-0.3566749439</text:p>
          </table:table-cell>
          <table:table-cell table:formula="of:=4*[.A129]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table:formula="of:=AVERAGE([.B130:.B159])" office:value-type="float" office:value="0.633333333333333" calcext:value-type="float">
            <text:p>0.6333333333</text:p>
          </table:table-cell>
          <table:table-cell table:formula="of:=LN([.C130])" office:value-type="float" office:value="-0.456758402495715" calcext:value-type="float">
            <text:p>-0.4567584025</text:p>
          </table:table-cell>
          <table:table-cell table:formula="of:=4*[.A130]"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AVERAGE([.B131:.B160])" office:value-type="float" office:value="0.633333333333333" calcext:value-type="float">
            <text:p>0.6333333333</text:p>
          </table:table-cell>
          <table:table-cell table:formula="of:=LN([.C131])" office:value-type="float" office:value="-0.456758402495715" calcext:value-type="float">
            <text:p>-0.4567584025</text:p>
          </table:table-cell>
          <table:table-cell table:formula="of:=4*[.A131]"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AVERAGE([.B132:.B161])" office:value-type="float" office:value="0.666666666666667" calcext:value-type="float">
            <text:p>0.6666666667</text:p>
          </table:table-cell>
          <table:table-cell table:formula="of:=LN([.C132])" office:value-type="float" office:value="-0.405465108108164" calcext:value-type="float">
            <text:p>-0.4054651081</text:p>
          </table:table-cell>
          <table:table-cell table:formula="of:=4*[.A132]" office:value-type="float" office:value="2096" calcext:value-type="float">
            <text:p>209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" calcext:value-type="float">
            <text:p>4</text:p>
          </table:table-cell>
          <table:table-cell table:formula="of:=AVERAGE([.B133:.B162])" office:value-type="float" office:value="0.666666666666667" calcext:value-type="float">
            <text:p>0.6666666667</text:p>
          </table:table-cell>
          <table:table-cell table:formula="of:=LN([.C133])" office:value-type="float" office:value="-0.405465108108164" calcext:value-type="float">
            <text:p>-0.4054651081</text:p>
          </table:table-cell>
          <table:table-cell table:formula="of:=4*[.A133]" office:value-type="float" office:value="2112" calcext:value-type="float">
            <text:p>211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AVERAGE([.B134:.B163])" office:value-type="float" office:value="0.533333333333333" calcext:value-type="float">
            <text:p>0.5333333333</text:p>
          </table:table-cell>
          <table:table-cell table:formula="of:=LN([.C134])" office:value-type="float" office:value="-0.628608659422374" calcext:value-type="float">
            <text:p>-0.6286086594</text:p>
          </table:table-cell>
          <table:table-cell table:formula="of:=4*[.A134]" office:value-type="float" office:value="2128" calcext:value-type="float">
            <text:p>212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AVERAGE([.B135:.B164])" office:value-type="float" office:value="0.533333333333333" calcext:value-type="float">
            <text:p>0.5333333333</text:p>
          </table:table-cell>
          <table:table-cell table:formula="of:=LN([.C135])" office:value-type="float" office:value="-0.628608659422374" calcext:value-type="float">
            <text:p>-0.6286086594</text:p>
          </table:table-cell>
          <table:table-cell table:formula="of:=4*[.A135]" office:value-type="float" office:value="2144" calcext:value-type="float">
            <text:p>214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formula="of:=AVERAGE([.B136:.B165])" office:value-type="float" office:value="0.6" calcext:value-type="float">
            <text:p>0.6</text:p>
          </table:table-cell>
          <table:table-cell table:formula="of:=LN([.C136])" office:value-type="float" office:value="-0.510825623765991" calcext:value-type="float">
            <text:p>-0.5108256238</text:p>
          </table:table-cell>
          <table:table-cell table:formula="of:=4*[.A136]" office:value-type="float" office:value="2160" calcext:value-type="float">
            <text:p>216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" calcext:value-type="float">
            <text:p>2</text:p>
          </table:table-cell>
          <table:table-cell table:formula="of:=AVERAGE([.B137:.B166])" office:value-type="float" office:value="0.6" calcext:value-type="float">
            <text:p>0.6</text:p>
          </table:table-cell>
          <table:table-cell table:formula="of:=LN([.C137])" office:value-type="float" office:value="-0.510825623765991" calcext:value-type="float">
            <text:p>-0.5108256238</text:p>
          </table:table-cell>
          <table:table-cell table:formula="of:=4*[.A137]"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AVERAGE([.B138:.B167])" office:value-type="float" office:value="0.533333333333333" calcext:value-type="float">
            <text:p>0.5333333333</text:p>
          </table:table-cell>
          <table:table-cell table:formula="of:=LN([.C138])" office:value-type="float" office:value="-0.628608659422374" calcext:value-type="float">
            <text:p>-0.6286086594</text:p>
          </table:table-cell>
          <table:table-cell table:formula="of:=4*[.A138]" office:value-type="float" office:value="2192" calcext:value-type="float">
            <text:p>219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table:formula="of:=AVERAGE([.B139:.B168])" office:value-type="float" office:value="0.533333333333333" calcext:value-type="float">
            <text:p>0.5333333333</text:p>
          </table:table-cell>
          <table:table-cell table:formula="of:=LN([.C139])" office:value-type="float" office:value="-0.628608659422374" calcext:value-type="float">
            <text:p>-0.6286086594</text:p>
          </table:table-cell>
          <table:table-cell table:formula="of:=4*[.A139]" office:value-type="float" office:value="2208" calcext:value-type="float">
            <text:p>220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table:formula="of:=AVERAGE([.B140:.B169])" office:value-type="float" office:value="0.533333333333333" calcext:value-type="float">
            <text:p>0.5333333333</text:p>
          </table:table-cell>
          <table:table-cell table:formula="of:=LN([.C140])" office:value-type="float" office:value="-0.628608659422374" calcext:value-type="float">
            <text:p>-0.6286086594</text:p>
          </table:table-cell>
          <table:table-cell table:formula="of:=4*[.A140]"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" calcext:value-type="float">
            <text:p>2</text:p>
          </table:table-cell>
          <table:table-cell table:formula="of:=AVERAGE([.B141:.B170])" office:value-type="float" office:value="0.533333333333333" calcext:value-type="float">
            <text:p>0.5333333333</text:p>
          </table:table-cell>
          <table:table-cell table:formula="of:=LN([.C141])" office:value-type="float" office:value="-0.628608659422374" calcext:value-type="float">
            <text:p>-0.6286086594</text:p>
          </table:table-cell>
          <table:table-cell table:formula="of:=4*[.A141]" office:value-type="float" office:value="2240" calcext:value-type="float">
            <text:p>224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table:formula="of:=AVERAGE([.B142:.B171])" office:value-type="float" office:value="0.466666666666667" calcext:value-type="float">
            <text:p>0.4666666667</text:p>
          </table:table-cell>
          <table:table-cell table:formula="of:=LN([.C142])" office:value-type="float" office:value="-0.762140052046897" calcext:value-type="float">
            <text:p>-0.762140052</text:p>
          </table:table-cell>
          <table:table-cell table:formula="of:=4*[.A142]" office:value-type="float" office:value="2256" calcext:value-type="float">
            <text:p>225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table:formula="of:=AVERAGE([.B143:.B172])" office:value-type="float" office:value="0.466666666666667" calcext:value-type="float">
            <text:p>0.4666666667</text:p>
          </table:table-cell>
          <table:table-cell table:formula="of:=LN([.C143])" office:value-type="float" office:value="-0.762140052046897" calcext:value-type="float">
            <text:p>-0.762140052</text:p>
          </table:table-cell>
          <table:table-cell table:formula="of:=4*[.A143]" office:value-type="float" office:value="2272" calcext:value-type="float">
            <text:p>227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table:formula="of:=AVERAGE([.B144:.B173])" office:value-type="float" office:value="0.466666666666667" calcext:value-type="float">
            <text:p>0.4666666667</text:p>
          </table:table-cell>
          <table:table-cell table:formula="of:=LN([.C144])" office:value-type="float" office:value="-0.762140052046897" calcext:value-type="float">
            <text:p>-0.762140052</text:p>
          </table:table-cell>
          <table:table-cell table:formula="of:=4*[.A144]" office:value-type="float" office:value="2288" calcext:value-type="float">
            <text:p>228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" calcext:value-type="float">
            <text:p>2</text:p>
          </table:table-cell>
          <table:table-cell table:formula="of:=AVERAGE([.B145:.B174])" office:value-type="float" office:value="0.466666666666667" calcext:value-type="float">
            <text:p>0.4666666667</text:p>
          </table:table-cell>
          <table:table-cell table:formula="of:=LN([.C145])" office:value-type="float" office:value="-0.762140052046897" calcext:value-type="float">
            <text:p>-0.762140052</text:p>
          </table:table-cell>
          <table:table-cell table:formula="of:=4*[.A145]" office:value-type="float" office:value="2304" calcext:value-type="float">
            <text:p>230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AVERAGE([.B146:.B175])" office:value-type="float" office:value="0.4" calcext:value-type="float">
            <text:p>0.4</text:p>
          </table:table-cell>
          <table:table-cell table:formula="of:=LN([.C146])" office:value-type="float" office:value="-0.916290731874155" calcext:value-type="float">
            <text:p>-0.9162907319</text:p>
          </table:table-cell>
          <table:table-cell table:formula="of:=4*[.A146]" office:value-type="float" office:value="2320" calcext:value-type="float">
            <text:p>232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table:formula="of:=AVERAGE([.B147:.B176])" office:value-type="float" office:value="0.4" calcext:value-type="float">
            <text:p>0.4</text:p>
          </table:table-cell>
          <table:table-cell table:formula="of:=LN([.C147])" office:value-type="float" office:value="-0.916290731874155" calcext:value-type="float">
            <text:p>-0.9162907319</text:p>
          </table:table-cell>
          <table:table-cell table:formula="of:=4*[.A147]" office:value-type="float" office:value="2336" calcext:value-type="float">
            <text:p>2336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table:formula="of:=AVERAGE([.B148:.B177])" office:value-type="float" office:value="0.4" calcext:value-type="float">
            <text:p>0.4</text:p>
          </table:table-cell>
          <table:table-cell table:formula="of:=LN([.C148])" office:value-type="float" office:value="-0.916290731874155" calcext:value-type="float">
            <text:p>-0.9162907319</text:p>
          </table:table-cell>
          <table:table-cell table:formula="of:=4*[.A148]" office:value-type="float" office:value="2352" calcext:value-type="float">
            <text:p>235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" calcext:value-type="float">
            <text:p>2</text:p>
          </table:table-cell>
          <table:table-cell table:formula="of:=AVERAGE([.B149:.B178])" office:value-type="float" office:value="0.4" calcext:value-type="float">
            <text:p>0.4</text:p>
          </table:table-cell>
          <table:table-cell table:formula="of:=LN([.C149])" office:value-type="float" office:value="-0.916290731874155" calcext:value-type="float">
            <text:p>-0.9162907319</text:p>
          </table:table-cell>
          <table:table-cell table:formula="of:=4*[.A149]" office:value-type="float" office:value="2368" calcext:value-type="float">
            <text:p>236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AVERAGE([.B150:.B179])" office:value-type="float" office:value="0.333333333333333" calcext:value-type="float">
            <text:p>0.3333333333</text:p>
          </table:table-cell>
          <table:table-cell table:formula="of:=LN([.C150])" office:value-type="float" office:value="-1.09861228866811" calcext:value-type="float">
            <text:p>-1.0986122887</text:p>
          </table:table-cell>
          <table:table-cell table:formula="of:=4*[.A150]" office:value-type="float" office:value="2384" calcext:value-type="float">
            <text:p>238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formula="of:=AVERAGE([.B151:.B180])" office:value-type="float" office:value="0.333333333333333" calcext:value-type="float">
            <text:p>0.3333333333</text:p>
          </table:table-cell>
          <table:table-cell table:formula="of:=LN([.C151])" office:value-type="float" office:value="-1.09861228866811" calcext:value-type="float">
            <text:p>-1.0986122887</text:p>
          </table:table-cell>
          <table:table-cell table:formula="of:=4*[.A151]"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table:formula="of:=AVERAGE([.B152:.B181])" office:value-type="float" office:value="0.366666666666667" calcext:value-type="float">
            <text:p>0.3666666667</text:p>
          </table:table-cell>
          <table:table-cell table:formula="of:=LN([.C152])" office:value-type="float" office:value="-1.00330210886378" calcext:value-type="float">
            <text:p>-1.0033021089</text:p>
          </table:table-cell>
          <table:table-cell table:formula="of:=4*[.A152]" office:value-type="float" office:value="2416" calcext:value-type="float">
            <text:p>241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" calcext:value-type="float">
            <text:p>2</text:p>
          </table:table-cell>
          <table:table-cell table:formula="of:=AVERAGE([.B153:.B182])" office:value-type="float" office:value="0.366666666666667" calcext:value-type="float">
            <text:p>0.3666666667</text:p>
          </table:table-cell>
          <table:table-cell table:formula="of:=LN([.C153])" office:value-type="float" office:value="-1.00330210886378" calcext:value-type="float">
            <text:p>-1.0033021089</text:p>
          </table:table-cell>
          <table:table-cell table:formula="of:=4*[.A153]"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table:formula="of:=AVERAGE([.B154:.B183])" office:value-type="float" office:value="0.3" calcext:value-type="float">
            <text:p>0.3</text:p>
          </table:table-cell>
          <table:table-cell table:formula="of:=LN([.C154])" office:value-type="float" office:value="-1.20397280432594" calcext:value-type="float">
            <text:p>-1.2039728043</text:p>
          </table:table-cell>
          <table:table-cell table:formula="of:=4*[.A154]"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AVERAGE([.B155:.B184])" office:value-type="float" office:value="0.3" calcext:value-type="float">
            <text:p>0.3</text:p>
          </table:table-cell>
          <table:table-cell table:formula="of:=LN([.C155])" office:value-type="float" office:value="-1.20397280432594" calcext:value-type="float">
            <text:p>-1.2039728043</text:p>
          </table:table-cell>
          <table:table-cell table:formula="of:=4*[.A155]"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table:formula="of:=AVERAGE([.B156:.B185])" office:value-type="float" office:value="0.3" calcext:value-type="float">
            <text:p>0.3</text:p>
          </table:table-cell>
          <table:table-cell table:formula="of:=LN([.C156])" office:value-type="float" office:value="-1.20397280432594" calcext:value-type="float">
            <text:p>-1.2039728043</text:p>
          </table:table-cell>
          <table:table-cell table:formula="of:=4*[.A156]" office:value-type="float" office:value="2480" calcext:value-type="float">
            <text:p>248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5" calcext:value-type="float">
            <text:p>5</text:p>
          </table:table-cell>
          <table:table-cell table:formula="of:=AVERAGE([.B157:.B186])" office:value-type="float" office:value="0.3" calcext:value-type="float">
            <text:p>0.3</text:p>
          </table:table-cell>
          <table:table-cell table:formula="of:=LN([.C157])" office:value-type="float" office:value="-1.20397280432594" calcext:value-type="float">
            <text:p>-1.2039728043</text:p>
          </table:table-cell>
          <table:table-cell table:formula="of:=4*[.A157]" office:value-type="float" office:value="2496" calcext:value-type="float">
            <text:p>2496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formula="of:=AVERAGE([.B158:.B187])" office:value-type="float" office:value="0.133333333333333" calcext:value-type="float">
            <text:p>0.1333333333</text:p>
          </table:table-cell>
          <table:table-cell table:formula="of:=LN([.C158])" office:value-type="float" office:value="-2.01490302054226" calcext:value-type="float">
            <text:p>-2.0149030205</text:p>
          </table:table-cell>
          <table:table-cell table:formula="of:=4*[.A158]" office:value-type="float" office:value="2512" calcext:value-type="float">
            <text:p>2512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formula="of:=AVERAGE([.B159:.B188])" office:value-type="float" office:value="0.133333333333333" calcext:value-type="float">
            <text:p>0.1333333333</text:p>
          </table:table-cell>
          <table:table-cell table:formula="of:=LN([.C159])" office:value-type="float" office:value="-2.01490302054226" calcext:value-type="float">
            <text:p>-2.0149030205</text:p>
          </table:table-cell>
          <table:table-cell table:formula="of:=4*[.A159]" office:value-type="float" office:value="2528" calcext:value-type="float">
            <text:p>252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table:formula="of:=AVERAGE([.B160:.B189])" office:value-type="float" office:value="0.133333333333333" calcext:value-type="float">
            <text:p>0.1333333333</text:p>
          </table:table-cell>
          <table:table-cell table:formula="of:=LN([.C160])" office:value-type="float" office:value="-2.01490302054226" calcext:value-type="float">
            <text:p>-2.0149030205</text:p>
          </table:table-cell>
          <table:table-cell table:formula="of:=4*[.A160]" office:value-type="float" office:value="2544" calcext:value-type="float">
            <text:p>254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  <table:table-cell table:formula="of:=AVERAGE([.B161:.B190])" office:value-type="float" office:value="0.133333333333333" calcext:value-type="float">
            <text:p>0.1333333333</text:p>
          </table:table-cell>
          <table:table-cell table:formula="of:=LN([.C161])" office:value-type="float" office:value="-2.01490302054226" calcext:value-type="float">
            <text:p>-2.0149030205</text:p>
          </table:table-cell>
          <table:table-cell table:formula="of:=4*[.A161]"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AVERAGE([.B162:.B191])" office:value-type="float" office:value="0.1" calcext:value-type="float">
            <text:p>0.1</text:p>
          </table:table-cell>
          <table:table-cell table:formula="of:=LN([.C162])" office:value-type="float" office:value="-2.30258509299405" calcext:value-type="float">
            <text:p>-2.302585093</text:p>
          </table:table-cell>
          <table:table-cell table:formula="of:=4*[.A162]" office:value-type="float" office:value="2576" calcext:value-type="float">
            <text:p>257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table:formula="of:=AVERAGE([.B163:.B192])" office:value-type="float" office:value="0.1" calcext:value-type="float">
            <text:p>0.1</text:p>
          </table:table-cell>
          <table:table-cell table:formula="of:=LN([.C163])" office:value-type="float" office:value="-2.30258509299405" calcext:value-type="float">
            <text:p>-2.302585093</text:p>
          </table:table-cell>
          <table:table-cell table:formula="of:=4*[.A163]" office:value-type="float" office:value="2592" calcext:value-type="float">
            <text:p>259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table:formula="of:=AVERAGE([.B164:.B193])" office:value-type="float" office:value="0.133333333333333" calcext:value-type="float">
            <text:p>0.1333333333</text:p>
          </table:table-cell>
          <table:table-cell table:formula="of:=LN([.C164])" office:value-type="float" office:value="-2.01490302054226" calcext:value-type="float">
            <text:p>-2.0149030205</text:p>
          </table:table-cell>
          <table:table-cell table:formula="of:=4*[.A164]" office:value-type="float" office:value="2608" calcext:value-type="float">
            <text:p>260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" calcext:value-type="float">
            <text:p>2</text:p>
          </table:table-cell>
          <table:table-cell table:formula="of:=AVERAGE([.B165:.B194])" office:value-type="float" office:value="0.133333333333333" calcext:value-type="float">
            <text:p>0.1333333333</text:p>
          </table:table-cell>
          <table:table-cell table:formula="of:=LN([.C165])" office:value-type="float" office:value="-2.01490302054226" calcext:value-type="float">
            <text:p>-2.0149030205</text:p>
          </table:table-cell>
          <table:table-cell table:formula="of:=4*[.A165]" office:value-type="float" office:value="2624" calcext:value-type="float">
            <text:p>262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table:formula="of:=AVERAGE([.B166:.B195])" office:value-type="float" office:value="0.0666666666666667" calcext:value-type="float">
            <text:p>0.0666666667</text:p>
          </table:table-cell>
          <table:table-cell table:formula="of:=LN([.C166])" office:value-type="float" office:value="-2.70805020110221" calcext:value-type="float">
            <text:p>-2.7080502011</text:p>
          </table:table-cell>
          <table:table-cell table:formula="of:=4*[.A166]" office:value-type="float" office:value="2640" calcext:value-type="float">
            <text:p>264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table:formula="of:=AVERAGE([.B167:.B196])" office:value-type="float" office:value="0.0666666666666667" calcext:value-type="float">
            <text:p>0.0666666667</text:p>
          </table:table-cell>
          <table:table-cell table:formula="of:=LN([.C167])" office:value-type="float" office:value="-2.70805020110221" calcext:value-type="float">
            <text:p>-2.7080502011</text:p>
          </table:table-cell>
          <table:table-cell table:formula="of:=4*[.A167]" office:value-type="float" office:value="2656" calcext:value-type="float">
            <text:p>265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table:formula="of:=AVERAGE([.B168:.B197])" office:value-type="float" office:value="0.0666666666666667" calcext:value-type="float">
            <text:p>0.0666666667</text:p>
          </table:table-cell>
          <table:table-cell table:formula="of:=LN([.C168])" office:value-type="float" office:value="-2.70805020110221" calcext:value-type="float">
            <text:p>-2.7080502011</text:p>
          </table:table-cell>
          <table:table-cell table:formula="of:=4*[.A168]" office:value-type="float" office:value="2672" calcext:value-type="float">
            <text:p>267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table:formula="of:=AVERAGE([.B169:.B198])" office:value-type="float" office:value="0.0666666666666667" calcext:value-type="float">
            <text:p>0.0666666667</text:p>
          </table:table-cell>
          <table:table-cell table:formula="of:=LN([.C169])" office:value-type="float" office:value="-2.70805020110221" calcext:value-type="float">
            <text:p>-2.7080502011</text:p>
          </table:table-cell>
          <table:table-cell table:formula="of:=4*[.A169]" office:value-type="float" office:value="2688" calcext:value-type="float">
            <text:p>268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table:formula="of:=AVERAGE([.B170:.B199])" office:value-type="float" office:value="0.0666666666666667" calcext:value-type="float">
            <text:p>0.0666666667</text:p>
          </table:table-cell>
          <table:table-cell table:formula="of:=LN([.C170])" office:value-type="float" office:value="-2.70805020110221" calcext:value-type="float">
            <text:p>-2.7080502011</text:p>
          </table:table-cell>
          <table:table-cell table:formula="of:=4*[.A170]" office:value-type="float" office:value="2704" calcext:value-type="float">
            <text:p>2704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table:formula="of:=AVERAGE([.B171:.B200])" office:value-type="float" office:value="0.0666666666666667" calcext:value-type="float">
            <text:p>0.0666666667</text:p>
          </table:table-cell>
          <table:table-cell table:formula="of:=LN([.C171])" office:value-type="float" office:value="-2.70805020110221" calcext:value-type="float">
            <text:p>-2.7080502011</text:p>
          </table:table-cell>
          <table:table-cell table:formula="of:=4*[.A171]"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formula="of:=AVERAGE([.B172:.B201])" office:value-type="float" office:value="0.133333333333333" calcext:value-type="float">
            <text:p>0.1333333333</text:p>
          </table:table-cell>
          <table:table-cell table:formula="of:=LN([.C172])" office:value-type="float" office:value="-2.01490302054226" calcext:value-type="float">
            <text:p>-2.0149030205</text:p>
          </table:table-cell>
          <table:table-cell table:formula="of:=4*[.A172]" office:value-type="float" office:value="2736" calcext:value-type="float">
            <text:p>273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AVERAGE([.B173:.B202])" office:value-type="float" office:value="0.133333333333333" calcext:value-type="float">
            <text:p>0.1333333333</text:p>
          </table:table-cell>
          <table:table-cell table:formula="of:=LN([.C173])" office:value-type="float" office:value="-2.01490302054226" calcext:value-type="float">
            <text:p>-2.0149030205</text:p>
          </table:table-cell>
          <table:table-cell table:formula="of:=4*[.A173]" office:value-type="float" office:value="2752" calcext:value-type="float">
            <text:p>275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AVERAGE([.B174:.B203])" office:value-type="float" office:value="0.133333333333333" calcext:value-type="float">
            <text:p>0.1333333333</text:p>
          </table:table-cell>
          <table:table-cell table:formula="of:=LN([.C174])" office:value-type="float" office:value="-2.01490302054226" calcext:value-type="float">
            <text:p>-2.0149030205</text:p>
          </table:table-cell>
          <table:table-cell table:formula="of:=4*[.A174]" office:value-type="float" office:value="2768" calcext:value-type="float">
            <text:p>2768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table:formula="of:=AVERAGE([.B175:.B204])" office:value-type="float" office:value="0.133333333333333" calcext:value-type="float">
            <text:p>0.1333333333</text:p>
          </table:table-cell>
          <table:table-cell table:formula="of:=LN([.C175])" office:value-type="float" office:value="-2.01490302054226" calcext:value-type="float">
            <text:p>-2.0149030205</text:p>
          </table:table-cell>
          <table:table-cell table:formula="of:=4*[.A175]"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AVERAGE([.B176:.B205])" office:value-type="float" office:value="0.133333333333333" calcext:value-type="float">
            <text:p>0.1333333333</text:p>
          </table:table-cell>
          <table:table-cell table:formula="of:=LN([.C176])" office:value-type="float" office:value="-2.01490302054226" calcext:value-type="float">
            <text:p>-2.0149030205</text:p>
          </table:table-cell>
          <table:table-cell table:formula="of:=4*[.A176]"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table:formula="of:=AVERAGE([.B177:.B206])" office:value-type="float" office:value="0.133333333333333" calcext:value-type="float">
            <text:p>0.1333333333</text:p>
          </table:table-cell>
          <table:table-cell table:formula="of:=LN([.C177])" office:value-type="float" office:value="-2.01490302054226" calcext:value-type="float">
            <text:p>-2.0149030205</text:p>
          </table:table-cell>
          <table:table-cell table:formula="of:=4*[.A177]"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table:formula="of:=AVERAGE([.B178:.B207])" office:value-type="float" office:value="0.133333333333333" calcext:value-type="float">
            <text:p>0.1333333333</text:p>
          </table:table-cell>
          <table:table-cell table:formula="of:=LN([.C178])" office:value-type="float" office:value="-2.01490302054226" calcext:value-type="float">
            <text:p>-2.0149030205</text:p>
          </table:table-cell>
          <table:table-cell table:formula="of:=4*[.A178]" office:value-type="float" office:value="2832" calcext:value-type="float">
            <text:p>283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AVERAGE([.B179:.B208])" office:value-type="float" office:value="0.133333333333333" calcext:value-type="float">
            <text:p>0.1333333333</text:p>
          </table:table-cell>
          <table:table-cell table:formula="of:=LN([.C179])" office:value-type="float" office:value="-2.01490302054226" calcext:value-type="float">
            <text:p>-2.0149030205</text:p>
          </table:table-cell>
          <table:table-cell table:formula="of:=4*[.A179]" office:value-type="float" office:value="2848" calcext:value-type="float">
            <text:p>2848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table:formula="of:=AVERAGE([.B180:.B209])" office:value-type="float" office:value="0.166666666666667" calcext:value-type="float">
            <text:p>0.1666666667</text:p>
          </table:table-cell>
          <table:table-cell table:formula="of:=LN([.C180])" office:value-type="float" office:value="-1.79175946922806" calcext:value-type="float">
            <text:p>-1.7917594692</text:p>
          </table:table-cell>
          <table:table-cell table:formula="of:=4*[.A180]" office:value-type="float" office:value="2864" calcext:value-type="float">
            <text:p>286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table:formula="of:=AVERAGE([.B181:.B210])" office:value-type="float" office:value="0.166666666666667" calcext:value-type="float">
            <text:p>0.1666666667</text:p>
          </table:table-cell>
          <table:table-cell table:formula="of:=LN([.C181])" office:value-type="float" office:value="-1.79175946922806" calcext:value-type="float">
            <text:p>-1.7917594692</text:p>
          </table:table-cell>
          <table:table-cell table:formula="of:=4*[.A181]"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formula="of:=AVERAGE([.B182:.B211])" office:value-type="float" office:value="0.133333333333333" calcext:value-type="float">
            <text:p>0.1333333333</text:p>
          </table:table-cell>
          <table:table-cell table:formula="of:=LN([.C182])" office:value-type="float" office:value="-2.01490302054226" calcext:value-type="float">
            <text:p>-2.0149030205</text:p>
          </table:table-cell>
          <table:table-cell table:formula="of:=4*[.A182]" office:value-type="float" office:value="2896" calcext:value-type="float">
            <text:p>2896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AVERAGE([.B183:.B212])" office:value-type="float" office:value="0.133333333333333" calcext:value-type="float">
            <text:p>0.1333333333</text:p>
          </table:table-cell>
          <table:table-cell table:formula="of:=LN([.C183])" office:value-type="float" office:value="-2.01490302054226" calcext:value-type="float">
            <text:p>-2.0149030205</text:p>
          </table:table-cell>
          <table:table-cell table:formula="of:=4*[.A183]" office:value-type="float" office:value="2912" calcext:value-type="float">
            <text:p>291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table:formula="of:=AVERAGE([.B184:.B213])" office:value-type="float" office:value="0.133333333333333" calcext:value-type="float">
            <text:p>0.1333333333</text:p>
          </table:table-cell>
          <table:table-cell table:formula="of:=LN([.C184])" office:value-type="float" office:value="-2.01490302054226" calcext:value-type="float">
            <text:p>-2.0149030205</text:p>
          </table:table-cell>
          <table:table-cell table:formula="of:=4*[.A184]" office:value-type="float" office:value="2928" calcext:value-type="float">
            <text:p>292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AVERAGE([.B185:.B214])" office:value-type="float" office:value="0.133333333333333" calcext:value-type="float">
            <text:p>0.1333333333</text:p>
          </table:table-cell>
          <table:table-cell table:formula="of:=LN([.C185])" office:value-type="float" office:value="-2.01490302054226" calcext:value-type="float">
            <text:p>-2.0149030205</text:p>
          </table:table-cell>
          <table:table-cell table:formula="of:=4*[.A185]" office:value-type="float" office:value="2944" calcext:value-type="float">
            <text:p>294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AVERAGE([.B186:.B215])" office:value-type="float" office:value="0.133333333333333" calcext:value-type="float">
            <text:p>0.1333333333</text:p>
          </table:table-cell>
          <table:table-cell table:formula="of:=LN([.C186])" office:value-type="float" office:value="-2.01490302054226" calcext:value-type="float">
            <text:p>-2.0149030205</text:p>
          </table:table-cell>
          <table:table-cell table:formula="of:=4*[.A186]" office:value-type="float" office:value="2960" calcext:value-type="float">
            <text:p>296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table:formula="of:=AVERAGE([.B187:.B216])" office:value-type="float" office:value="0.133333333333333" calcext:value-type="float">
            <text:p>0.1333333333</text:p>
          </table:table-cell>
          <table:table-cell table:formula="of:=LN([.C187])" office:value-type="float" office:value="-2.01490302054226" calcext:value-type="float">
            <text:p>-2.0149030205</text:p>
          </table:table-cell>
          <table:table-cell table:formula="of:=4*[.A187]"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table:formula="of:=AVERAGE([.B188:.B217])" office:value-type="float" office:value="0.133333333333333" calcext:value-type="float">
            <text:p>0.1333333333</text:p>
          </table:table-cell>
          <table:table-cell table:formula="of:=LN([.C188])" office:value-type="float" office:value="-2.01490302054226" calcext:value-type="float">
            <text:p>-2.0149030205</text:p>
          </table:table-cell>
          <table:table-cell table:formula="of:=4*[.A188]" office:value-type="float" office:value="2992" calcext:value-type="float">
            <text:p>2992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table:formula="of:=AVERAGE([.B189:.B218])" office:value-type="float" office:value="0.133333333333333" calcext:value-type="float">
            <text:p>0.1333333333</text:p>
          </table:table-cell>
          <table:table-cell table:formula="of:=LN([.C189])" office:value-type="float" office:value="-2.01490302054226" calcext:value-type="float">
            <text:p>-2.0149030205</text:p>
          </table:table-cell>
          <table:table-cell table:formula="of:=4*[.A189]" office:value-type="float" office:value="3008" calcext:value-type="float">
            <text:p>300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table:formula="of:=AVERAGE([.B190:.B219])" office:value-type="float" office:value="0.133333333333333" calcext:value-type="float">
            <text:p>0.1333333333</text:p>
          </table:table-cell>
          <table:table-cell table:formula="of:=LN([.C190])" office:value-type="float" office:value="-2.01490302054226" calcext:value-type="float">
            <text:p>-2.0149030205</text:p>
          </table:table-cell>
          <table:table-cell table:formula="of:=4*[.A190]" office:value-type="float" office:value="3024" calcext:value-type="float">
            <text:p>302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table:formula="of:=AVERAGE([.B191:.B220])" office:value-type="float" office:value="0.133333333333333" calcext:value-type="float">
            <text:p>0.1333333333</text:p>
          </table:table-cell>
          <table:table-cell table:formula="of:=LN([.C191])" office:value-type="float" office:value="-2.01490302054226" calcext:value-type="float">
            <text:p>-2.0149030205</text:p>
          </table:table-cell>
          <table:table-cell table:formula="of:=4*[.A191]"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AVERAGE([.B192:.B221])" office:value-type="float" office:value="0.133333333333333" calcext:value-type="float">
            <text:p>0.1333333333</text:p>
          </table:table-cell>
          <table:table-cell table:formula="of:=LN([.C192])" office:value-type="float" office:value="-2.01490302054226" calcext:value-type="float">
            <text:p>-2.0149030205</text:p>
          </table:table-cell>
          <table:table-cell table:formula="of:=4*[.A192]" office:value-type="float" office:value="3056" calcext:value-type="float">
            <text:p>305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table:formula="of:=AVERAGE([.B193:.B222])" office:value-type="float" office:value="0.133333333333333" calcext:value-type="float">
            <text:p>0.1333333333</text:p>
          </table:table-cell>
          <table:table-cell table:formula="of:=LN([.C193])" office:value-type="float" office:value="-2.01490302054226" calcext:value-type="float">
            <text:p>-2.0149030205</text:p>
          </table:table-cell>
          <table:table-cell table:formula="of:=4*[.A193]"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AVERAGE([.B194:.B223])" office:value-type="float" office:value="0.1" calcext:value-type="float">
            <text:p>0.1</text:p>
          </table:table-cell>
          <table:table-cell table:formula="of:=LN([.C194])" office:value-type="float" office:value="-2.30258509299405" calcext:value-type="float">
            <text:p>-2.302585093</text:p>
          </table:table-cell>
          <table:table-cell table:formula="of:=4*[.A194]" office:value-type="float" office:value="3088" calcext:value-type="float">
            <text:p>308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AVERAGE([.B195:.B224])" office:value-type="float" office:value="0.1" calcext:value-type="float">
            <text:p>0.1</text:p>
          </table:table-cell>
          <table:table-cell table:formula="of:=LN([.C195])" office:value-type="float" office:value="-2.30258509299405" calcext:value-type="float">
            <text:p>-2.302585093</text:p>
          </table:table-cell>
          <table:table-cell table:formula="of:=4*[.A195]"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table:formula="of:=AVERAGE([.B196:.B225])" office:value-type="float" office:value="0.133333333333333" calcext:value-type="float">
            <text:p>0.1333333333</text:p>
          </table:table-cell>
          <table:table-cell table:formula="of:=LN([.C196])" office:value-type="float" office:value="-2.01490302054226" calcext:value-type="float">
            <text:p>-2.0149030205</text:p>
          </table:table-cell>
          <table:table-cell table:formula="of:=4*[.A196]" office:value-type="float" office:value="3120" calcext:value-type="float">
            <text:p>312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table:formula="of:=AVERAGE([.B197:.B226])" office:value-type="float" office:value="0.133333333333333" calcext:value-type="float">
            <text:p>0.1333333333</text:p>
          </table:table-cell>
          <table:table-cell table:formula="of:=LN([.C197])" office:value-type="float" office:value="-2.01490302054226" calcext:value-type="float">
            <text:p>-2.0149030205</text:p>
          </table:table-cell>
          <table:table-cell table:formula="of:=4*[.A197]"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AVERAGE([.B198:.B227])" office:value-type="float" office:value="0.133333333333333" calcext:value-type="float">
            <text:p>0.1333333333</text:p>
          </table:table-cell>
          <table:table-cell table:formula="of:=LN([.C198])" office:value-type="float" office:value="-2.01490302054226" calcext:value-type="float">
            <text:p>-2.0149030205</text:p>
          </table:table-cell>
          <table:table-cell table:formula="of:=4*[.A198]" office:value-type="float" office:value="3152" calcext:value-type="float">
            <text:p>3152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table:formula="of:=AVERAGE([.B199:.B228])" office:value-type="float" office:value="0.133333333333333" calcext:value-type="float">
            <text:p>0.1333333333</text:p>
          </table:table-cell>
          <table:table-cell table:formula="of:=LN([.C199])" office:value-type="float" office:value="-2.01490302054226" calcext:value-type="float">
            <text:p>-2.0149030205</text:p>
          </table:table-cell>
          <table:table-cell table:formula="of:=4*[.A199]"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table:formula="of:=AVERAGE([.B200:.B229])" office:value-type="float" office:value="0.133333333333333" calcext:value-type="float">
            <text:p>0.1333333333</text:p>
          </table:table-cell>
          <table:table-cell table:formula="of:=LN([.C200])" office:value-type="float" office:value="-2.01490302054226" calcext:value-type="float">
            <text:p>-2.0149030205</text:p>
          </table:table-cell>
          <table:table-cell table:formula="of:=4*[.A200]" office:value-type="float" office:value="3184" calcext:value-type="float">
            <text:p>318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AVERAGE([.B201:.B230])" office:value-type="float" office:value="0.133333333333333" calcext:value-type="float">
            <text:p>0.1333333333</text:p>
          </table:table-cell>
          <table:table-cell table:formula="of:=LN([.C201])" office:value-type="float" office:value="-2.01490302054226" calcext:value-type="float">
            <text:p>-2.0149030205</text:p>
          </table:table-cell>
          <table:table-cell table:formula="of:=4*[.A201]"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table:formula="of:=AVERAGE([.B202:.B231])" office:value-type="float" office:value="0.0666666666666667" calcext:value-type="float">
            <text:p>0.0666666667</text:p>
          </table:table-cell>
          <table:table-cell table:formula="of:=LN([.C202])" office:value-type="float" office:value="-2.70805020110221" calcext:value-type="float">
            <text:p>-2.7080502011</text:p>
          </table:table-cell>
          <table:table-cell table:formula="of:=4*[.A202]" office:value-type="float" office:value="3216" calcext:value-type="float">
            <text:p>321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table:formula="of:=AVERAGE([.B203:.B232])" office:value-type="float" office:value="0.0666666666666667" calcext:value-type="float">
            <text:p>0.0666666667</text:p>
          </table:table-cell>
          <table:table-cell table:formula="of:=LN([.C203])" office:value-type="float" office:value="-2.70805020110221" calcext:value-type="float">
            <text:p>-2.7080502011</text:p>
          </table:table-cell>
          <table:table-cell table:formula="of:=4*[.A203]"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table:formula="of:=AVERAGE([.B204:.B233])" office:value-type="float" office:value="0.0666666666666667" calcext:value-type="float">
            <text:p>0.0666666667</text:p>
          </table:table-cell>
          <table:table-cell table:formula="of:=LN([.C204])" office:value-type="float" office:value="-2.70805020110221" calcext:value-type="float">
            <text:p>-2.7080502011</text:p>
          </table:table-cell>
          <table:table-cell table:formula="of:=4*[.A204]" office:value-type="float" office:value="3248" calcext:value-type="float">
            <text:p>324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AVERAGE([.B205:.B234])" office:value-type="float" office:value="0.0666666666666667" calcext:value-type="float">
            <text:p>0.0666666667</text:p>
          </table:table-cell>
          <table:table-cell table:formula="of:=LN([.C205])" office:value-type="float" office:value="-2.70805020110221" calcext:value-type="float">
            <text:p>-2.7080502011</text:p>
          </table:table-cell>
          <table:table-cell table:formula="of:=4*[.A205]"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AVERAGE([.B206:.B235])" office:value-type="float" office:value="0.0666666666666667" calcext:value-type="float">
            <text:p>0.0666666667</text:p>
          </table:table-cell>
          <table:table-cell table:formula="of:=LN([.C206])" office:value-type="float" office:value="-2.70805020110221" calcext:value-type="float">
            <text:p>-2.7080502011</text:p>
          </table:table-cell>
          <table:table-cell table:formula="of:=4*[.A206]"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table:formula="of:=AVERAGE([.B207:.B236])" office:value-type="float" office:value="0.0666666666666667" calcext:value-type="float">
            <text:p>0.0666666667</text:p>
          </table:table-cell>
          <table:table-cell table:formula="of:=LN([.C207])" office:value-type="float" office:value="-2.70805020110221" calcext:value-type="float">
            <text:p>-2.7080502011</text:p>
          </table:table-cell>
          <table:table-cell table:formula="of:=4*[.A207]" office:value-type="float" office:value="3296" calcext:value-type="float">
            <text:p>3296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  <table:table-cell table:formula="of:=AVERAGE([.B208:.B237])" office:value-type="float" office:value="0.0666666666666667" calcext:value-type="float">
            <text:p>0.0666666667</text:p>
          </table:table-cell>
          <table:table-cell table:formula="of:=LN([.C208])" office:value-type="float" office:value="-2.70805020110221" calcext:value-type="float">
            <text:p>-2.7080502011</text:p>
          </table:table-cell>
          <table:table-cell table:formula="of:=4*[.A208]" office:value-type="float" office:value="3312" calcext:value-type="float">
            <text:p>3312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table:formula="of:=AVERAGE([.B209:.B238])" office:value-type="float" office:value="0.0666666666666667" calcext:value-type="float">
            <text:p>0.0666666667</text:p>
          </table:table-cell>
          <table:table-cell table:formula="of:=LN([.C209])" office:value-type="float" office:value="-2.70805020110221" calcext:value-type="float">
            <text:p>-2.7080502011</text:p>
          </table:table-cell>
          <table:table-cell table:formula="of:=4*[.A209]" office:value-type="float" office:value="3328" calcext:value-type="float">
            <text:p>332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  <table:table-cell table:formula="of:=AVERAGE([.B210:.B239])" office:value-type="float" office:value="0.0333333333333333" calcext:value-type="float">
            <text:p>0.0333333333</text:p>
          </table:table-cell>
          <table:table-cell table:formula="of:=LN([.C210])" office:value-type="float" office:value="-3.40119738166216" calcext:value-type="float">
            <text:p>-3.4011973817</text:p>
          </table:table-cell>
          <table:table-cell table:formula="of:=4*[.A210]" office:value-type="float" office:value="3344" calcext:value-type="float">
            <text:p>334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table:formula="of:=AVERAGE([.B211:.B240])" office:value-type="float" office:value="0.0333333333333333" calcext:value-type="float">
            <text:p>0.0333333333</text:p>
          </table:table-cell>
          <table:table-cell table:formula="of:=LN([.C211])" office:value-type="float" office:value="-3.40119738166216" calcext:value-type="float">
            <text:p>-3.4011973817</text:p>
          </table:table-cell>
          <table:table-cell table:formula="of:=4*[.A211]"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table:formula="of:=AVERAGE([.B212:.B241])" office:value-type="float" office:value="0.0333333333333333" calcext:value-type="float">
            <text:p>0.0333333333</text:p>
          </table:table-cell>
          <table:table-cell table:formula="of:=LN([.C212])" office:value-type="float" office:value="-3.40119738166216" calcext:value-type="float">
            <text:p>-3.4011973817</text:p>
          </table:table-cell>
          <table:table-cell table:formula="of:=4*[.A212]"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formula="of:=AVERAGE([.B213:.B242])" office:value-type="float" office:value="0.0333333333333333" calcext:value-type="float">
            <text:p>0.0333333333</text:p>
          </table:table-cell>
          <table:table-cell table:formula="of:=LN([.C213])" office:value-type="float" office:value="-3.40119738166216" calcext:value-type="float">
            <text:p>-3.4011973817</text:p>
          </table:table-cell>
          <table:table-cell table:formula="of:=4*[.A213]" office:value-type="float" office:value="3392" calcext:value-type="float">
            <text:p>339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table:formula="of:=AVERAGE([.B214:.B243])" office:value-type="float" office:value="0.0333333333333333" calcext:value-type="float">
            <text:p>0.0333333333</text:p>
          </table:table-cell>
          <table:table-cell table:formula="of:=LN([.C214])" office:value-type="float" office:value="-3.40119738166216" calcext:value-type="float">
            <text:p>-3.4011973817</text:p>
          </table:table-cell>
          <table:table-cell table:formula="of:=4*[.A214]" office:value-type="float" office:value="3408" calcext:value-type="float">
            <text:p>340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  <table:table-cell table:formula="of:=AVERAGE([.B215:.B244])" office:value-type="float" office:value="0.0333333333333333" calcext:value-type="float">
            <text:p>0.0333333333</text:p>
          </table:table-cell>
          <table:table-cell table:formula="of:=LN([.C215])" office:value-type="float" office:value="-3.40119738166216" calcext:value-type="float">
            <text:p>-3.4011973817</text:p>
          </table:table-cell>
          <table:table-cell table:formula="of:=4*[.A215]" office:value-type="float" office:value="3424" calcext:value-type="float">
            <text:p>342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formula="of:=AVERAGE([.B216:.B245])" office:value-type="float" office:value="0.0333333333333333" calcext:value-type="float">
            <text:p>0.0333333333</text:p>
          </table:table-cell>
          <table:table-cell table:formula="of:=LN([.C216])" office:value-type="float" office:value="-3.40119738166216" calcext:value-type="float">
            <text:p>-3.4011973817</text:p>
          </table:table-cell>
          <table:table-cell table:formula="of:=4*[.A216]" office:value-type="float" office:value="3440" calcext:value-type="float">
            <text:p>344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table:formula="of:=AVERAGE([.B217:.B246])" office:value-type="float" office:value="0.0333333333333333" calcext:value-type="float">
            <text:p>0.0333333333</text:p>
          </table:table-cell>
          <table:table-cell table:formula="of:=LN([.C217])" office:value-type="float" office:value="-3.40119738166216" calcext:value-type="float">
            <text:p>-3.4011973817</text:p>
          </table:table-cell>
          <table:table-cell table:formula="of:=4*[.A217]" office:value-type="float" office:value="3456" calcext:value-type="float">
            <text:p>3456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table:formula="of:=AVERAGE([.B218:.B247])" office:value-type="float" office:value="0.0333333333333333" calcext:value-type="float">
            <text:p>0.0333333333</text:p>
          </table:table-cell>
          <table:table-cell table:formula="of:=LN([.C218])" office:value-type="float" office:value="-3.40119738166216" calcext:value-type="float">
            <text:p>-3.4011973817</text:p>
          </table:table-cell>
          <table:table-cell table:formula="of:=4*[.A218]" office:value-type="float" office:value="3472" calcext:value-type="float">
            <text:p>3472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  <table:table-cell table:formula="of:=AVERAGE([.B219:.B248])" office:value-type="float" office:value="0.0333333333333333" calcext:value-type="float">
            <text:p>0.0333333333</text:p>
          </table:table-cell>
          <table:table-cell table:formula="of:=LN([.C219])" office:value-type="float" office:value="-3.40119738166216" calcext:value-type="float">
            <text:p>-3.4011973817</text:p>
          </table:table-cell>
          <table:table-cell table:formula="of:=4*[.A219]"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table:formula="of:=AVERAGE([.B220:.B249])" office:value-type="float" office:value="0.1" calcext:value-type="float">
            <text:p>0.1</text:p>
          </table:table-cell>
          <table:table-cell table:formula="of:=LN([.C220])" office:value-type="float" office:value="-2.30258509299405" calcext:value-type="float">
            <text:p>-2.302585093</text:p>
          </table:table-cell>
          <table:table-cell table:formula="of:=4*[.A220]" office:value-type="float" office:value="3504" calcext:value-type="float">
            <text:p>350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formula="of:=AVERAGE([.B221:.B250])" office:value-type="float" office:value="0.1" calcext:value-type="float">
            <text:p>0.1</text:p>
          </table:table-cell>
          <table:table-cell table:formula="of:=LN([.C221])" office:value-type="float" office:value="-2.30258509299405" calcext:value-type="float">
            <text:p>-2.302585093</text:p>
          </table:table-cell>
          <table:table-cell table:formula="of:=4*[.A221]"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table:formula="of:=AVERAGE([.B222:.B251])" office:value-type="float" office:value="0.1" calcext:value-type="float">
            <text:p>0.1</text:p>
          </table:table-cell>
          <table:table-cell table:formula="of:=LN([.C222])" office:value-type="float" office:value="-2.30258509299405" calcext:value-type="float">
            <text:p>-2.302585093</text:p>
          </table:table-cell>
          <table:table-cell table:formula="of:=4*[.A222]"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table:formula="of:=AVERAGE([.B223:.B252])" office:value-type="float" office:value="0.1" calcext:value-type="float">
            <text:p>0.1</text:p>
          </table:table-cell>
          <table:table-cell table:formula="of:=LN([.C223])" office:value-type="float" office:value="-2.30258509299405" calcext:value-type="float">
            <text:p>-2.302585093</text:p>
          </table:table-cell>
          <table:table-cell table:formula="of:=4*[.A223]"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table:formula="of:=AVERAGE([.B224:.B253])" office:value-type="float" office:value="0.1" calcext:value-type="float">
            <text:p>0.1</text:p>
          </table:table-cell>
          <table:table-cell table:formula="of:=LN([.C224])" office:value-type="float" office:value="-2.30258509299405" calcext:value-type="float">
            <text:p>-2.302585093</text:p>
          </table:table-cell>
          <table:table-cell table:formula="of:=4*[.A224]"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" calcext:value-type="float">
            <text:p>1</text:p>
          </table:table-cell>
          <table:table-cell table:formula="of:=AVERAGE([.B225:.B254])" office:value-type="float" office:value="0.1" calcext:value-type="float">
            <text:p>0.1</text:p>
          </table:table-cell>
          <table:table-cell table:formula="of:=LN([.C225])" office:value-type="float" office:value="-2.30258509299405" calcext:value-type="float">
            <text:p>-2.302585093</text:p>
          </table:table-cell>
          <table:table-cell table:formula="of:=4*[.A225]"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formula="of:=AVERAGE([.B226:.B255])" office:value-type="float" office:value="0.0666666666666667" calcext:value-type="float">
            <text:p>0.0666666667</text:p>
          </table:table-cell>
          <table:table-cell table:formula="of:=LN([.C226])" office:value-type="float" office:value="-2.70805020110221" calcext:value-type="float">
            <text:p>-2.7080502011</text:p>
          </table:table-cell>
          <table:table-cell table:formula="of:=4*[.A226]"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table:formula="of:=AVERAGE([.B227:.B256])" office:value-type="float" office:value="0.0666666666666667" calcext:value-type="float">
            <text:p>0.0666666667</text:p>
          </table:table-cell>
          <table:table-cell table:formula="of:=LN([.C227])" office:value-type="float" office:value="-2.70805020110221" calcext:value-type="float">
            <text:p>-2.7080502011</text:p>
          </table:table-cell>
          <table:table-cell table:formula="of:=4*[.A227]" office:value-type="float" office:value="3616" calcext:value-type="float">
            <text:p>3616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  <table:table-cell table:formula="of:=AVERAGE([.B228:.B257])" office:value-type="float" office:value="0.0666666666666667" calcext:value-type="float">
            <text:p>0.0666666667</text:p>
          </table:table-cell>
          <table:table-cell table:formula="of:=LN([.C228])" office:value-type="float" office:value="-2.70805020110221" calcext:value-type="float">
            <text:p>-2.7080502011</text:p>
          </table:table-cell>
          <table:table-cell table:formula="of:=4*[.A228]" office:value-type="float" office:value="3632" calcext:value-type="float">
            <text:p>3632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table:formula="of:=AVERAGE([.B229:.B258])" office:value-type="float" office:value="0.0666666666666667" calcext:value-type="float">
            <text:p>0.0666666667</text:p>
          </table:table-cell>
          <table:table-cell table:formula="of:=LN([.C229])" office:value-type="float" office:value="-2.70805020110221" calcext:value-type="float">
            <text:p>-2.7080502011</text:p>
          </table:table-cell>
          <table:table-cell table:formula="of:=4*[.A229]"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  <table:table-cell table:formula="of:=AVERAGE([.B230:.B259])" office:value-type="float" office:value="0.0666666666666667" calcext:value-type="float">
            <text:p>0.0666666667</text:p>
          </table:table-cell>
          <table:table-cell table:formula="of:=LN([.C230])" office:value-type="float" office:value="-2.70805020110221" calcext:value-type="float">
            <text:p>-2.7080502011</text:p>
          </table:table-cell>
          <table:table-cell table:formula="of:=4*[.A230]" office:value-type="float" office:value="3664" calcext:value-type="float">
            <text:p>366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table:formula="of:=AVERAGE([.B231:.B260])" office:value-type="float" office:value="0.0666666666666667" calcext:value-type="float">
            <text:p>0.0666666667</text:p>
          </table:table-cell>
          <table:table-cell table:formula="of:=LN([.C231])" office:value-type="float" office:value="-2.70805020110221" calcext:value-type="float">
            <text:p>-2.7080502011</text:p>
          </table:table-cell>
          <table:table-cell table:formula="of:=4*[.A231]" office:value-type="float" office:value="3680" calcext:value-type="float">
            <text:p>368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  <table:table-cell table:formula="of:=AVERAGE([.B232:.B261])" office:value-type="float" office:value="0.1" calcext:value-type="float">
            <text:p>0.1</text:p>
          </table:table-cell>
          <table:table-cell table:formula="of:=LN([.C232])" office:value-type="float" office:value="-2.30258509299405" calcext:value-type="float">
            <text:p>-2.302585093</text:p>
          </table:table-cell>
          <table:table-cell table:formula="of:=4*[.A232]" office:value-type="float" office:value="3696" calcext:value-type="float">
            <text:p>3696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  <table:table-cell table:formula="of:=AVERAGE([.B233:.B262])" office:value-type="float" office:value="0.1" calcext:value-type="float">
            <text:p>0.1</text:p>
          </table:table-cell>
          <table:table-cell table:formula="of:=LN([.C233])" office:value-type="float" office:value="-2.30258509299405" calcext:value-type="float">
            <text:p>-2.302585093</text:p>
          </table:table-cell>
          <table:table-cell table:formula="of:=4*[.A233]" office:value-type="float" office:value="3712" calcext:value-type="float">
            <text:p>371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  <table:table-cell table:formula="of:=AVERAGE([.B234:.B263])" office:value-type="float" office:value="0.1" calcext:value-type="float">
            <text:p>0.1</text:p>
          </table:table-cell>
          <table:table-cell table:formula="of:=LN([.C234])" office:value-type="float" office:value="-2.30258509299405" calcext:value-type="float">
            <text:p>-2.302585093</text:p>
          </table:table-cell>
          <table:table-cell table:formula="of:=4*[.A234]" office:value-type="float" office:value="3728" calcext:value-type="float">
            <text:p>372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" calcext:value-type="float">
            <text:p>0</text:p>
          </table:table-cell>
          <table:table-cell table:formula="of:=AVERAGE([.B235:.B264])" office:value-type="float" office:value="0.1" calcext:value-type="float">
            <text:p>0.1</text:p>
          </table:table-cell>
          <table:table-cell table:formula="of:=LN([.C235])" office:value-type="float" office:value="-2.30258509299405" calcext:value-type="float">
            <text:p>-2.302585093</text:p>
          </table:table-cell>
          <table:table-cell table:formula="of:=4*[.A235]" office:value-type="float" office:value="3744" calcext:value-type="float">
            <text:p>374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table:formula="of:=AVERAGE([.B236:.B265])" office:value-type="float" office:value="0.1" calcext:value-type="float">
            <text:p>0.1</text:p>
          </table:table-cell>
          <table:table-cell table:formula="of:=LN([.C236])" office:value-type="float" office:value="-2.30258509299405" calcext:value-type="float">
            <text:p>-2.302585093</text:p>
          </table:table-cell>
          <table:table-cell table:formula="of:=4*[.A236]" office:value-type="float" office:value="3760" calcext:value-type="float">
            <text:p>376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  <table:table-cell table:formula="of:=AVERAGE([.B237:.B266])" office:value-type="float" office:value="0.1" calcext:value-type="float">
            <text:p>0.1</text:p>
          </table:table-cell>
          <table:table-cell table:formula="of:=LN([.C237])" office:value-type="float" office:value="-2.30258509299405" calcext:value-type="float">
            <text:p>-2.302585093</text:p>
          </table:table-cell>
          <table:table-cell table:formula="of:=4*[.A237]" office:value-type="float" office:value="3776" calcext:value-type="float">
            <text:p>3776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  <table:table-cell table:formula="of:=AVERAGE([.B238:.B267])" office:value-type="float" office:value="0.1" calcext:value-type="float">
            <text:p>0.1</text:p>
          </table:table-cell>
          <table:table-cell table:formula="of:=LN([.C238])" office:value-type="float" office:value="-2.30258509299405" calcext:value-type="float">
            <text:p>-2.302585093</text:p>
          </table:table-cell>
          <table:table-cell table:formula="of:=4*[.A238]" office:value-type="float" office:value="3792" calcext:value-type="float">
            <text:p>3792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  <table:table-cell table:formula="of:=AVERAGE([.B239:.B268])" office:value-type="float" office:value="0.1" calcext:value-type="float">
            <text:p>0.1</text:p>
          </table:table-cell>
          <table:table-cell table:formula="of:=LN([.C239])" office:value-type="float" office:value="-2.30258509299405" calcext:value-type="float">
            <text:p>-2.302585093</text:p>
          </table:table-cell>
          <table:table-cell table:formula="of:=4*[.A239]" office:value-type="float" office:value="3808" calcext:value-type="float">
            <text:p>380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" calcext:value-type="float">
            <text:p>0</text:p>
          </table:table-cell>
          <table:table-cell table:formula="of:=AVERAGE([.B240:.B269])" office:value-type="float" office:value="0.1" calcext:value-type="float">
            <text:p>0.1</text:p>
          </table:table-cell>
          <table:table-cell table:formula="of:=LN([.C240])" office:value-type="float" office:value="-2.30258509299405" calcext:value-type="float">
            <text:p>-2.302585093</text:p>
          </table:table-cell>
          <table:table-cell table:formula="of:=4*[.A240]" office:value-type="float" office:value="3824" calcext:value-type="float">
            <text:p>382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table:formula="of:=AVERAGE([.B241:.B270])" office:value-type="float" office:value="0.1" calcext:value-type="float">
            <text:p>0.1</text:p>
          </table:table-cell>
          <table:table-cell table:formula="of:=LN([.C241])" office:value-type="float" office:value="-2.30258509299405" calcext:value-type="float">
            <text:p>-2.302585093</text:p>
          </table:table-cell>
          <table:table-cell table:formula="of:=4*[.A241]" office:value-type="float" office:value="3840" calcext:value-type="float">
            <text:p>384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  <table:table-cell table:formula="of:=AVERAGE([.B242:.B271])" office:value-type="float" office:value="0.1" calcext:value-type="float">
            <text:p>0.1</text:p>
          </table:table-cell>
          <table:table-cell table:formula="of:=LN([.C242])" office:value-type="float" office:value="-2.30258509299405" calcext:value-type="float">
            <text:p>-2.302585093</text:p>
          </table:table-cell>
          <table:table-cell table:formula="of:=4*[.A242]" office:value-type="float" office:value="3856" calcext:value-type="float">
            <text:p>3856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  <table:table-cell table:formula="of:=AVERAGE([.B243:.B272])" office:value-type="float" office:value="0.1" calcext:value-type="float">
            <text:p>0.1</text:p>
          </table:table-cell>
          <table:table-cell table:formula="of:=LN([.C243])" office:value-type="float" office:value="-2.30258509299405" calcext:value-type="float">
            <text:p>-2.302585093</text:p>
          </table:table-cell>
          <table:table-cell table:formula="of:=4*[.A243]" office:value-type="float" office:value="3872" calcext:value-type="float">
            <text:p>387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  <table:table-cell table:formula="of:=AVERAGE([.B244:.B273])" office:value-type="float" office:value="0.1" calcext:value-type="float">
            <text:p>0.1</text:p>
          </table:table-cell>
          <table:table-cell table:formula="of:=LN([.C244])" office:value-type="float" office:value="-2.30258509299405" calcext:value-type="float">
            <text:p>-2.302585093</text:p>
          </table:table-cell>
          <table:table-cell table:formula="of:=4*[.A244]" office:value-type="float" office:value="3888" calcext:value-type="float">
            <text:p>388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  <table:table-cell table:formula="of:=AVERAGE([.B245:.B274])" office:value-type="float" office:value="0.1" calcext:value-type="float">
            <text:p>0.1</text:p>
          </table:table-cell>
          <table:table-cell table:formula="of:=LN([.C245])" office:value-type="float" office:value="-2.30258509299405" calcext:value-type="float">
            <text:p>-2.302585093</text:p>
          </table:table-cell>
          <table:table-cell table:formula="of:=4*[.A245]" office:value-type="float" office:value="3904" calcext:value-type="float">
            <text:p>3904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  <table:table-cell table:formula="of:=AVERAGE([.B246:.B275])" office:value-type="float" office:value="0.1" calcext:value-type="float">
            <text:p>0.1</text:p>
          </table:table-cell>
          <table:table-cell table:formula="of:=LN([.C246])" office:value-type="float" office:value="-2.30258509299405" calcext:value-type="float">
            <text:p>-2.302585093</text:p>
          </table:table-cell>
          <table:table-cell table:formula="of:=4*[.A246]" office:value-type="float" office:value="3920" calcext:value-type="float">
            <text:p>392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table:formula="of:=AVERAGE([.B247:.B276])" office:value-type="float" office:value="0.1" calcext:value-type="float">
            <text:p>0.1</text:p>
          </table:table-cell>
          <table:table-cell table:formula="of:=LN([.C247])" office:value-type="float" office:value="-2.30258509299405" calcext:value-type="float">
            <text:p>-2.302585093</text:p>
          </table:table-cell>
          <table:table-cell table:formula="of:=4*[.A247]"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  <table:table-cell table:formula="of:=AVERAGE([.B248:.B277])" office:value-type="float" office:value="0.1" calcext:value-type="float">
            <text:p>0.1</text:p>
          </table:table-cell>
          <table:table-cell table:formula="of:=LN([.C248])" office:value-type="float" office:value="-2.30258509299405" calcext:value-type="float">
            <text:p>-2.302585093</text:p>
          </table:table-cell>
          <table:table-cell table:formula="of:=4*[.A248]" office:value-type="float" office:value="3952" calcext:value-type="float">
            <text:p>3952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" calcext:value-type="float">
            <text:p>2</text:p>
          </table:table-cell>
          <table:table-cell table:formula="of:=AVERAGE([.B249:.B278])" office:value-type="float" office:value="0.1" calcext:value-type="float">
            <text:p>0.1</text:p>
          </table:table-cell>
          <table:table-cell table:formula="of:=LN([.C249])" office:value-type="float" office:value="-2.30258509299405" calcext:value-type="float">
            <text:p>-2.302585093</text:p>
          </table:table-cell>
          <table:table-cell table:formula="of:=4*[.A249]" office:value-type="float" office:value="3968" calcext:value-type="float">
            <text:p>3968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  <table:table-cell table:formula="of:=AVERAGE([.B250:.B279])" office:value-type="float" office:value="0.0333333333333333" calcext:value-type="float">
            <text:p>0.0333333333</text:p>
          </table:table-cell>
          <table:table-cell table:formula="of:=LN([.C250])" office:value-type="float" office:value="-3.40119738166216" calcext:value-type="float">
            <text:p>-3.4011973817</text:p>
          </table:table-cell>
          <table:table-cell table:formula="of:=4*[.A250]"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AVERAGE([.B251:.B280])" office:value-type="float" office:value="0.0333333333333333" calcext:value-type="float">
            <text:p>0.0333333333</text:p>
          </table:table-cell>
          <table:table-cell table:formula="of:=LN([.C251])" office:value-type="float" office:value="-3.40119738166216" calcext:value-type="float">
            <text:p>-3.4011973817</text:p>
          </table:table-cell>
          <table:table-cell table:formula="of:=4*[.A251]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" calcext:value-type="float">
            <text:p>0</text:p>
          </table:table-cell>
          <table:table-cell table:formula="of:=AVERAGE([.B252:.B281])" office:value-type="float" office:value="0.0333333333333333" calcext:value-type="float">
            <text:p>0.0333333333</text:p>
          </table:table-cell>
          <table:table-cell table:formula="of:=LN([.C252])" office:value-type="float" office:value="-3.40119738166216" calcext:value-type="float">
            <text:p>-3.4011973817</text:p>
          </table:table-cell>
          <table:table-cell table:formula="of:=4*[.A252]"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AVERAGE([.B253:.B282])" office:value-type="float" office:value="0.0333333333333333" calcext:value-type="float">
            <text:p>0.0333333333</text:p>
          </table:table-cell>
          <table:table-cell table:formula="of:=LN([.C253])" office:value-type="float" office:value="-3.40119738166216" calcext:value-type="float">
            <text:p>-3.4011973817</text:p>
          </table:table-cell>
          <table:table-cell table:formula="of:=4*[.A253]" office:value-type="float" office:value="4032" calcext:value-type="float">
            <text:p>4032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  <table:table-cell table:formula="of:=AVERAGE([.B254:.B283])" office:value-type="float" office:value="0.0333333333333333" calcext:value-type="float">
            <text:p>0.0333333333</text:p>
          </table:table-cell>
          <table:table-cell table:formula="of:=LN([.C254])" office:value-type="float" office:value="-3.40119738166216" calcext:value-type="float">
            <text:p>-3.4011973817</text:p>
          </table:table-cell>
          <table:table-cell table:formula="of:=4*[.A254]" office:value-type="float" office:value="4048" calcext:value-type="float">
            <text:p>4048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AVERAGE([.B255:.B284])" office:value-type="float" office:value="0.0333333333333333" calcext:value-type="float">
            <text:p>0.0333333333</text:p>
          </table:table-cell>
          <table:table-cell table:formula="of:=LN([.C255])" office:value-type="float" office:value="-3.40119738166216" calcext:value-type="float">
            <text:p>-3.4011973817</text:p>
          </table:table-cell>
          <table:table-cell table:formula="of:=4*[.A255]"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table:formula="of:=AVERAGE([.B256:.B285])" office:value-type="float" office:value="0.0666666666666667" calcext:value-type="float">
            <text:p>0.0666666667</text:p>
          </table:table-cell>
          <table:table-cell table:formula="of:=LN([.C256])" office:value-type="float" office:value="-2.70805020110221" calcext:value-type="float">
            <text:p>-2.7080502011</text:p>
          </table:table-cell>
          <table:table-cell table:formula="of:=4*[.A256]"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table:formula="of:=AVERAGE([.B257:.B286])" office:value-type="float" office:value="0.0666666666666667" calcext:value-type="float">
            <text:p>0.0666666667</text:p>
          </table:table-cell>
          <table:table-cell table:formula="of:=LN([.C257])" office:value-type="float" office:value="-2.70805020110221" calcext:value-type="float">
            <text:p>-2.7080502011</text:p>
          </table:table-cell>
          <table:table-cell table:formula="of:=4*[.A257]"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table:formula="of:=AVERAGE([.B258:.B287])" office:value-type="float" office:value="0.0666666666666667" calcext:value-type="float">
            <text:p>0.0666666667</text:p>
          </table:table-cell>
          <table:table-cell table:formula="of:=LN([.C258])" office:value-type="float" office:value="-2.70805020110221" calcext:value-type="float">
            <text:p>-2.7080502011</text:p>
          </table:table-cell>
          <table:table-cell table:formula="of:=4*[.A258]" office:value-type="float" office:value="4112" calcext:value-type="float">
            <text:p>4112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  <table:table-cell table:formula="of:=AVERAGE([.B259:.B288])" office:value-type="float" office:value="0.0666666666666667" calcext:value-type="float">
            <text:p>0.0666666667</text:p>
          </table:table-cell>
          <table:table-cell table:formula="of:=LN([.C259])" office:value-type="float" office:value="-2.70805020110221" calcext:value-type="float">
            <text:p>-2.7080502011</text:p>
          </table:table-cell>
          <table:table-cell table:formula="of:=4*[.A259]" office:value-type="float" office:value="4128" calcext:value-type="float">
            <text:p>4128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  <table:table-cell table:formula="of:=AVERAGE([.B260:.B289])" office:value-type="float" office:value="0.0666666666666667" calcext:value-type="float">
            <text:p>0.0666666667</text:p>
          </table:table-cell>
          <table:table-cell table:formula="of:=LN([.C260])" office:value-type="float" office:value="-2.70805020110221" calcext:value-type="float">
            <text:p>-2.7080502011</text:p>
          </table:table-cell>
          <table:table-cell table:formula="of:=4*[.A260]" office:value-type="float" office:value="4144" calcext:value-type="float">
            <text:p>4144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table:formula="of:=AVERAGE([.B261:.B290])" office:value-type="float" office:value="0.0666666666666667" calcext:value-type="float">
            <text:p>0.0666666667</text:p>
          </table:table-cell>
          <table:table-cell table:formula="of:=LN([.C261])" office:value-type="float" office:value="-2.70805020110221" calcext:value-type="float">
            <text:p>-2.7080502011</text:p>
          </table:table-cell>
          <table:table-cell table:formula="of:=4*[.A261]" office:value-type="float" office:value="4160" calcext:value-type="float">
            <text:p>416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  <table:table-cell table:formula="of:=AVERAGE([.B262:.B291])" office:value-type="float" office:value="0.0333333333333333" calcext:value-type="float">
            <text:p>0.0333333333</text:p>
          </table:table-cell>
          <table:table-cell table:formula="of:=LN([.C262])" office:value-type="float" office:value="-3.40119738166216" calcext:value-type="float">
            <text:p>-3.4011973817</text:p>
          </table:table-cell>
          <table:table-cell table:formula="of:=4*[.A262]" office:value-type="float" office:value="4176" calcext:value-type="float">
            <text:p>4176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table:formula="of:=AVERAGE([.B263:.B292])" office:value-type="float" office:value="0.0333333333333333" calcext:value-type="float">
            <text:p>0.0333333333</text:p>
          </table:table-cell>
          <table:table-cell table:formula="of:=LN([.C263])" office:value-type="float" office:value="-3.40119738166216" calcext:value-type="float">
            <text:p>-3.4011973817</text:p>
          </table:table-cell>
          <table:table-cell table:formula="of:=4*[.A263]" office:value-type="float" office:value="4192" calcext:value-type="float">
            <text:p>4192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table:formula="of:=AVERAGE([.B264:.B293])" office:value-type="float" office:value="0.0333333333333333" calcext:value-type="float">
            <text:p>0.0333333333</text:p>
          </table:table-cell>
          <table:table-cell table:formula="of:=LN([.C264])" office:value-type="float" office:value="-3.40119738166216" calcext:value-type="float">
            <text:p>-3.4011973817</text:p>
          </table:table-cell>
          <table:table-cell table:formula="of:=4*[.A264]" office:value-type="float" office:value="4208" calcext:value-type="float">
            <text:p>4208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table:formula="of:=AVERAGE([.B265:.B294])" office:value-type="float" office:value="0.0333333333333333" calcext:value-type="float">
            <text:p>0.0333333333</text:p>
          </table:table-cell>
          <table:table-cell table:formula="of:=LN([.C265])" office:value-type="float" office:value="-3.40119738166216" calcext:value-type="float">
            <text:p>-3.4011973817</text:p>
          </table:table-cell>
          <table:table-cell table:formula="of:=4*[.A265]" office:value-type="float" office:value="4224" calcext:value-type="float">
            <text:p>4224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table:formula="of:=AVERAGE([.B266:.B295])" office:value-type="float" office:value="0.0333333333333333" calcext:value-type="float">
            <text:p>0.0333333333</text:p>
          </table:table-cell>
          <table:table-cell table:formula="of:=LN([.C266])" office:value-type="float" office:value="-3.40119738166216" calcext:value-type="float">
            <text:p>-3.4011973817</text:p>
          </table:table-cell>
          <table:table-cell table:formula="of:=4*[.A266]" office:value-type="float" office:value="4240" calcext:value-type="float">
            <text:p>424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  <table:table-cell table:formula="of:=AVERAGE([.B267:.B296])" office:value-type="float" office:value="0.0333333333333333" calcext:value-type="float">
            <text:p>0.0333333333</text:p>
          </table:table-cell>
          <table:table-cell table:formula="of:=LN([.C267])" office:value-type="float" office:value="-3.40119738166216" calcext:value-type="float">
            <text:p>-3.4011973817</text:p>
          </table:table-cell>
          <table:table-cell table:formula="of:=4*[.A267]"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formula="of:=AVERAGE([.B268:.B297])" office:value-type="float" office:value="0.0333333333333333" calcext:value-type="float">
            <text:p>0.0333333333</text:p>
          </table:table-cell>
          <table:table-cell table:formula="of:=LN([.C268])" office:value-type="float" office:value="-3.40119738166216" calcext:value-type="float">
            <text:p>-3.4011973817</text:p>
          </table:table-cell>
          <table:table-cell table:formula="of:=4*[.A268]" office:value-type="float" office:value="4272" calcext:value-type="float">
            <text:p>4272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  <table:table-cell table:formula="of:=AVERAGE([.B269:.B298])" office:value-type="float" office:value="0.0333333333333333" calcext:value-type="float">
            <text:p>0.0333333333</text:p>
          </table:table-cell>
          <table:table-cell table:formula="of:=LN([.C269])" office:value-type="float" office:value="-3.40119738166216" calcext:value-type="float">
            <text:p>-3.4011973817</text:p>
          </table:table-cell>
          <table:table-cell table:formula="of:=4*[.A269]" office:value-type="float" office:value="4288" calcext:value-type="float">
            <text:p>4288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0" calcext:value-type="float">
            <text:p>0</text:p>
          </table:table-cell>
          <table:table-cell table:formula="of:=AVERAGE([.B270:.B299])" office:value-type="float" office:value="0.0333333333333333" calcext:value-type="float">
            <text:p>0.0333333333</text:p>
          </table:table-cell>
          <table:table-cell table:formula="of:=LN([.C270])" office:value-type="float" office:value="-3.40119738166216" calcext:value-type="float">
            <text:p>-3.4011973817</text:p>
          </table:table-cell>
          <table:table-cell table:formula="of:=4*[.A270]" office:value-type="float" office:value="4304" calcext:value-type="float">
            <text:p>4304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table:formula="of:=AVERAGE([.B271:.B300])" office:value-type="float" office:value="0.0333333333333333" calcext:value-type="float">
            <text:p>0.0333333333</text:p>
          </table:table-cell>
          <table:table-cell table:formula="of:=LN([.C271])" office:value-type="float" office:value="-3.40119738166216" calcext:value-type="float">
            <text:p>-3.4011973817</text:p>
          </table:table-cell>
          <table:table-cell table:formula="of:=4*[.A271]" office:value-type="float" office:value="4320" calcext:value-type="float">
            <text:p>432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0" calcext:value-type="float">
            <text:p>0</text:p>
          </table:table-cell>
          <table:table-cell table:formula="of:=AVERAGE([.B272:.B301])" office:value-type="float" office:value="0.0666666666666667" calcext:value-type="float">
            <text:p>0.0666666667</text:p>
          </table:table-cell>
          <table:table-cell table:formula="of:=LN([.C272])" office:value-type="float" office:value="-2.70805020110221" calcext:value-type="float">
            <text:p>-2.7080502011</text:p>
          </table:table-cell>
          <table:table-cell table:formula="of:=4*[.A272]" office:value-type="float" office:value="4336" calcext:value-type="float">
            <text:p>4336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0" calcext:value-type="float">
            <text:p>0</text:p>
          </table:table-cell>
          <table:table-cell table:formula="of:=AVERAGE([.B273:.B302])" office:value-type="float" office:value="0.0666666666666667" calcext:value-type="float">
            <text:p>0.0666666667</text:p>
          </table:table-cell>
          <table:table-cell table:formula="of:=LN([.C273])" office:value-type="float" office:value="-2.70805020110221" calcext:value-type="float">
            <text:p>-2.7080502011</text:p>
          </table:table-cell>
          <table:table-cell table:formula="of:=4*[.A273]" office:value-type="float" office:value="4352" calcext:value-type="float">
            <text:p>4352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0" calcext:value-type="float">
            <text:p>0</text:p>
          </table:table-cell>
          <table:table-cell table:formula="of:=AVERAGE([.B274:.B303])" office:value-type="float" office:value="0.0666666666666667" calcext:value-type="float">
            <text:p>0.0666666667</text:p>
          </table:table-cell>
          <table:table-cell table:formula="of:=LN([.C274])" office:value-type="float" office:value="-2.70805020110221" calcext:value-type="float">
            <text:p>-2.7080502011</text:p>
          </table:table-cell>
          <table:table-cell table:formula="of:=4*[.A274]" office:value-type="float" office:value="4368" calcext:value-type="float">
            <text:p>4368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  <table:table-cell table:formula="of:=AVERAGE([.B275:.B304])" office:value-type="float" office:value="0.0666666666666667" calcext:value-type="float">
            <text:p>0.0666666667</text:p>
          </table:table-cell>
          <table:table-cell table:formula="of:=LN([.C275])" office:value-type="float" office:value="-2.70805020110221" calcext:value-type="float">
            <text:p>-2.7080502011</text:p>
          </table:table-cell>
          <table:table-cell table:formula="of:=4*[.A275]" office:value-type="float" office:value="4384" calcext:value-type="float">
            <text:p>438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formula="of:=AVERAGE([.B276:.B305])" office:value-type="float" office:value="0.0666666666666667" calcext:value-type="float">
            <text:p>0.0666666667</text:p>
          </table:table-cell>
          <table:table-cell table:formula="of:=LN([.C276])" office:value-type="float" office:value="-2.70805020110221" calcext:value-type="float">
            <text:p>-2.7080502011</text:p>
          </table:table-cell>
          <table:table-cell table:formula="of:=4*[.A276]" office:value-type="float" office:value="4400" calcext:value-type="float">
            <text:p>440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 table:formula="of:=AVERAGE([.B277:.B306])" office:value-type="float" office:value="0.0666666666666667" calcext:value-type="float">
            <text:p>0.0666666667</text:p>
          </table:table-cell>
          <table:table-cell table:formula="of:=LN([.C277])" office:value-type="float" office:value="-2.70805020110221" calcext:value-type="float">
            <text:p>-2.7080502011</text:p>
          </table:table-cell>
          <table:table-cell table:formula="of:=4*[.A277]" office:value-type="float" office:value="4416" calcext:value-type="float">
            <text:p>4416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  <table:table-cell table:formula="of:=AVERAGE([.B278:.B307])" office:value-type="float" office:value="0.0666666666666667" calcext:value-type="float">
            <text:p>0.0666666667</text:p>
          </table:table-cell>
          <table:table-cell table:formula="of:=LN([.C278])" office:value-type="float" office:value="-2.70805020110221" calcext:value-type="float">
            <text:p>-2.7080502011</text:p>
          </table:table-cell>
          <table:table-cell table:formula="of:=4*[.A278]" office:value-type="float" office:value="4432" calcext:value-type="float">
            <text:p>4432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0" calcext:value-type="float">
            <text:p>0</text:p>
          </table:table-cell>
          <table:table-cell table:formula="of:=AVERAGE([.B279:.B308])" office:value-type="float" office:value="0.0666666666666667" calcext:value-type="float">
            <text:p>0.0666666667</text:p>
          </table:table-cell>
          <table:table-cell table:formula="of:=LN([.C279])" office:value-type="float" office:value="-2.70805020110221" calcext:value-type="float">
            <text:p>-2.7080502011</text:p>
          </table:table-cell>
          <table:table-cell table:formula="of:=4*[.A279]" office:value-type="float" office:value="4448" calcext:value-type="float">
            <text:p>4448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0" calcext:value-type="float">
            <text:p>0</text:p>
          </table:table-cell>
          <table:table-cell table:formula="of:=AVERAGE([.B280:.B309])" office:value-type="float" office:value="0.0666666666666667" calcext:value-type="float">
            <text:p>0.0666666667</text:p>
          </table:table-cell>
          <table:table-cell table:formula="of:=LN([.C280])" office:value-type="float" office:value="-2.70805020110221" calcext:value-type="float">
            <text:p>-2.7080502011</text:p>
          </table:table-cell>
          <table:table-cell table:formula="of:=4*[.A280]" office:value-type="float" office:value="4464" calcext:value-type="float">
            <text:p>4464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table:formula="of:=AVERAGE([.B281:.B310])" office:value-type="float" office:value="0.0666666666666667" calcext:value-type="float">
            <text:p>0.0666666667</text:p>
          </table:table-cell>
          <table:table-cell table:formula="of:=LN([.C281])" office:value-type="float" office:value="-2.70805020110221" calcext:value-type="float">
            <text:p>-2.7080502011</text:p>
          </table:table-cell>
          <table:table-cell table:formula="of:=4*[.A281]" office:value-type="float" office:value="4480" calcext:value-type="float">
            <text:p>4480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table:formula="of:=AVERAGE([.B282:.B311])" office:value-type="float" office:value="0.0666666666666667" calcext:value-type="float">
            <text:p>0.0666666667</text:p>
          </table:table-cell>
          <table:table-cell table:formula="of:=LN([.C282])" office:value-type="float" office:value="-2.70805020110221" calcext:value-type="float">
            <text:p>-2.7080502011</text:p>
          </table:table-cell>
          <table:table-cell table:formula="of:=4*[.A282]" office:value-type="float" office:value="4496" calcext:value-type="float">
            <text:p>4496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0" calcext:value-type="float">
            <text:p>0</text:p>
          </table:table-cell>
          <table:table-cell table:formula="of:=AVERAGE([.B283:.B312])" office:value-type="float" office:value="0.0666666666666667" calcext:value-type="float">
            <text:p>0.0666666667</text:p>
          </table:table-cell>
          <table:table-cell table:formula="of:=LN([.C283])" office:value-type="float" office:value="-2.70805020110221" calcext:value-type="float">
            <text:p>-2.7080502011</text:p>
          </table:table-cell>
          <table:table-cell table:formula="of:=4*[.A283]" office:value-type="float" office:value="4512" calcext:value-type="float">
            <text:p>4512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  <table:table-cell table:formula="of:=AVERAGE([.B284:.B313])" office:value-type="float" office:value="0.0666666666666667" calcext:value-type="float">
            <text:p>0.0666666667</text:p>
          </table:table-cell>
          <table:table-cell table:formula="of:=LN([.C284])" office:value-type="float" office:value="-2.70805020110221" calcext:value-type="float">
            <text:p>-2.7080502011</text:p>
          </table:table-cell>
          <table:table-cell table:formula="of:=4*[.A284]" office:value-type="float" office:value="4528" calcext:value-type="float">
            <text:p>4528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  <table:table-cell table:formula="of:=AVERAGE([.B285:.B314])" office:value-type="float" office:value="0.0666666666666667" calcext:value-type="float">
            <text:p>0.0666666667</text:p>
          </table:table-cell>
          <table:table-cell table:formula="of:=LN([.C285])" office:value-type="float" office:value="-2.70805020110221" calcext:value-type="float">
            <text:p>-2.7080502011</text:p>
          </table:table-cell>
          <table:table-cell table:formula="of:=4*[.A285]" office:value-type="float" office:value="4544" calcext:value-type="float">
            <text:p>4544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0" calcext:value-type="float">
            <text:p>0</text:p>
          </table:table-cell>
          <table:table-cell table:formula="of:=AVERAGE([.B286:.B315])" office:value-type="float" office:value="0.0333333333333333" calcext:value-type="float">
            <text:p>0.0333333333</text:p>
          </table:table-cell>
          <table:table-cell table:formula="of:=LN([.C286])" office:value-type="float" office:value="-3.40119738166216" calcext:value-type="float">
            <text:p>-3.4011973817</text:p>
          </table:table-cell>
          <table:table-cell table:formula="of:=4*[.A286]" office:value-type="float" office:value="4560" calcext:value-type="float">
            <text:p>4560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0" calcext:value-type="float">
            <text:p>0</text:p>
          </table:table-cell>
          <table:table-cell table:formula="of:=AVERAGE([.B287:.B316])" office:value-type="float" office:value="0.0333333333333333" calcext:value-type="float">
            <text:p>0.0333333333</text:p>
          </table:table-cell>
          <table:table-cell table:formula="of:=LN([.C287])" office:value-type="float" office:value="-3.40119738166216" calcext:value-type="float">
            <text:p>-3.4011973817</text:p>
          </table:table-cell>
          <table:table-cell table:formula="of:=4*[.A287]" office:value-type="float" office:value="4576" calcext:value-type="float">
            <text:p>4576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0" calcext:value-type="float">
            <text:p>0</text:p>
          </table:table-cell>
          <table:table-cell table:formula="of:=AVERAGE([.B288:.B317])" office:value-type="float" office:value="0.0333333333333333" calcext:value-type="float">
            <text:p>0.0333333333</text:p>
          </table:table-cell>
          <table:table-cell table:formula="of:=LN([.C288])" office:value-type="float" office:value="-3.40119738166216" calcext:value-type="float">
            <text:p>-3.4011973817</text:p>
          </table:table-cell>
          <table:table-cell table:formula="of:=4*[.A288]" office:value-type="float" office:value="4592" calcext:value-type="float">
            <text:p>4592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  <table:table-cell table:formula="of:=AVERAGE([.B289:.B318])" office:value-type="float" office:value="0.0333333333333333" calcext:value-type="float">
            <text:p>0.0333333333</text:p>
          </table:table-cell>
          <table:table-cell table:formula="of:=LN([.C289])" office:value-type="float" office:value="-3.40119738166216" calcext:value-type="float">
            <text:p>-3.4011973817</text:p>
          </table:table-cell>
          <table:table-cell table:formula="of:=4*[.A289]" office:value-type="float" office:value="4608" calcext:value-type="float">
            <text:p>4608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0" calcext:value-type="float">
            <text:p>0</text:p>
          </table:table-cell>
          <table:table-cell table:formula="of:=AVERAGE([.B290:.B319])" office:value-type="float" office:value="0.0333333333333333" calcext:value-type="float">
            <text:p>0.0333333333</text:p>
          </table:table-cell>
          <table:table-cell table:formula="of:=LN([.C290])" office:value-type="float" office:value="-3.40119738166216" calcext:value-type="float">
            <text:p>-3.4011973817</text:p>
          </table:table-cell>
          <table:table-cell table:formula="of:=4*[.A290]" office:value-type="float" office:value="4624" calcext:value-type="float">
            <text:p>4624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0" calcext:value-type="float">
            <text:p>0</text:p>
          </table:table-cell>
          <table:table-cell table:formula="of:=AVERAGE([.B291:.B320])" office:value-type="float" office:value="0.0333333333333333" calcext:value-type="float">
            <text:p>0.0333333333</text:p>
          </table:table-cell>
          <table:table-cell table:formula="of:=LN([.C291])" office:value-type="float" office:value="-3.40119738166216" calcext:value-type="float">
            <text:p>-3.4011973817</text:p>
          </table:table-cell>
          <table:table-cell table:formula="of:=4*[.A291]" office:value-type="float" office:value="4640" calcext:value-type="float">
            <text:p>4640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  <table:table-cell table:formula="of:=AVERAGE([.B292:.B321])" office:value-type="float" office:value="0.0333333333333333" calcext:value-type="float">
            <text:p>0.0333333333</text:p>
          </table:table-cell>
          <table:table-cell table:formula="of:=LN([.C292])" office:value-type="float" office:value="-3.40119738166216" calcext:value-type="float">
            <text:p>-3.4011973817</text:p>
          </table:table-cell>
          <table:table-cell table:formula="of:=4*[.A292]" office:value-type="float" office:value="4656" calcext:value-type="float">
            <text:p>4656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table:formula="of:=AVERAGE([.B293:.B322])" office:value-type="float" office:value="0.0333333333333333" calcext:value-type="float">
            <text:p>0.0333333333</text:p>
          </table:table-cell>
          <table:table-cell table:formula="of:=LN([.C293])" office:value-type="float" office:value="-3.40119738166216" calcext:value-type="float">
            <text:p>-3.4011973817</text:p>
          </table:table-cell>
          <table:table-cell table:formula="of:=4*[.A293]" office:value-type="float" office:value="4672" calcext:value-type="float">
            <text:p>4672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0" calcext:value-type="float">
            <text:p>0</text:p>
          </table:table-cell>
          <table:table-cell table:formula="of:=AVERAGE([.B294:.B323])" office:value-type="float" office:value="0.0333333333333333" calcext:value-type="float">
            <text:p>0.0333333333</text:p>
          </table:table-cell>
          <table:table-cell table:formula="of:=LN([.C294])" office:value-type="float" office:value="-3.40119738166216" calcext:value-type="float">
            <text:p>-3.4011973817</text:p>
          </table:table-cell>
          <table:table-cell table:formula="of:=4*[.A294]" office:value-type="float" office:value="4688" calcext:value-type="float">
            <text:p>4688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0" calcext:value-type="float">
            <text:p>0</text:p>
          </table:table-cell>
          <table:table-cell table:formula="of:=AVERAGE([.B295:.B324])" office:value-type="float" office:value="0.0333333333333333" calcext:value-type="float">
            <text:p>0.0333333333</text:p>
          </table:table-cell>
          <table:table-cell table:formula="of:=LN([.C295])" office:value-type="float" office:value="-3.40119738166216" calcext:value-type="float">
            <text:p>-3.4011973817</text:p>
          </table:table-cell>
          <table:table-cell table:formula="of:=4*[.A295]" office:value-type="float" office:value="4704" calcext:value-type="float">
            <text:p>4704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  <table:table-cell table:formula="of:=AVERAGE([.B296:.B325])" office:value-type="float" office:value="0.0333333333333333" calcext:value-type="float">
            <text:p>0.0333333333</text:p>
          </table:table-cell>
          <table:table-cell table:formula="of:=LN([.C296])" office:value-type="float" office:value="-3.40119738166216" calcext:value-type="float">
            <text:p>-3.4011973817</text:p>
          </table:table-cell>
          <table:table-cell table:formula="of:=4*[.A296]" office:value-type="float" office:value="4720" calcext:value-type="float">
            <text:p>4720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0" calcext:value-type="float">
            <text:p>0</text:p>
          </table:table-cell>
          <table:table-cell table:formula="of:=AVERAGE([.B297:.B326])" office:value-type="float" office:value="0.0333333333333333" calcext:value-type="float">
            <text:p>0.0333333333</text:p>
          </table:table-cell>
          <table:table-cell table:formula="of:=LN([.C297])" office:value-type="float" office:value="-3.40119738166216" calcext:value-type="float">
            <text:p>-3.4011973817</text:p>
          </table:table-cell>
          <table:table-cell table:formula="of:=4*[.A297]" office:value-type="float" office:value="4736" calcext:value-type="float">
            <text:p>4736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table:formula="of:=AVERAGE([.B298:.B327])" office:value-type="float" office:value="0.0333333333333333" calcext:value-type="float">
            <text:p>0.0333333333</text:p>
          </table:table-cell>
          <table:table-cell table:formula="of:=LN([.C298])" office:value-type="float" office:value="-3.40119738166216" calcext:value-type="float">
            <text:p>-3.4011973817</text:p>
          </table:table-cell>
          <table:table-cell table:formula="of:=4*[.A298]" office:value-type="float" office:value="4752" calcext:value-type="float">
            <text:p>4752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  <table:table-cell table:formula="of:=AVERAGE([.B299:.B328])" office:value-type="float" office:value="0.0333333333333333" calcext:value-type="float">
            <text:p>0.0333333333</text:p>
          </table:table-cell>
          <table:table-cell table:formula="of:=LN([.C299])" office:value-type="float" office:value="-3.40119738166216" calcext:value-type="float">
            <text:p>-3.4011973817</text:p>
          </table:table-cell>
          <table:table-cell table:formula="of:=4*[.A299]" office:value-type="float" office:value="4768" calcext:value-type="float">
            <text:p>4768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  <table:table-cell table:formula="of:=AVERAGE([.B300:.B329])" office:value-type="float" office:value="0.0666666666666667" calcext:value-type="float">
            <text:p>0.0666666667</text:p>
          </table:table-cell>
          <table:table-cell table:formula="of:=LN([.C300])" office:value-type="float" office:value="-2.70805020110221" calcext:value-type="float">
            <text:p>-2.7080502011</text:p>
          </table:table-cell>
          <table:table-cell table:formula="of:=4*[.A300]" office:value-type="float" office:value="4784" calcext:value-type="float">
            <text:p>478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AVERAGE([.B301:.B330])" office:value-type="float" office:value="0.0666666666666667" calcext:value-type="float">
            <text:p>0.0666666667</text:p>
          </table:table-cell>
          <table:table-cell table:formula="of:=LN([.C301])" office:value-type="float" office:value="-2.70805020110221" calcext:value-type="float">
            <text:p>-2.7080502011</text:p>
          </table:table-cell>
          <table:table-cell table:formula="of:=4*[.A301]" office:value-type="float" office:value="4800" calcext:value-type="float">
            <text:p>4800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0" calcext:value-type="float">
            <text:p>0</text:p>
          </table:table-cell>
          <table:table-cell table:formula="of:=AVERAGE([.B302:.B331])" office:value-type="float" office:value="0.0333333333333333" calcext:value-type="float">
            <text:p>0.0333333333</text:p>
          </table:table-cell>
          <table:table-cell table:formula="of:=LN([.C302])" office:value-type="float" office:value="-3.40119738166216" calcext:value-type="float">
            <text:p>-3.4011973817</text:p>
          </table:table-cell>
          <table:table-cell table:formula="of:=4*[.A302]" office:value-type="float" office:value="4816" calcext:value-type="float">
            <text:p>4816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0" calcext:value-type="float">
            <text:p>0</text:p>
          </table:table-cell>
          <table:table-cell table:formula="of:=AVERAGE([.B303:.B332])" office:value-type="float" office:value="0.0333333333333333" calcext:value-type="float">
            <text:p>0.0333333333</text:p>
          </table:table-cell>
          <table:table-cell table:formula="of:=LN([.C303])" office:value-type="float" office:value="-3.40119738166216" calcext:value-type="float">
            <text:p>-3.4011973817</text:p>
          </table:table-cell>
          <table:table-cell table:formula="of:=4*[.A303]" office:value-type="float" office:value="4832" calcext:value-type="float">
            <text:p>4832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0" calcext:value-type="float">
            <text:p>0</text:p>
          </table:table-cell>
          <table:table-cell table:formula="of:=AVERAGE([.B304:.B333])" office:value-type="float" office:value="0.0333333333333333" calcext:value-type="float">
            <text:p>0.0333333333</text:p>
          </table:table-cell>
          <table:table-cell table:formula="of:=LN([.C304])" office:value-type="float" office:value="-3.40119738166216" calcext:value-type="float">
            <text:p>-3.4011973817</text:p>
          </table:table-cell>
          <table:table-cell table:formula="of:=4*[.A304]" office:value-type="float" office:value="4848" calcext:value-type="float">
            <text:p>4848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table:formula="of:=AVERAGE([.B305:.B334])" office:value-type="float" office:value="0.0333333333333333" calcext:value-type="float">
            <text:p>0.0333333333</text:p>
          </table:table-cell>
          <table:table-cell table:formula="of:=LN([.C305])" office:value-type="float" office:value="-3.40119738166216" calcext:value-type="float">
            <text:p>-3.4011973817</text:p>
          </table:table-cell>
          <table:table-cell table:formula="of:=4*[.A305]" office:value-type="float" office:value="4864" calcext:value-type="float">
            <text:p>4864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0" calcext:value-type="float">
            <text:p>0</text:p>
          </table:table-cell>
          <table:table-cell table:formula="of:=AVERAGE([.B306:.B335])" office:value-type="float" office:value="0.0333333333333333" calcext:value-type="float">
            <text:p>0.0333333333</text:p>
          </table:table-cell>
          <table:table-cell table:formula="of:=LN([.C306])" office:value-type="float" office:value="-3.40119738166216" calcext:value-type="float">
            <text:p>-3.4011973817</text:p>
          </table:table-cell>
          <table:table-cell table:formula="of:=4*[.A306]" office:value-type="float" office:value="4880" calcext:value-type="float">
            <text:p>4880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  <table:table-cell table:formula="of:=AVERAGE([.B307:.B336])" office:value-type="float" office:value="0.0333333333333333" calcext:value-type="float">
            <text:p>0.0333333333</text:p>
          </table:table-cell>
          <table:table-cell table:formula="of:=LN([.C307])" office:value-type="float" office:value="-3.40119738166216" calcext:value-type="float">
            <text:p>-3.4011973817</text:p>
          </table:table-cell>
          <table:table-cell table:formula="of:=4*[.A307]" office:value-type="float" office:value="4896" calcext:value-type="float">
            <text:p>4896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0" calcext:value-type="float">
            <text:p>0</text:p>
          </table:table-cell>
          <table:table-cell table:formula="of:=AVERAGE([.B308:.B337])" office:value-type="float" office:value="0.0333333333333333" calcext:value-type="float">
            <text:p>0.0333333333</text:p>
          </table:table-cell>
          <table:table-cell table:formula="of:=LN([.C308])" office:value-type="float" office:value="-3.40119738166216" calcext:value-type="float">
            <text:p>-3.4011973817</text:p>
          </table:table-cell>
          <table:table-cell table:formula="of:=4*[.A308]" office:value-type="float" office:value="4912" calcext:value-type="float">
            <text:p>4912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  <table:table-cell table:formula="of:=AVERAGE([.B309:.B338])" office:value-type="float" office:value="0.0333333333333333" calcext:value-type="float">
            <text:p>0.0333333333</text:p>
          </table:table-cell>
          <table:table-cell table:formula="of:=LN([.C309])" office:value-type="float" office:value="-3.40119738166216" calcext:value-type="float">
            <text:p>-3.4011973817</text:p>
          </table:table-cell>
          <table:table-cell table:formula="of:=4*[.A309]" office:value-type="float" office:value="4928" calcext:value-type="float">
            <text:p>4928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0" calcext:value-type="float">
            <text:p>0</text:p>
          </table:table-cell>
          <table:table-cell table:formula="of:=AVERAGE([.B310:.B339])" office:value-type="float" office:value="0.0333333333333333" calcext:value-type="float">
            <text:p>0.0333333333</text:p>
          </table:table-cell>
          <table:table-cell table:formula="of:=LN([.C310])" office:value-type="float" office:value="-3.40119738166216" calcext:value-type="float">
            <text:p>-3.4011973817</text:p>
          </table:table-cell>
          <table:table-cell table:formula="of:=4*[.A310]" office:value-type="float" office:value="4944" calcext:value-type="float">
            <text:p>4944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" calcext:value-type="float">
            <text:p>0</text:p>
          </table:table-cell>
          <table:table-cell table:formula="of:=AVERAGE([.B311:.B340])" office:value-type="float" office:value="0.0333333333333333" calcext:value-type="float">
            <text:p>0.0333333333</text:p>
          </table:table-cell>
          <table:table-cell table:formula="of:=LN([.C311])" office:value-type="float" office:value="-3.40119738166216" calcext:value-type="float">
            <text:p>-3.4011973817</text:p>
          </table:table-cell>
          <table:table-cell table:formula="of:=4*[.A311]" office:value-type="float" office:value="4960" calcext:value-type="float">
            <text:p>4960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0" calcext:value-type="float">
            <text:p>0</text:p>
          </table:table-cell>
          <table:table-cell table:formula="of:=AVERAGE([.B312:.B341])" office:value-type="float" office:value="0.0333333333333333" calcext:value-type="float">
            <text:p>0.0333333333</text:p>
          </table:table-cell>
          <table:table-cell table:formula="of:=LN([.C312])" office:value-type="float" office:value="-3.40119738166216" calcext:value-type="float">
            <text:p>-3.4011973817</text:p>
          </table:table-cell>
          <table:table-cell table:formula="of:=4*[.A312]" office:value-type="float" office:value="4976" calcext:value-type="float">
            <text:p>4976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  <table:table-cell table:formula="of:=AVERAGE([.B313:.B342])" office:value-type="float" office:value="0.0333333333333333" calcext:value-type="float">
            <text:p>0.0333333333</text:p>
          </table:table-cell>
          <table:table-cell table:formula="of:=LN([.C313])" office:value-type="float" office:value="-3.40119738166216" calcext:value-type="float">
            <text:p>-3.4011973817</text:p>
          </table:table-cell>
          <table:table-cell table:formula="of:=4*[.A313]" office:value-type="float" office:value="4992" calcext:value-type="float">
            <text:p>4992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  <table:table-cell table:formula="of:=AVERAGE([.B314:.B343])" office:value-type="float" office:value="0.0333333333333333" calcext:value-type="float">
            <text:p>0.0333333333</text:p>
          </table:table-cell>
          <table:table-cell table:formula="of:=LN([.C314])" office:value-type="float" office:value="-3.40119738166216" calcext:value-type="float">
            <text:p>-3.4011973817</text:p>
          </table:table-cell>
          <table:table-cell table:formula="of:=4*[.A314]" office:value-type="float" office:value="5008" calcext:value-type="float">
            <text:p>5008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0" calcext:value-type="float">
            <text:p>0</text:p>
          </table:table-cell>
          <table:table-cell table:formula="of:=AVERAGE([.B315:.B344])" office:value-type="float" office:value="0.0333333333333333" calcext:value-type="float">
            <text:p>0.0333333333</text:p>
          </table:table-cell>
          <table:table-cell table:formula="of:=LN([.C315])" office:value-type="float" office:value="-3.40119738166216" calcext:value-type="float">
            <text:p>-3.4011973817</text:p>
          </table:table-cell>
          <table:table-cell table:formula="of:=4*[.A315]" office:value-type="float" office:value="5024" calcext:value-type="float">
            <text:p>5024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  <table:table-cell table:formula="of:=AVERAGE([.B316:.B345])" office:value-type="float" office:value="0.0333333333333333" calcext:value-type="float">
            <text:p>0.0333333333</text:p>
          </table:table-cell>
          <table:table-cell table:formula="of:=LN([.C316])" office:value-type="float" office:value="-3.40119738166216" calcext:value-type="float">
            <text:p>-3.4011973817</text:p>
          </table:table-cell>
          <table:table-cell table:formula="of:=4*[.A316]" office:value-type="float" office:value="5040" calcext:value-type="float">
            <text:p>5040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0" calcext:value-type="float">
            <text:p>0</text:p>
          </table:table-cell>
          <table:table-cell table:formula="of:=AVERAGE([.B317:.B346])" office:value-type="float" office:value="0.0333333333333333" calcext:value-type="float">
            <text:p>0.0333333333</text:p>
          </table:table-cell>
          <table:table-cell table:formula="of:=LN([.C317])" office:value-type="float" office:value="-3.40119738166216" calcext:value-type="float">
            <text:p>-3.4011973817</text:p>
          </table:table-cell>
          <table:table-cell table:formula="of:=4*[.A317]" office:value-type="float" office:value="5056" calcext:value-type="float">
            <text:p>5056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0" calcext:value-type="float">
            <text:p>0</text:p>
          </table:table-cell>
          <table:table-cell table:formula="of:=AVERAGE([.B318:.B347])" office:value-type="float" office:value="0.0333333333333333" calcext:value-type="float">
            <text:p>0.0333333333</text:p>
          </table:table-cell>
          <table:table-cell table:formula="of:=LN([.C318])" office:value-type="float" office:value="-3.40119738166216" calcext:value-type="float">
            <text:p>-3.4011973817</text:p>
          </table:table-cell>
          <table:table-cell table:formula="of:=4*[.A318]" office:value-type="float" office:value="5072" calcext:value-type="float">
            <text:p>5072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0" calcext:value-type="float">
            <text:p>0</text:p>
          </table:table-cell>
          <table:table-cell table:formula="of:=AVERAGE([.B319:.B348])" office:value-type="float" office:value="0.0333333333333333" calcext:value-type="float">
            <text:p>0.0333333333</text:p>
          </table:table-cell>
          <table:table-cell table:formula="of:=LN([.C319])" office:value-type="float" office:value="-3.40119738166216" calcext:value-type="float">
            <text:p>-3.4011973817</text:p>
          </table:table-cell>
          <table:table-cell table:formula="of:=4*[.A319]" office:value-type="float" office:value="5088" calcext:value-type="float">
            <text:p>5088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0" calcext:value-type="float">
            <text:p>0</text:p>
          </table:table-cell>
          <table:table-cell table:formula="of:=AVERAGE([.B320:.B349])" office:value-type="float" office:value="0.0333333333333333" calcext:value-type="float">
            <text:p>0.0333333333</text:p>
          </table:table-cell>
          <table:table-cell table:formula="of:=LN([.C320])" office:value-type="float" office:value="-3.40119738166216" calcext:value-type="float">
            <text:p>-3.4011973817</text:p>
          </table:table-cell>
          <table:table-cell table:formula="of:=4*[.A320]" office:value-type="float" office:value="5104" calcext:value-type="float">
            <text:p>5104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table:formula="of:=AVERAGE([.B321:.B350])" office:value-type="float" office:value="0.0333333333333333" calcext:value-type="float">
            <text:p>0.0333333333</text:p>
          </table:table-cell>
          <table:table-cell table:formula="of:=LN([.C321])" office:value-type="float" office:value="-3.40119738166216" calcext:value-type="float">
            <text:p>-3.4011973817</text:p>
          </table:table-cell>
          <table:table-cell table:formula="of:=4*[.A321]" office:value-type="float" office:value="5120" calcext:value-type="float">
            <text:p>5120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  <table:table-cell table:formula="of:=AVERAGE([.B322:.B351])" office:value-type="float" office:value="0.0333333333333333" calcext:value-type="float">
            <text:p>0.0333333333</text:p>
          </table:table-cell>
          <table:table-cell table:formula="of:=LN([.C322])" office:value-type="float" office:value="-3.40119738166216" calcext:value-type="float">
            <text:p>-3.4011973817</text:p>
          </table:table-cell>
          <table:table-cell table:formula="of:=4*[.A322]" office:value-type="float" office:value="5136" calcext:value-type="float">
            <text:p>5136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0" calcext:value-type="float">
            <text:p>0</text:p>
          </table:table-cell>
          <table:table-cell table:formula="of:=AVERAGE([.B323:.B352])" office:value-type="float" office:value="0.0333333333333333" calcext:value-type="float">
            <text:p>0.0333333333</text:p>
          </table:table-cell>
          <table:table-cell table:formula="of:=LN([.C323])" office:value-type="float" office:value="-3.40119738166216" calcext:value-type="float">
            <text:p>-3.4011973817</text:p>
          </table:table-cell>
          <table:table-cell table:formula="of:=4*[.A323]" office:value-type="float" office:value="5152" calcext:value-type="float">
            <text:p>5152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  <table:table-cell table:formula="of:=AVERAGE([.B324:.B353])" office:value-type="float" office:value="0.0666666666666667" calcext:value-type="float">
            <text:p>0.0666666667</text:p>
          </table:table-cell>
          <table:table-cell table:formula="of:=LN([.C324])" office:value-type="float" office:value="-2.70805020110221" calcext:value-type="float">
            <text:p>-2.7080502011</text:p>
          </table:table-cell>
          <table:table-cell table:formula="of:=4*[.A324]" office:value-type="float" office:value="5168" calcext:value-type="float">
            <text:p>5168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0" calcext:value-type="float">
            <text:p>0</text:p>
          </table:table-cell>
          <table:table-cell table:formula="of:=AVERAGE([.B325:.B354])" office:value-type="float" office:value="0.0666666666666667" calcext:value-type="float">
            <text:p>0.0666666667</text:p>
          </table:table-cell>
          <table:table-cell table:formula="of:=LN([.C325])" office:value-type="float" office:value="-2.70805020110221" calcext:value-type="float">
            <text:p>-2.7080502011</text:p>
          </table:table-cell>
          <table:table-cell table:formula="of:=4*[.A325]" office:value-type="float" office:value="5184" calcext:value-type="float">
            <text:p>518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table:formula="of:=AVERAGE([.B326:.B355])" office:value-type="float" office:value="0.0666666666666667" calcext:value-type="float">
            <text:p>0.0666666667</text:p>
          </table:table-cell>
          <table:table-cell table:formula="of:=LN([.C326])" office:value-type="float" office:value="-2.70805020110221" calcext:value-type="float">
            <text:p>-2.7080502011</text:p>
          </table:table-cell>
          <table:table-cell table:formula="of:=4*[.A326]" office:value-type="float" office:value="5200" calcext:value-type="float">
            <text:p>520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0" calcext:value-type="float">
            <text:p>0</text:p>
          </table:table-cell>
          <table:table-cell table:formula="of:=AVERAGE([.B327:.B356])" office:value-type="float" office:value="0.0666666666666667" calcext:value-type="float">
            <text:p>0.0666666667</text:p>
          </table:table-cell>
          <table:table-cell table:formula="of:=LN([.C327])" office:value-type="float" office:value="-2.70805020110221" calcext:value-type="float">
            <text:p>-2.7080502011</text:p>
          </table:table-cell>
          <table:table-cell table:formula="of:=4*[.A327]" office:value-type="float" office:value="5216" calcext:value-type="float">
            <text:p>5216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0" calcext:value-type="float">
            <text:p>0</text:p>
          </table:table-cell>
          <table:table-cell table:formula="of:=AVERAGE([.B328:.B357])" office:value-type="float" office:value="0.0666666666666667" calcext:value-type="float">
            <text:p>0.0666666667</text:p>
          </table:table-cell>
          <table:table-cell table:formula="of:=LN([.C328])" office:value-type="float" office:value="-2.70805020110221" calcext:value-type="float">
            <text:p>-2.7080502011</text:p>
          </table:table-cell>
          <table:table-cell table:formula="of:=4*[.A328]" office:value-type="float" office:value="5232" calcext:value-type="float">
            <text:p>5232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" calcext:value-type="float">
            <text:p>1</text:p>
          </table:table-cell>
          <table:table-cell table:formula="of:=AVERAGE([.B329:.B358])" office:value-type="float" office:value="0.0666666666666667" calcext:value-type="float">
            <text:p>0.0666666667</text:p>
          </table:table-cell>
          <table:table-cell table:formula="of:=LN([.C329])" office:value-type="float" office:value="-2.70805020110221" calcext:value-type="float">
            <text:p>-2.7080502011</text:p>
          </table:table-cell>
          <table:table-cell table:formula="of:=4*[.A329]" office:value-type="float" office:value="5248" calcext:value-type="float">
            <text:p>5248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0" calcext:value-type="float">
            <text:p>0</text:p>
          </table:table-cell>
          <table:table-cell table:formula="of:=AVERAGE([.B330:.B359])" office:value-type="float" office:value="0.0333333333333333" calcext:value-type="float">
            <text:p>0.0333333333</text:p>
          </table:table-cell>
          <table:table-cell table:formula="of:=LN([.C330])" office:value-type="float" office:value="-3.40119738166216" calcext:value-type="float">
            <text:p>-3.4011973817</text:p>
          </table:table-cell>
          <table:table-cell table:formula="of:=4*[.A330]" office:value-type="float" office:value="5264" calcext:value-type="float">
            <text:p>5264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table:formula="of:=AVERAGE([.B331:.B360])" office:value-type="float" office:value="0.0333333333333333" calcext:value-type="float">
            <text:p>0.0333333333</text:p>
          </table:table-cell>
          <table:table-cell table:formula="of:=LN([.C331])" office:value-type="float" office:value="-3.40119738166216" calcext:value-type="float">
            <text:p>-3.4011973817</text:p>
          </table:table-cell>
          <table:table-cell table:formula="of:=4*[.A331]" office:value-type="float" office:value="5280" calcext:value-type="float">
            <text:p>5280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0" calcext:value-type="float">
            <text:p>0</text:p>
          </table:table-cell>
          <table:table-cell table:formula="of:=AVERAGE([.B332:.B361])" office:value-type="float" office:value="0.0333333333333333" calcext:value-type="float">
            <text:p>0.0333333333</text:p>
          </table:table-cell>
          <table:table-cell table:formula="of:=LN([.C332])" office:value-type="float" office:value="-3.40119738166216" calcext:value-type="float">
            <text:p>-3.4011973817</text:p>
          </table:table-cell>
          <table:table-cell table:formula="of:=4*[.A332]" office:value-type="float" office:value="5296" calcext:value-type="float">
            <text:p>5296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0" calcext:value-type="float">
            <text:p>0</text:p>
          </table:table-cell>
          <table:table-cell table:formula="of:=AVERAGE([.B333:.B362])" office:value-type="float" office:value="0.0333333333333333" calcext:value-type="float">
            <text:p>0.0333333333</text:p>
          </table:table-cell>
          <table:table-cell table:formula="of:=LN([.C333])" office:value-type="float" office:value="-3.40119738166216" calcext:value-type="float">
            <text:p>-3.4011973817</text:p>
          </table:table-cell>
          <table:table-cell table:formula="of:=4*[.A333]" office:value-type="float" office:value="5312" calcext:value-type="float">
            <text:p>5312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0" calcext:value-type="float">
            <text:p>0</text:p>
          </table:table-cell>
          <table:table-cell table:formula="of:=AVERAGE([.B334:.B363])" office:value-type="float" office:value="0.0333333333333333" calcext:value-type="float">
            <text:p>0.0333333333</text:p>
          </table:table-cell>
          <table:table-cell table:formula="of:=LN([.C334])" office:value-type="float" office:value="-3.40119738166216" calcext:value-type="float">
            <text:p>-3.4011973817</text:p>
          </table:table-cell>
          <table:table-cell table:formula="of:=4*[.A334]" office:value-type="float" office:value="5328" calcext:value-type="float">
            <text:p>5328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0" calcext:value-type="float">
            <text:p>0</text:p>
          </table:table-cell>
          <table:table-cell table:formula="of:=AVERAGE([.B335:.B364])" office:value-type="float" office:value="0.0333333333333333" calcext:value-type="float">
            <text:p>0.0333333333</text:p>
          </table:table-cell>
          <table:table-cell table:formula="of:=LN([.C335])" office:value-type="float" office:value="-3.40119738166216" calcext:value-type="float">
            <text:p>-3.4011973817</text:p>
          </table:table-cell>
          <table:table-cell table:formula="of:=4*[.A335]" office:value-type="float" office:value="5344" calcext:value-type="float">
            <text:p>5344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  <table:table-cell table:formula="of:=AVERAGE([.B336:.B365])" office:value-type="float" office:value="0.0333333333333333" calcext:value-type="float">
            <text:p>0.0333333333</text:p>
          </table:table-cell>
          <table:table-cell table:formula="of:=LN([.C336])" office:value-type="float" office:value="-3.40119738166216" calcext:value-type="float">
            <text:p>-3.4011973817</text:p>
          </table:table-cell>
          <table:table-cell table:formula="of:=4*[.A336]" office:value-type="float" office:value="5360" calcext:value-type="float">
            <text:p>5360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0" calcext:value-type="float">
            <text:p>0</text:p>
          </table:table-cell>
          <table:table-cell table:formula="of:=AVERAGE([.B337:.B366])" office:value-type="float" office:value="0.0333333333333333" calcext:value-type="float">
            <text:p>0.0333333333</text:p>
          </table:table-cell>
          <table:table-cell table:formula="of:=LN([.C337])" office:value-type="float" office:value="-3.40119738166216" calcext:value-type="float">
            <text:p>-3.4011973817</text:p>
          </table:table-cell>
          <table:table-cell table:formula="of:=4*[.A337]" office:value-type="float" office:value="5376" calcext:value-type="float">
            <text:p>5376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  <table:table-cell table:formula="of:=AVERAGE([.B338:.B367])" office:value-type="float" office:value="0.0333333333333333" calcext:value-type="float">
            <text:p>0.0333333333</text:p>
          </table:table-cell>
          <table:table-cell table:formula="of:=LN([.C338])" office:value-type="float" office:value="-3.40119738166216" calcext:value-type="float">
            <text:p>-3.4011973817</text:p>
          </table:table-cell>
          <table:table-cell table:formula="of:=4*[.A338]" office:value-type="float" office:value="5392" calcext:value-type="float">
            <text:p>5392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0" calcext:value-type="float">
            <text:p>0</text:p>
          </table:table-cell>
          <table:table-cell table:formula="of:=AVERAGE([.B339:.B368])" office:value-type="float" office:value="0.0333333333333333" calcext:value-type="float">
            <text:p>0.0333333333</text:p>
          </table:table-cell>
          <table:table-cell table:formula="of:=LN([.C339])" office:value-type="float" office:value="-3.40119738166216" calcext:value-type="float">
            <text:p>-3.4011973817</text:p>
          </table:table-cell>
          <table:table-cell table:formula="of:=4*[.A339]" office:value-type="float" office:value="5408" calcext:value-type="float">
            <text:p>5408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0" calcext:value-type="float">
            <text:p>0</text:p>
          </table:table-cell>
          <table:table-cell table:formula="of:=AVERAGE([.B340:.B369])" office:value-type="float" office:value="0.0333333333333333" calcext:value-type="float">
            <text:p>0.0333333333</text:p>
          </table:table-cell>
          <table:table-cell table:formula="of:=LN([.C340])" office:value-type="float" office:value="-3.40119738166216" calcext:value-type="float">
            <text:p>-3.4011973817</text:p>
          </table:table-cell>
          <table:table-cell table:formula="of:=4*[.A340]" office:value-type="float" office:value="5424" calcext:value-type="float">
            <text:p>5424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0" calcext:value-type="float">
            <text:p>0</text:p>
          </table:table-cell>
          <table:table-cell table:formula="of:=AVERAGE([.B341:.B370])" office:value-type="float" office:value="0.0333333333333333" calcext:value-type="float">
            <text:p>0.0333333333</text:p>
          </table:table-cell>
          <table:table-cell table:formula="of:=LN([.C341])" office:value-type="float" office:value="-3.40119738166216" calcext:value-type="float">
            <text:p>-3.4011973817</text:p>
          </table:table-cell>
          <table:table-cell table:formula="of:=4*[.A341]" office:value-type="float" office:value="5440" calcext:value-type="float">
            <text:p>5440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0" calcext:value-type="float">
            <text:p>0</text:p>
          </table:table-cell>
          <table:table-cell table:formula="of:=AVERAGE([.B342:.B371])" office:value-type="float" office:value="0.0333333333333333" calcext:value-type="float">
            <text:p>0.0333333333</text:p>
          </table:table-cell>
          <table:table-cell table:formula="of:=LN([.C342])" office:value-type="float" office:value="-3.40119738166216" calcext:value-type="float">
            <text:p>-3.4011973817</text:p>
          </table:table-cell>
          <table:table-cell table:formula="of:=4*[.A342]" office:value-type="float" office:value="5456" calcext:value-type="float">
            <text:p>5456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0" calcext:value-type="float">
            <text:p>0</text:p>
          </table:table-cell>
          <table:table-cell table:formula="of:=AVERAGE([.B343:.B372])" office:value-type="float" office:value="0.0333333333333333" calcext:value-type="float">
            <text:p>0.0333333333</text:p>
          </table:table-cell>
          <table:table-cell table:formula="of:=LN([.C343])" office:value-type="float" office:value="-3.40119738166216" calcext:value-type="float">
            <text:p>-3.4011973817</text:p>
          </table:table-cell>
          <table:table-cell table:formula="of:=4*[.A343]" office:value-type="float" office:value="5472" calcext:value-type="float">
            <text:p>5472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0" calcext:value-type="float">
            <text:p>0</text:p>
          </table:table-cell>
          <table:table-cell table:formula="of:=AVERAGE([.B344:.B373])" office:value-type="float" office:value="0.0333333333333333" calcext:value-type="float">
            <text:p>0.0333333333</text:p>
          </table:table-cell>
          <table:table-cell table:formula="of:=LN([.C344])" office:value-type="float" office:value="-3.40119738166216" calcext:value-type="float">
            <text:p>-3.4011973817</text:p>
          </table:table-cell>
          <table:table-cell table:formula="of:=4*[.A344]" office:value-type="float" office:value="5488" calcext:value-type="float">
            <text:p>5488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0" calcext:value-type="float">
            <text:p>0</text:p>
          </table:table-cell>
          <table:table-cell table:formula="of:=AVERAGE([.B345:.B374])" office:value-type="float" office:value="0.0333333333333333" calcext:value-type="float">
            <text:p>0.0333333333</text:p>
          </table:table-cell>
          <table:table-cell table:formula="of:=LN([.C345])" office:value-type="float" office:value="-3.40119738166216" calcext:value-type="float">
            <text:p>-3.4011973817</text:p>
          </table:table-cell>
          <table:table-cell table:formula="of:=4*[.A345]" office:value-type="float" office:value="5504" calcext:value-type="float">
            <text:p>5504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  <table:table-cell table:formula="of:=AVERAGE([.B346:.B375])" office:value-type="float" office:value="0.0333333333333333" calcext:value-type="float">
            <text:p>0.0333333333</text:p>
          </table:table-cell>
          <table:table-cell table:formula="of:=LN([.C346])" office:value-type="float" office:value="-3.40119738166216" calcext:value-type="float">
            <text:p>-3.4011973817</text:p>
          </table:table-cell>
          <table:table-cell table:formula="of:=4*[.A346]" office:value-type="float" office:value="5520" calcext:value-type="float">
            <text:p>5520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  <table:table-cell table:formula="of:=AVERAGE([.B347:.B376])" office:value-type="float" office:value="0.0333333333333333" calcext:value-type="float">
            <text:p>0.0333333333</text:p>
          </table:table-cell>
          <table:table-cell table:formula="of:=LN([.C347])" office:value-type="float" office:value="-3.40119738166216" calcext:value-type="float">
            <text:p>-3.4011973817</text:p>
          </table:table-cell>
          <table:table-cell table:formula="of:=4*[.A347]" office:value-type="float" office:value="5536" calcext:value-type="float">
            <text:p>5536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0" calcext:value-type="float">
            <text:p>0</text:p>
          </table:table-cell>
          <table:table-cell table:formula="of:=AVERAGE([.B348:.B377])" office:value-type="float" office:value="0.0333333333333333" calcext:value-type="float">
            <text:p>0.0333333333</text:p>
          </table:table-cell>
          <table:table-cell table:formula="of:=LN([.C348])" office:value-type="float" office:value="-3.40119738166216" calcext:value-type="float">
            <text:p>-3.4011973817</text:p>
          </table:table-cell>
          <table:table-cell table:formula="of:=4*[.A348]" office:value-type="float" office:value="5552" calcext:value-type="float">
            <text:p>5552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0" calcext:value-type="float">
            <text:p>0</text:p>
          </table:table-cell>
          <table:table-cell table:formula="of:=AVERAGE([.B349:.B378])" office:value-type="float" office:value="0.0333333333333333" calcext:value-type="float">
            <text:p>0.0333333333</text:p>
          </table:table-cell>
          <table:table-cell table:formula="of:=LN([.C349])" office:value-type="float" office:value="-3.40119738166216" calcext:value-type="float">
            <text:p>-3.4011973817</text:p>
          </table:table-cell>
          <table:table-cell table:formula="of:=4*[.A349]" office:value-type="float" office:value="5568" calcext:value-type="float">
            <text:p>5568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0" calcext:value-type="float">
            <text:p>0</text:p>
          </table:table-cell>
          <table:table-cell table:formula="of:=AVERAGE([.B350:.B379])" office:value-type="float" office:value="0.0333333333333333" calcext:value-type="float">
            <text:p>0.0333333333</text:p>
          </table:table-cell>
          <table:table-cell table:formula="of:=LN([.C350])" office:value-type="float" office:value="-3.40119738166216" calcext:value-type="float">
            <text:p>-3.4011973817</text:p>
          </table:table-cell>
          <table:table-cell table:formula="of:=4*[.A350]" office:value-type="float" office:value="5584" calcext:value-type="float">
            <text:p>558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formula="of:=AVERAGE([.B351:.B380])" office:value-type="float" office:value="0.0333333333333333" calcext:value-type="float">
            <text:p>0.0333333333</text:p>
          </table:table-cell>
          <table:table-cell table:formula="of:=LN([.C351])" office:value-type="float" office:value="-3.40119738166216" calcext:value-type="float">
            <text:p>-3.4011973817</text:p>
          </table:table-cell>
          <table:table-cell table:formula="of:=4*[.A351]" office:value-type="float" office:value="5600" calcext:value-type="float">
            <text:p>5600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0" calcext:value-type="float">
            <text:p>0</text:p>
          </table:table-cell>
          <table:table-cell table:formula="of:=AVERAGE([.B352:.B381])" office:value-type="float" office:value="0.0333333333333333" calcext:value-type="float">
            <text:p>0.0333333333</text:p>
          </table:table-cell>
          <table:table-cell table:formula="of:=LN([.C352])" office:value-type="float" office:value="-3.40119738166216" calcext:value-type="float">
            <text:p>-3.4011973817</text:p>
          </table:table-cell>
          <table:table-cell table:formula="of:=4*[.A352]" office:value-type="float" office:value="5616" calcext:value-type="float">
            <text:p>5616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" calcext:value-type="float">
            <text:p>1</text:p>
          </table:table-cell>
          <table:table-cell table:formula="of:=AVERAGE([.B353:.B382])" office:value-type="float" office:value="0.0333333333333333" calcext:value-type="float">
            <text:p>0.0333333333</text:p>
          </table:table-cell>
          <table:table-cell table:formula="of:=LN([.C353])" office:value-type="float" office:value="-3.40119738166216" calcext:value-type="float">
            <text:p>-3.4011973817</text:p>
          </table:table-cell>
          <table:table-cell table:formula="of:=4*[.A353]" office:value-type="float" office:value="5632" calcext:value-type="float">
            <text:p>5632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0" calcext:value-type="float">
            <text:p>0</text:p>
          </table:table-cell>
          <table:table-cell table:formula="of:=AVERAGE([.B354:.B383])" office:value-type="float" office:value="0" calcext:value-type="float">
            <text:p>0</text:p>
          </table:table-cell>
          <table:table-cell/>
          <table:table-cell table:formula="of:=4*[.A354]" office:value-type="float" office:value="5648" calcext:value-type="float">
            <text:p>5648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0" calcext:value-type="float">
            <text:p>0</text:p>
          </table:table-cell>
          <table:table-cell table:formula="of:=AVERAGE([.B355:.B384])" office:value-type="float" office:value="0" calcext:value-type="float">
            <text:p>0</text:p>
          </table:table-cell>
          <table:table-cell/>
          <table:table-cell table:formula="of:=4*[.A355]" office:value-type="float" office:value="5664" calcext:value-type="float">
            <text:p>5664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0" calcext:value-type="float">
            <text:p>0</text:p>
          </table:table-cell>
          <table:table-cell table:formula="of:=AVERAGE([.B356:.B3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0" calcext:value-type="float">
            <text:p>0</text:p>
          </table:table-cell>
          <table:table-cell table:formula="of:=AVERAGE([.B357:.B3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0" calcext:value-type="float">
            <text:p>0</text:p>
          </table:table-cell>
          <table:table-cell table:formula="of:=AVERAGE([.B358:.B3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  <table:table-cell table:formula="of:=AVERAGE([.B359:.B3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0" calcext:value-type="float">
            <text:p>0</text:p>
          </table:table-cell>
          <table:table-cell table:formula="of:=AVERAGE([.B360:.B3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 table:formula="of:=AVERAGE([.B361:.B3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  <table:table-cell table:formula="of:=AVERAGE([.B362:.B3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0" calcext:value-type="float">
            <text:p>0</text:p>
          </table:table-cell>
          <table:table-cell table:formula="of:=AVERAGE([.B363:.B3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0" calcext:value-type="float">
            <text:p>0</text:p>
          </table:table-cell>
          <table:table-cell table:formula="of:=AVERAGE([.B364:.B3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0" calcext:value-type="float">
            <text:p>0</text:p>
          </table:table-cell>
          <table:table-cell table:formula="of:=AVERAGE([.B365:.B3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  <table:table-cell table:formula="of:=AVERAGE([.B366:.B3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0" calcext:value-type="float">
            <text:p>0</text:p>
          </table:table-cell>
          <table:table-cell table:formula="of:=AVERAGE([.B367:.B3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table:formula="of:=AVERAGE([.B368:.B3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table:formula="of:=AVERAGE([.B369:.B3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AVERAGE([.B370:.B3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AVERAGE([.B371:.B4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AVERAGE([.B372:.B4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table:formula="of:=AVERAGE([.B373:.B4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formula="of:=AVERAGE([.B374:.B4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table:formula="of:=AVERAGE([.B375:.B4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table:formula="of:=AVERAGE([.B376:.B4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formula="of:=AVERAGE([.B377:.B4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AVERAGE([.B378:.B4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formula="of:=AVERAGE([.B379:.B4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table:formula="of:=AVERAGE([.B380:.B4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table:formula="of:=AVERAGE([.B381:.B4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table:formula="of:=AVERAGE([.B382:.B4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AVERAGE([.B383:.B4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table:formula="of:=AVERAGE([.B384:.B4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formula="of:=AVERAGE([.B385:.B4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AVERAGE([.B386:.B4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AVERAGE([.B387:.B4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AVERAGE([.B388:.B4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table:formula="of:=AVERAGE([.B389:.B4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table:formula="of:=AVERAGE([.B390:.B4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AVERAGE([.B391:.B4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AVERAGE([.B392:.B421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AVERAGE([.B393:.B422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AVERAGE([.B394:.B423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AVERAGE([.B395:.B424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AVERAGE([.B396:.B425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AVERAGE([.B397:.B426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table:formula="of:=AVERAGE([.B398:.B427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formula="of:=AVERAGE([.B399:.B428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table:formula="of:=AVERAGE([.B400:.B429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AVERAGE([.B401:.B430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AVERAGE([.B402:.B431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table:formula="of:=AVERAGE([.B403:.B432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formula="of:=AVERAGE([.B404:.B433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table:formula="of:=AVERAGE([.B405:.B434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formula="of:=AVERAGE([.B406:.B435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table:formula="of:=AVERAGE([.B407:.B436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table:formula="of:=AVERAGE([.B408:.B437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formula="of:=AVERAGE([.B409:.B438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table:formula="of:=AVERAGE([.B410:.B439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table:formula="of:=AVERAGE([.B411:.B440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table:formula="of:=AVERAGE([.B412:.B441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formula="of:=AVERAGE([.B413:.B442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table:formula="of:=AVERAGE([.B414:.B443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table:formula="of:=AVERAGE([.B415:.B444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table:formula="of:=AVERAGE([.B416:.B445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formula="of:=AVERAGE([.B417:.B446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table:formula="of:=AVERAGE([.B418:.B447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formula="of:=AVERAGE([.B419:.B448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table:formula="of:=AVERAGE([.B420:.B449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table:formula="of:=AVERAGE([.B421:.B450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table:formula="of:=AVERAGE([.B422:.B4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table:formula="of:=AVERAGE([.B423:.B4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table:formula="of:=AVERAGE([.B424:.B4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table:formula="of:=AVERAGE([.B425:.B4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table:formula="of:=AVERAGE([.B426:.B4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table:formula="of:=AVERAGE([.B427:.B4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table:formula="of:=AVERAGE([.B428:.B4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table:formula="of:=AVERAGE([.B429:.B4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table:formula="of:=AVERAGE([.B430:.B4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table:formula="of:=AVERAGE([.B431:.B4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table:formula="of:=AVERAGE([.B432:.B4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formula="of:=AVERAGE([.B433:.B4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table:formula="of:=AVERAGE([.B434:.B4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table:formula="of:=AVERAGE([.B435:.B4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table:formula="of:=AVERAGE([.B436:.B4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formula="of:=AVERAGE([.B437:.B4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AVERAGE([.B438:.B4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AVERAGE([.B439:.B4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table:formula="of:=AVERAGE([.B440:.B4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AVERAGE([.B441:.B4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AVERAGE([.B442:.B4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table:formula="of:=AVERAGE([.B443:.B4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formula="of:=AVERAGE([.B444:.B4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formula="of:=AVERAGE([.B445:.B4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AVERAGE([.B446:.B4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AVERAGE([.B447:.B4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table:formula="of:=AVERAGE([.B448:.B4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table:formula="of:=AVERAGE([.B449:.B4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formula="of:=AVERAGE([.B450:.B4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table:formula="of:=AVERAGE([.B451:.B4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AVERAGE([.B452:.B481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AVERAGE([.B453:.B482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formula="of:=AVERAGE([.B454:.B483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formula="of:=AVERAGE([.B455:.B484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formula="of:=AVERAGE([.B456:.B485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table:formula="of:=AVERAGE([.B457:.B486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table:formula="of:=AVERAGE([.B458:.B487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formula="of:=AVERAGE([.B459:.B488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table:formula="of:=AVERAGE([.B460:.B489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formula="of:=AVERAGE([.B461:.B490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AVERAGE([.B462:.B491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AVERAGE([.B463:.B492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formula="of:=AVERAGE([.B464:.B493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AVERAGE([.B465:.B494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AVERAGE([.B466:.B495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AVERAGE([.B467:.B496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table:formula="of:=AVERAGE([.B468:.B497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AVERAGE([.B469:.B498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AVERAGE([.B470:.B499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AVERAGE([.B471:.B500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AVERAGE([.B472:.B501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AVERAGE([.B473:.B502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table:formula="of:=AVERAGE([.B474:.B503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table:formula="of:=AVERAGE([.B475:.B504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table:formula="of:=AVERAGE([.B476:.B505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formula="of:=AVERAGE([.B477:.B506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formula="of:=AVERAGE([.B478:.B507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AVERAGE([.B479:.B508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table:formula="of:=AVERAGE([.B480:.B509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table:formula="of:=AVERAGE([.B481:.B510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formula="of:=AVERAGE([.B482:.B5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table:formula="of:=AVERAGE([.B483:.B5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table:formula="of:=AVERAGE([.B484:.B5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table:formula="of:=AVERAGE([.B485:.B5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table:formula="of:=AVERAGE([.B486:.B5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table:formula="of:=AVERAGE([.B487:.B5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formula="of:=AVERAGE([.B488:.B5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formula="of:=AVERAGE([.B489:.B5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formula="of:=AVERAGE([.B490:.B5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AVERAGE([.B491:.B5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AVERAGE([.B492:.B5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table:formula="of:=AVERAGE([.B493:.B5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AVERAGE([.B494:.B5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AVERAGE([.B495:.B5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formula="of:=AVERAGE([.B496:.B5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table:formula="of:=AVERAGE([.B497:.B5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table:formula="of:=AVERAGE([.B498:.B5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AVERAGE([.B499:.B5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table:formula="of:=AVERAGE([.B500:.B5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AVERAGE([.B501:.B5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formula="of:=AVERAGE([.B502:.B5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formula="of:=AVERAGE([.B503:.B5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table:formula="of:=AVERAGE([.B504:.B5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table:formula="of:=AVERAGE([.B505:.B5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table:formula="of:=AVERAGE([.B506:.B5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AVERAGE([.B507:.B5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table:formula="of:=AVERAGE([.B508:.B5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table:formula="of:=AVERAGE([.B509:.B5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table:formula="of:=AVERAGE([.B510:.B5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formula="of:=AVERAGE([.B511:.B5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table:formula="of:=AVERAGE([.B512:.B5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formula="of:=AVERAGE([.B513:.B5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table:formula="of:=AVERAGE([.B514:.B5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formula="of:=AVERAGE([.B515:.B5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table:formula="of:=AVERAGE([.B516:.B5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table:formula="of:=AVERAGE([.B517:.B5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AVERAGE([.B518:.B5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formula="of:=AVERAGE([.B519:.B5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formula="of:=AVERAGE([.B520:.B5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AVERAGE([.B521:.B5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AVERAGE([.B522:.B5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AVERAGE([.B523:.B5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table:formula="of:=AVERAGE([.B524:.B5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AVERAGE([.B525:.B5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AVERAGE([.B526:.B5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AVERAGE([.B527:.B5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AVERAGE([.B528:.B5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table:formula="of:=AVERAGE([.B529:.B5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AVERAGE([.B530:.B5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table:formula="of:=AVERAGE([.B531:.B5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AVERAGE([.B532:.B5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AVERAGE([.B533:.B5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AVERAGE([.B534:.B5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AVERAGE([.B535:.B5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AVERAGE([.B536:.B5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AVERAGE([.B537:.B5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AVERAGE([.B538:.B5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AVERAGE([.B539:.B5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AVERAGE([.B540:.B5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formula="of:=AVERAGE([.B541:.B5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formula="of:=AVERAGE([.B542:.B5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table:formula="of:=AVERAGE([.B543:.B5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table:formula="of:=AVERAGE([.B544:.B5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table:formula="of:=AVERAGE([.B545:.B5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AVERAGE([.B546:.B5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table:formula="of:=AVERAGE([.B547:.B5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AVERAGE([.B548:.B5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AVERAGE([.B549:.B5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table:formula="of:=AVERAGE([.B550:.B5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table:formula="of:=AVERAGE([.B551:.B5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table:formula="of:=AVERAGE([.B552:.B5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table:formula="of:=AVERAGE([.B553:.B5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table:formula="of:=AVERAGE([.B554:.B5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table:formula="of:=AVERAGE([.B555:.B5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table:formula="of:=AVERAGE([.B556:.B5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table:formula="of:=AVERAGE([.B557:.B5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table:formula="of:=AVERAGE([.B558:.B5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table:formula="of:=AVERAGE([.B559:.B5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table:formula="of:=AVERAGE([.B560:.B5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table:formula="of:=AVERAGE([.B561:.B5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table:formula="of:=AVERAGE([.B562:.B5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AVERAGE([.B563:.B5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table:formula="of:=AVERAGE([.B564:.B5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table:formula="of:=AVERAGE([.B565:.B5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AVERAGE([.B566:.B5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AVERAGE([.B567:.B5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AVERAGE([.B568:.B5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table:formula="of:=AVERAGE([.B569:.B5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AVERAGE([.B570:.B5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AVERAGE([.B571:.B6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AVERAGE([.B572:.B6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table:formula="of:=AVERAGE([.B573:.B6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table:formula="of:=AVERAGE([.B574:.B6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table:formula="of:=AVERAGE([.B575:.B6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AVERAGE([.B576:.B6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formula="of:=AVERAGE([.B577:.B6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table:formula="of:=AVERAGE([.B578:.B6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table:formula="of:=AVERAGE([.B579:.B6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table:formula="of:=AVERAGE([.B580:.B6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AVERAGE([.B581:.B6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AVERAGE([.B582:.B6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AVERAGE([.B583:.B6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table:formula="of:=AVERAGE([.B584:.B6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table:formula="of:=AVERAGE([.B585:.B6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formula="of:=AVERAGE([.B586:.B6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AVERAGE([.B587:.B6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table:formula="of:=AVERAGE([.B588:.B6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table:formula="of:=AVERAGE([.B589:.B6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AVERAGE([.B590:.B6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formula="of:=AVERAGE([.B591:.B6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formula="of:=AVERAGE([.B592:.B6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table:formula="of:=AVERAGE([.B593:.B6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AVERAGE([.B594:.B6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table:formula="of:=AVERAGE([.B595:.B6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table:formula="of:=AVERAGE([.B596:.B6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AVERAGE([.B597:.B6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AVERAGE([.B598:.B6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formula="of:=AVERAGE([.B599:.B6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table:formula="of:=AVERAGE([.B600:.B6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formula="of:=AVERAGE([.B601:.B6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formula="of:=AVERAGE([.B602:.B6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table:formula="of:=AVERAGE([.B603:.B6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table:formula="of:=AVERAGE([.B604:.B6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table:formula="of:=AVERAGE([.B605:.B6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AVERAGE([.B606:.B6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table:formula="of:=AVERAGE([.B607:.B6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formula="of:=AVERAGE([.B608:.B6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AVERAGE([.B609:.B6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table:formula="of:=AVERAGE([.B610:.B6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AVERAGE([.B611:.B6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AVERAGE([.B612:.B6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table:formula="of:=AVERAGE([.B613:.B6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AVERAGE([.B614:.B6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table:formula="of:=AVERAGE([.B615:.B6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table:formula="of:=AVERAGE([.B616:.B6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AVERAGE([.B617:.B6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table:formula="of:=AVERAGE([.B618:.B6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table:formula="of:=AVERAGE([.B619:.B6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table:formula="of:=AVERAGE([.B620:.B6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table:formula="of:=AVERAGE([.B621:.B6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table:formula="of:=AVERAGE([.B622:.B6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AVERAGE([.B623:.B6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 table:formula="of:=AVERAGE([.B624:.B6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AVERAGE([.B625:.B6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AVERAGE([.B626:.B6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AVERAGE([.B627:.B6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AVERAGE([.B628:.B6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formula="of:=AVERAGE([.B629:.B6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table:formula="of:=AVERAGE([.B630:.B6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formula="of:=AVERAGE([.B631:.B6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formula="of:=AVERAGE([.B632:.B6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formula="of:=AVERAGE([.B633:.B6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table:formula="of:=AVERAGE([.B634:.B6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AVERAGE([.B635:.B6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table:formula="of:=AVERAGE([.B636:.B6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table:formula="of:=AVERAGE([.B637:.B6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table:formula="of:=AVERAGE([.B638:.B6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AVERAGE([.B639:.B6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AVERAGE([.B640:.B6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AVERAGE([.B641:.B6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AVERAGE([.B642:.B6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AVERAGE([.B643:.B6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formula="of:=AVERAGE([.B644:.B6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AVERAGE([.B645:.B6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table:formula="of:=AVERAGE([.B646:.B6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formula="of:=AVERAGE([.B647:.B6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table:formula="of:=AVERAGE([.B648:.B6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table:formula="of:=AVERAGE([.B649:.B6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table:formula="of:=AVERAGE([.B650:.B6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formula="of:=AVERAGE([.B651:.B6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table:formula="of:=AVERAGE([.B652:.B6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table:formula="of:=AVERAGE([.B653:.B6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table:formula="of:=AVERAGE([.B654:.B6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table:formula="of:=AVERAGE([.B655:.B6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table:formula="of:=AVERAGE([.B656:.B6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formula="of:=AVERAGE([.B657:.B6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table:formula="of:=AVERAGE([.B658:.B6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formula="of:=AVERAGE([.B659:.B6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formula="of:=AVERAGE([.B660:.B6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table:formula="of:=AVERAGE([.B661:.B6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AVERAGE([.B662:.B6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table:formula="of:=AVERAGE([.B663:.B6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table:formula="of:=AVERAGE([.B664:.B6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table:formula="of:=AVERAGE([.B665:.B6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AVERAGE([.B666:.B6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formula="of:=AVERAGE([.B667:.B6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table:formula="of:=AVERAGE([.B668:.B6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table:formula="of:=AVERAGE([.B669:.B6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table:formula="of:=AVERAGE([.B670:.B6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AVERAGE([.B671:.B7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formula="of:=AVERAGE([.B672:.B7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table:formula="of:=AVERAGE([.B673:.B7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table:formula="of:=AVERAGE([.B674:.B7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table:formula="of:=AVERAGE([.B675:.B7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table:formula="of:=AVERAGE([.B676:.B7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table:formula="of:=AVERAGE([.B677:.B7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table:formula="of:=AVERAGE([.B678:.B7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table:formula="of:=AVERAGE([.B679:.B7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table:formula="of:=AVERAGE([.B680:.B7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table:formula="of:=AVERAGE([.B681:.B7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table:formula="of:=AVERAGE([.B682:.B7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table:formula="of:=AVERAGE([.B683:.B7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table:formula="of:=AVERAGE([.B684:.B7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formula="of:=AVERAGE([.B685:.B7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AVERAGE([.B686:.B7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table:formula="of:=AVERAGE([.B687:.B7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table:formula="of:=AVERAGE([.B688:.B7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AVERAGE([.B689:.B7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AVERAGE([.B690:.B7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formula="of:=AVERAGE([.B691:.B7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formula="of:=AVERAGE([.B692:.B7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AVERAGE([.B693:.B7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AVERAGE([.B694:.B7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AVERAGE([.B695:.B7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formula="of:=AVERAGE([.B696:.B7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table:formula="of:=AVERAGE([.B697:.B7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table:formula="of:=AVERAGE([.B698:.B7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table:formula="of:=AVERAGE([.B699:.B7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table:formula="of:=AVERAGE([.B700:.B7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AVERAGE([.B701:.B7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  <table:table-cell table:formula="of:=AVERAGE([.B702:.B7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table:formula="of:=AVERAGE([.B703:.B7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table:formula="of:=AVERAGE([.B704:.B7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table:formula="of:=AVERAGE([.B705:.B7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table:formula="of:=AVERAGE([.B706:.B7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table:formula="of:=AVERAGE([.B707:.B7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 table:formula="of:=AVERAGE([.B708:.B7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table:formula="of:=AVERAGE([.B709:.B7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  <table:table-cell table:formula="of:=AVERAGE([.B710:.B7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AVERAGE([.B711:.B7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  <table:table-cell table:formula="of:=AVERAGE([.B712:.B7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AVERAGE([.B713:.B7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AVERAGE([.B714:.B7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table:formula="of:=AVERAGE([.B715:.B7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table:formula="of:=AVERAGE([.B716:.B7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table:formula="of:=AVERAGE([.B717:.B7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table:formula="of:=AVERAGE([.B718:.B7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table:formula="of:=AVERAGE([.B719:.B7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table:formula="of:=AVERAGE([.B720:.B7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table:formula="of:=AVERAGE([.B721:.B7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table:formula="of:=AVERAGE([.B722:.B7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table:formula="of:=AVERAGE([.B723:.B7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table:formula="of:=AVERAGE([.B724:.B7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formula="of:=AVERAGE([.B725:.B7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table:formula="of:=AVERAGE([.B726:.B7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table:formula="of:=AVERAGE([.B727:.B7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  <table:table-cell table:formula="of:=AVERAGE([.B728:.B7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AVERAGE([.B729:.B7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table:formula="of:=AVERAGE([.B730:.B7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AVERAGE([.B731:.B7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</text:p>
          </table:table-cell>
          <table:table-cell table:formula="of:=AVERAGE([.B732:.B7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table:formula="of:=AVERAGE([.B733:.B7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table:formula="of:=AVERAGE([.B734:.B7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table:formula="of:=AVERAGE([.B735:.B7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table:formula="of:=AVERAGE([.B736:.B7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AVERAGE([.B737:.B7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formula="of:=AVERAGE([.B738:.B7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AVERAGE([.B739:.B7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table:formula="of:=AVERAGE([.B740:.B7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AVERAGE([.B741:.B7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formula="of:=AVERAGE([.B742:.B7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AVERAGE([.B743:.B7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table:formula="of:=AVERAGE([.B744:.B7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table:formula="of:=AVERAGE([.B745:.B7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  <table:table-cell table:formula="of:=AVERAGE([.B746:.B7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table:formula="of:=AVERAGE([.B747:.B7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table:formula="of:=AVERAGE([.B748:.B7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table:formula="of:=AVERAGE([.B749:.B7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AVERAGE([.B750:.B7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table:formula="of:=AVERAGE([.B751:.B7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formula="of:=AVERAGE([.B752:.B7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table:formula="of:=AVERAGE([.B753:.B7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table:formula="of:=AVERAGE([.B754:.B7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table:formula="of:=AVERAGE([.B755:.B7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table:formula="of:=AVERAGE([.B756:.B7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table:formula="of:=AVERAGE([.B757:.B7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table:formula="of:=AVERAGE([.B758:.B7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AVERAGE([.B759:.B7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table:formula="of:=AVERAGE([.B760:.B7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table:formula="of:=AVERAGE([.B761:.B7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table:formula="of:=AVERAGE([.B762:.B7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AVERAGE([.B763:.B7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  <table:table-cell table:formula="of:=AVERAGE([.B764:.B7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AVERAGE([.B765:.B7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AVERAGE([.B766:.B7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AVERAGE([.B767:.B7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AVERAGE([.B768:.B7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AVERAGE([.B769:.B7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AVERAGE([.B770:.B7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table:formula="of:=AVERAGE([.B771:.B8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AVERAGE([.B772:.B8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AVERAGE([.B773:.B8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AVERAGE([.B774:.B8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table:formula="of:=AVERAGE([.B775:.B8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table:formula="of:=AVERAGE([.B776:.B8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AVERAGE([.B777:.B8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table:formula="of:=AVERAGE([.B778:.B8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" calcext:value-type="float">
            <text:p>0</text:p>
          </table:table-cell>
          <table:table-cell table:formula="of:=AVERAGE([.B779:.B8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table:formula="of:=AVERAGE([.B780:.B8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table:formula="of:=AVERAGE([.B781:.B8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table:formula="of:=AVERAGE([.B782:.B8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AVERAGE([.B783:.B8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table:formula="of:=AVERAGE([.B784:.B8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table:formula="of:=AVERAGE([.B785:.B8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AVERAGE([.B786:.B8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AVERAGE([.B787:.B8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table:formula="of:=AVERAGE([.B788:.B8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AVERAGE([.B789:.B8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  <table:table-cell table:formula="of:=AVERAGE([.B790:.B8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table:formula="of:=AVERAGE([.B791:.B8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table:formula="of:=AVERAGE([.B792:.B8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table:formula="of:=AVERAGE([.B793:.B8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  <table:table-cell table:formula="of:=AVERAGE([.B794:.B8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table:formula="of:=AVERAGE([.B795:.B8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table:formula="of:=AVERAGE([.B796:.B8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table:formula="of:=AVERAGE([.B797:.B8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table:formula="of:=AVERAGE([.B798:.B8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AVERAGE([.B799:.B8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table:formula="of:=AVERAGE([.B800:.B8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AVERAGE([.B801:.B8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AVERAGE([.B802:.B8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  <table:table-cell table:formula="of:=AVERAGE([.B803:.B8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  <table:table-cell table:formula="of:=AVERAGE([.B804:.B8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table:formula="of:=AVERAGE([.B805:.B8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  <table:table-cell table:formula="of:=AVERAGE([.B806:.B8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table:formula="of:=AVERAGE([.B807:.B8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table:formula="of:=AVERAGE([.B808:.B8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table:formula="of:=AVERAGE([.B809:.B8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AVERAGE([.B810:.B8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table:formula="of:=AVERAGE([.B811:.B8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table:formula="of:=AVERAGE([.B812:.B8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table:formula="of:=AVERAGE([.B813:.B8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table:formula="of:=AVERAGE([.B814:.B8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table:formula="of:=AVERAGE([.B815:.B8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table:formula="of:=AVERAGE([.B816:.B8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AVERAGE([.B817:.B8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table:formula="of:=AVERAGE([.B818:.B8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table:formula="of:=AVERAGE([.B819:.B8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table:formula="of:=AVERAGE([.B820:.B8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AVERAGE([.B821:.B8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table:formula="of:=AVERAGE([.B822:.B8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table:formula="of:=AVERAGE([.B823:.B8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table:formula="of:=AVERAGE([.B824:.B8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table:formula="of:=AVERAGE([.B825:.B8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AVERAGE([.B826:.B8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AVERAGE([.B827:.B8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AVERAGE([.B828:.B8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  <table:table-cell table:formula="of:=AVERAGE([.B829:.B8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  <table:table-cell table:formula="of:=AVERAGE([.B830:.B8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formula="of:=AVERAGE([.B831:.B8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AVERAGE([.B832:.B8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 table:formula="of:=AVERAGE([.B833:.B8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AVERAGE([.B834:.B8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AVERAGE([.B835:.B8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AVERAGE([.B836:.B8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  <table:table-cell table:formula="of:=AVERAGE([.B837:.B8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table:formula="of:=AVERAGE([.B838:.B8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table:formula="of:=AVERAGE([.B839:.B8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  <table:table-cell table:formula="of:=AVERAGE([.B840:.B8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table:formula="of:=AVERAGE([.B841:.B8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table:formula="of:=AVERAGE([.B842:.B8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table:formula="of:=AVERAGE([.B843:.B8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  <table:table-cell table:formula="of:=AVERAGE([.B844:.B8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table:formula="of:=AVERAGE([.B845:.B8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AVERAGE([.B846:.B8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table:formula="of:=AVERAGE([.B847:.B8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table:formula="of:=AVERAGE([.B848:.B8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formula="of:=AVERAGE([.B849:.B8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table:formula="of:=AVERAGE([.B850:.B8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table:formula="of:=AVERAGE([.B851:.B8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table:formula="of:=AVERAGE([.B852:.B8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table:formula="of:=AVERAGE([.B853:.B8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table:formula="of:=AVERAGE([.B854:.B8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table:formula="of:=AVERAGE([.B855:.B8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table:formula="of:=AVERAGE([.B856:.B8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  <table:table-cell table:formula="of:=AVERAGE([.B857:.B8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AVERAGE([.B858:.B8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table:formula="of:=AVERAGE([.B859:.B8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  <table:table-cell table:formula="of:=AVERAGE([.B860:.B8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formula="of:=AVERAGE([.B861:.B8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table:formula="of:=AVERAGE([.B862:.B8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table:formula="of:=AVERAGE([.B863:.B8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table:formula="of:=AVERAGE([.B864:.B8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table:formula="of:=AVERAGE([.B865:.B8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table:formula="of:=AVERAGE([.B866:.B8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  <table:table-cell table:formula="of:=AVERAGE([.B867:.B8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table:formula="of:=AVERAGE([.B868:.B8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table:formula="of:=AVERAGE([.B869:.B8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table:formula="of:=AVERAGE([.B870:.B8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table:formula="of:=AVERAGE([.B871:.B9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table:formula="of:=AVERAGE([.B872:.B9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  <table:table-cell table:formula="of:=AVERAGE([.B873:.B9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table:formula="of:=AVERAGE([.B874:.B9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table:formula="of:=AVERAGE([.B875:.B9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  <table:table-cell table:formula="of:=AVERAGE([.B876:.B9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table:formula="of:=AVERAGE([.B877:.B9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table:formula="of:=AVERAGE([.B878:.B9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table:formula="of:=AVERAGE([.B879:.B9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table:formula="of:=AVERAGE([.B880:.B9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formula="of:=AVERAGE([.B881:.B9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  <table:table-cell table:formula="of:=AVERAGE([.B882:.B9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table:formula="of:=AVERAGE([.B883:.B9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table:formula="of:=AVERAGE([.B884:.B9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table:formula="of:=AVERAGE([.B885:.B9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table:formula="of:=AVERAGE([.B886:.B9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table:formula="of:=AVERAGE([.B887:.B9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AVERAGE([.B888:.B9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table:formula="of:=AVERAGE([.B889:.B9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table:formula="of:=AVERAGE([.B890:.B9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table:formula="of:=AVERAGE([.B891:.B9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table:formula="of:=AVERAGE([.B892:.B9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table:formula="of:=AVERAGE([.B893:.B9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formula="of:=AVERAGE([.B894:.B9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table:formula="of:=AVERAGE([.B895:.B9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  <table:table-cell table:formula="of:=AVERAGE([.B896:.B9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table:formula="of:=AVERAGE([.B897:.B9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table:formula="of:=AVERAGE([.B898:.B9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table:formula="of:=AVERAGE([.B899:.B9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  <table:table-cell table:formula="of:=AVERAGE([.B900:.B9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formula="of:=AVERAGE([.B901:.B9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table:formula="of:=AVERAGE([.B902:.B9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table:formula="of:=AVERAGE([.B903:.B9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table:formula="of:=AVERAGE([.B904:.B9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table:formula="of:=AVERAGE([.B905:.B9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table:formula="of:=AVERAGE([.B906:.B9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table:formula="of:=AVERAGE([.B907:.B9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table:formula="of:=AVERAGE([.B908:.B9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  <table:table-cell table:formula="of:=AVERAGE([.B909:.B9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formula="of:=AVERAGE([.B910:.B9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  <table:table-cell table:formula="of:=AVERAGE([.B911:.B9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table:formula="of:=AVERAGE([.B912:.B9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table:formula="of:=AVERAGE([.B913:.B9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  <table:table-cell table:formula="of:=AVERAGE([.B914:.B9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table:formula="of:=AVERAGE([.B915:.B9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table:formula="of:=AVERAGE([.B916:.B9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  <table:table-cell table:formula="of:=AVERAGE([.B917:.B9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  <table:table-cell table:formula="of:=AVERAGE([.B918:.B9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table:formula="of:=AVERAGE([.B919:.B9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table:formula="of:=AVERAGE([.B920:.B9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table:formula="of:=AVERAGE([.B921:.B9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  <table:table-cell table:formula="of:=AVERAGE([.B922:.B9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  <table:table-cell table:formula="of:=AVERAGE([.B923:.B9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  <table:table-cell table:formula="of:=AVERAGE([.B924:.B9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  <table:table-cell table:formula="of:=AVERAGE([.B925:.B9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  <table:table-cell table:formula="of:=AVERAGE([.B926:.B9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  <table:table-cell table:formula="of:=AVERAGE([.B927:.B9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  <table:table-cell table:formula="of:=AVERAGE([.B928:.B9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  <table:table-cell table:formula="of:=AVERAGE([.B929:.B9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  <table:table-cell table:formula="of:=AVERAGE([.B930:.B9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table:formula="of:=AVERAGE([.B931:.B9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  <table:table-cell table:formula="of:=AVERAGE([.B932:.B9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  <table:table-cell table:formula="of:=AVERAGE([.B933:.B9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  <table:table-cell table:formula="of:=AVERAGE([.B934:.B9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  <table:table-cell table:formula="of:=AVERAGE([.B935:.B9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  <table:table-cell table:formula="of:=AVERAGE([.B936:.B9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" calcext:value-type="float">
            <text:p>0</text:p>
          </table:table-cell>
          <table:table-cell table:formula="of:=AVERAGE([.B937:.B9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  <table:table-cell table:formula="of:=AVERAGE([.B938:.B9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  <table:table-cell table:formula="of:=AVERAGE([.B939:.B9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table:formula="of:=AVERAGE([.B940:.B9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table:formula="of:=AVERAGE([.B941:.B9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  <table:table-cell table:formula="of:=AVERAGE([.B942:.B9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  <table:table-cell table:formula="of:=AVERAGE([.B943:.B9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  <table:table-cell table:formula="of:=AVERAGE([.B944:.B9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  <table:table-cell table:formula="of:=AVERAGE([.B945:.B9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  <table:table-cell table:formula="of:=AVERAGE([.B946:.B9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  <table:table-cell table:formula="of:=AVERAGE([.B947:.B9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  <table:table-cell table:formula="of:=AVERAGE([.B948:.B9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  <table:table-cell table:formula="of:=AVERAGE([.B949:.B9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  <table:table-cell table:formula="of:=AVERAGE([.B950:.B9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table:formula="of:=AVERAGE([.B951:.B9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  <table:table-cell table:formula="of:=AVERAGE([.B952:.B9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  <table:table-cell table:formula="of:=AVERAGE([.B953:.B9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  <table:table-cell table:formula="of:=AVERAGE([.B954:.B9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table:formula="of:=AVERAGE([.B955:.B9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  <table:table-cell table:formula="of:=AVERAGE([.B956:.B9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" calcext:value-type="float">
            <text:p>0</text:p>
          </table:table-cell>
          <table:table-cell table:formula="of:=AVERAGE([.B957:.B9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  <table:table-cell table:formula="of:=AVERAGE([.B958:.B9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" calcext:value-type="float">
            <text:p>0</text:p>
          </table:table-cell>
          <table:table-cell table:formula="of:=AVERAGE([.B959:.B9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  <table:table-cell table:formula="of:=AVERAGE([.B960:.B9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table:formula="of:=AVERAGE([.B961:.B9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  <table:table-cell table:formula="of:=AVERAGE([.B962:.B9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  <table:table-cell table:formula="of:=AVERAGE([.B963:.B9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  <table:table-cell table:formula="of:=AVERAGE([.B964:.B993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  <table:table-cell table:formula="of:=AVERAGE([.B965:.B994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  <table:table-cell table:formula="of:=AVERAGE([.B966:.B995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table:formula="of:=AVERAGE([.B967:.B996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  <table:table-cell table:formula="of:=AVERAGE([.B968:.B997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  <table:table-cell table:formula="of:=AVERAGE([.B969:.B998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 table:formula="of:=AVERAGE([.B970:.B999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table:formula="of:=AVERAGE([.B971:.B1000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 table:formula="of:=AVERAGE([.B972:.B1001])" office:value-type="float" office:value="0.0344827586206897" calcext:value-type="float">
            <text:p>0.0344827586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  <table:table-cell table:formula="of:=AVERAGE([.B973:.B1002])" office:value-type="float" office:value="0.0357142857142857" calcext:value-type="float">
            <text:p>0.0357142857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 table:formula="of:=AVERAGE([.B974:.B1003])" office:value-type="float" office:value="0.037037037037037" calcext:value-type="float">
            <text:p>0.037037037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table:formula="of:=AVERAGE([.B975:.B1004])" office:value-type="float" office:value="0.0384615384615385" calcext:value-type="float">
            <text:p>0.0384615385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 table:formula="of:=AVERAGE([.B976:.B1005])"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  <table:table-cell table:formula="of:=AVERAGE([.B977:.B1006])" office:value-type="float" office:value="0.0416666666666667" calcext:value-type="float">
            <text:p>0.0416666667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  <table:table-cell table:formula="of:=AVERAGE([.B978:.B1007])" office:value-type="float" office:value="0.0434782608695652" calcext:value-type="float">
            <text:p>0.0434782609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  <table:table-cell table:formula="of:=AVERAGE([.B979:.B1008])" office:value-type="float" office:value="0.0454545454545455" calcext:value-type="float">
            <text:p>0.0454545455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" calcext:value-type="float">
            <text:p>0</text:p>
          </table:table-cell>
          <table:table-cell table:formula="of:=AVERAGE([.B980:.B1009])" office:value-type="float" office:value="0.0476190476190476" calcext:value-type="float">
            <text:p>0.0476190476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  <table:table-cell table:formula="of:=AVERAGE([.B981:.B1010])"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  <table:table-cell table:formula="of:=AVERAGE([.B982:.B1011])" office:value-type="float" office:value="0.0526315789473684" calcext:value-type="float">
            <text:p>0.0526315789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  <table:table-cell table:formula="of:=AVERAGE([.B983:.B1012])" office:value-type="float" office:value="0.0555555555555556" calcext:value-type="float">
            <text:p>0.0555555556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  <table:table-cell table:formula="of:=AVERAGE([.B984:.B1013])" office:value-type="float" office:value="0.0588235294117647" calcext:value-type="float">
            <text:p>0.0588235294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table:formula="of:=AVERAGE([.B985:.B1014])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  <table:table-cell table:formula="of:=AVERAGE([.B986:.B1015])" office:value-type="float" office:value="0.0666666666666667" calcext:value-type="float">
            <text:p>0.0666666667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  <table:table-cell table:formula="of:=AVERAGE([.B987:.B1016])" office:value-type="float" office:value="0.0714285714285714" calcext:value-type="float">
            <text:p>0.0714285714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  <table:table-cell table:formula="of:=AVERAGE([.B988:.B1017])" office:value-type="float" office:value="0.0769230769230769" calcext:value-type="float">
            <text:p>0.0769230769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  <table:table-cell table:formula="of:=AVERAGE([.B989:.B1018])" office:value-type="float" office:value="0.0833333333333333" calcext:value-type="float">
            <text:p>0.0833333333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  <table:table-cell table:formula="of:=AVERAGE([.B990:.B1019])" office:value-type="float" office:value="0.0909090909090909" calcext:value-type="float">
            <text:p>0.0909090909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table:formula="of:=AVERAGE([.B991:.B1020])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  <table:table-cell table:formula="of:=AVERAGE([.B992:.B1021])" office:value-type="float" office:value="0.111111111111111" calcext:value-type="float">
            <text:p>0.1111111111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  <table:table-cell table:formula="of:=AVERAGE([.B993:.B1022])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  <table:table-cell table:formula="of:=AVERAGE([.B994:.B10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  <table:table-cell table:formula="of:=AVERAGE([.B995:.B10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  <table:table-cell table:formula="of:=AVERAGE([.B996:.B10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  <table:table-cell table:formula="of:=AVERAGE([.B997:.B10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table:formula="of:=AVERAGE([.B998:.B10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table:formula="of:=AVERAGE([.B999:.B10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  <table:table-cell table:formula="of:=AVERAGE([.B1000:.B1029]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nc4-13'.A1:'nc4-13'.B1048576" table:contains-header="false">
          <table:sort>
            <table:sort-by table:field-number="1" table:order="descending" table:data-type="automatic"/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7">0000/00/00</text:date>, <text:time style:data-style-name="N2" text:time-value="07:46:04.049103724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14:27:40.518461778</meta:creation-date>
    <dc:date>2017-06-17T08:42:25.691901015</dc:date>
    <meta:editing-duration>PT1H40M47S</meta:editing-duration>
    <meta:editing-cycles>5</meta:editing-cycles>
    <meta:generator>LibreOffice/5.1.6.2$Linux_X86_64 LibreOffice_project/10m0$Build-2</meta:generator>
    <meta:document-statistic meta:table-count="1" meta:cell-count="365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745cm" svg:height="12.512cm" xlink:href=".." xlink:type="simple" chart:class="chart:scatter" chart:style-name="ch1">
        <chart:legend chart:legend-position="end" svg:x="23.629cm" svg:y="5.877cm" style:legend-expansion="high" chart:style-name="ch2"/>
        <chart:plot-area chart:style-name="ch3" table:cell-range-address="'nc4-13'.A1:'nc4-13'.A353 'nc4-13'.C1:'nc4-13'.C353" svg:x="0.514cm" svg:y="0.25cm" svg:width="22.601cm" svg:height="12.012cm">
          <chartooo:coordinate-region svg:x="0.95cm" svg:y="0.449cm" svg:width="21.794cm" svg:height="11.1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c4-13'.C1:'nc4-13'.C353" chart:class="chart:scatter">
            <chart:domain table:cell-range-address="'nc4-13'.A1:'nc4-13'.A353"/>
            <chart:data-point chart:repeated="3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nc4-13'.A1:'nc4-13'.A353</svg:desc>
                </draw:g>
              </table:table-cell>
              <table:table-cell office:value-type="float" office:value="0">
                <text:p>0</text:p>
                <draw:g>
                  <svg:desc>'nc4-13'.C1:'nc4-13'.C3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4.43333333333333">
                <text:p>4.4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4.43333333333333">
                <text:p>4.4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4.43333333333333">
                <text:p>4.43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4.43333333333333">
                <text:p>4.4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5.16666666666667">
                <text:p>5.1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5.16666666666667">
                <text:p>5.1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">
                <text:p>72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">
                <text:p>76</text:p>
              </table:table-cell>
              <table:table-cell office:value-type="float" office:value="5.66666666666667">
                <text:p>5.66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">
                <text:p>80</text:p>
              </table:table-cell>
              <table:table-cell office:value-type="float" office:value="5.66666666666667">
                <text:p>5.6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">
                <text:p>84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">
                <text:p>8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">
                <text:p>92</text:p>
              </table:table-cell>
              <table:table-cell office:value-type="float" office:value="5.63333333333333">
                <text:p>5.633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">
                <text:p>96</text:p>
              </table:table-cell>
              <table:table-cell office:value-type="float" office:value="5.63333333333333">
                <text:p>5.633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4">
                <text:p>1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8">
                <text:p>10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2">
                <text:p>112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6">
                <text:p>116</text:p>
              </table:table-cell>
              <table:table-cell office:value-type="float" office:value="4.73333333333333">
                <text:p>4.73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0">
                <text:p>120</text:p>
              </table:table-cell>
              <table:table-cell office:value-type="float" office:value="4.73333333333333">
                <text:p>4.733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4">
                <text:p>124</text:p>
              </table:table-cell>
              <table:table-cell office:value-type="float" office:value="5.03333333333333">
                <text:p>5.033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8">
                <text:p>128</text:p>
              </table:table-cell>
              <table:table-cell office:value-type="float" office:value="5.03333333333333">
                <text:p>5.033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2">
                <text:p>132</text:p>
              </table:table-cell>
              <table:table-cell office:value-type="float" office:value="4.16666666666667">
                <text:p>4.166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6">
                <text:p>136</text:p>
              </table:table-cell>
              <table:table-cell office:value-type="float" office:value="4.16666666666667">
                <text:p>4.166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0">
                <text:p>140</text:p>
              </table:table-cell>
              <table:table-cell office:value-type="float" office:value="4.36666666666667">
                <text:p>4.366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4">
                <text:p>144</text:p>
              </table:table-cell>
              <table:table-cell office:value-type="float" office:value="4.36666666666667">
                <text:p>4.36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8">
                <text:p>148</text:p>
              </table:table-cell>
              <table:table-cell office:value-type="float" office:value="3.36666666666667">
                <text:p>3.366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2">
                <text:p>152</text:p>
              </table:table-cell>
              <table:table-cell office:value-type="float" office:value="3.36666666666667">
                <text:p>3.366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6">
                <text:p>156</text:p>
              </table:table-cell>
              <table:table-cell office:value-type="float" office:value="3.53333333333333">
                <text:p>3.533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0">
                <text:p>160</text:p>
              </table:table-cell>
              <table:table-cell office:value-type="float" office:value="3.53333333333333">
                <text:p>3.533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4">
                <text:p>16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8">
                <text:p>16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2">
                <text:p>172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6">
                <text:p>176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0">
                <text:p>180</text:p>
              </table:table-cell>
              <table:table-cell office:value-type="float" office:value="2.43333333333333">
                <text:p>2.433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4">
                <text:p>184</text:p>
              </table:table-cell>
              <table:table-cell office:value-type="float" office:value="2.43333333333333">
                <text:p>2.4333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8">
                <text:p>188</text:p>
              </table:table-cell>
              <table:table-cell office:value-type="float" office:value="2.73333333333333">
                <text:p>2.73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2">
                <text:p>192</text:p>
              </table:table-cell>
              <table:table-cell office:value-type="float" office:value="2.73333333333333">
                <text:p>2.73333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6">
                <text:p>196</text:p>
              </table:table-cell>
              <table:table-cell office:value-type="float" office:value="2.16666666666667">
                <text:p>2.1666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0">
                <text:p>200</text:p>
              </table:table-cell>
              <table:table-cell office:value-type="float" office:value="2.16666666666667">
                <text:p>2.1666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4">
                <text:p>204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8">
                <text:p>208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2">
                <text:p>21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6">
                <text:p>216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0">
                <text:p>220</text:p>
              </table:table-cell>
              <table:table-cell office:value-type="float" office:value="2.06666666666667">
                <text:p>2.0666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4">
                <text:p>224</text:p>
              </table:table-cell>
              <table:table-cell office:value-type="float" office:value="2.06666666666667">
                <text:p>2.0666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8">
                <text:p>228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2">
                <text:p>232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6">
                <text:p>236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0">
                <text:p>240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4">
                <text:p>244</text:p>
              </table:table-cell>
              <table:table-cell office:value-type="float" office:value="1.53333333333333">
                <text:p>1.53333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8">
                <text:p>248</text:p>
              </table:table-cell>
              <table:table-cell office:value-type="float" office:value="1.53333333333333">
                <text:p>1.533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2">
                <text:p>252</text:p>
              </table:table-cell>
              <table:table-cell office:value-type="float" office:value="1.73333333333333">
                <text:p>1.7333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">
                <text:p>256</text:p>
              </table:table-cell>
              <table:table-cell office:value-type="float" office:value="1.73333333333333">
                <text:p>1.733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0">
                <text:p>260</text:p>
              </table:table-cell>
              <table:table-cell office:value-type="float" office:value="1.53333333333333">
                <text:p>1.533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4">
                <text:p>264</text:p>
              </table:table-cell>
              <table:table-cell office:value-type="float" office:value="1.53333333333333">
                <text:p>1.53333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8">
                <text:p>26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2">
                <text:p>27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6">
                <text:p>276</text:p>
              </table:table-cell>
              <table:table-cell office:value-type="float" office:value="1.43333333333333">
                <text:p>1.4333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0">
                <text:p>280</text:p>
              </table:table-cell>
              <table:table-cell office:value-type="float" office:value="1.43333333333333">
                <text:p>1.4333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4">
                <text:p>284</text:p>
              </table:table-cell>
              <table:table-cell office:value-type="float" office:value="1.56666666666667">
                <text:p>1.566666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8">
                <text:p>288</text:p>
              </table:table-cell>
              <table:table-cell office:value-type="float" office:value="1.56666666666667">
                <text:p>1.566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2">
                <text:p>29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6">
                <text:p>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0">
                <text:p>30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4">
                <text:p>30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8">
                <text:p>30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2">
                <text:p>31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6">
                <text:p>316</text:p>
              </table:table-cell>
              <table:table-cell office:value-type="float" office:value="1.23333333333333">
                <text:p>1.233333333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0">
                <text:p>320</text:p>
              </table:table-cell>
              <table:table-cell office:value-type="float" office:value="1.23333333333333">
                <text:p>1.2333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4">
                <text:p>324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28">
                <text:p>328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2">
                <text:p>332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6">
                <text:p>336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0">
                <text:p>3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4">
                <text:p>3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8">
                <text:p>3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2">
                <text:p>3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6">
                <text:p>356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0">
                <text:p>360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4">
                <text:p>36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68">
                <text:p>36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2">
                <text:p>37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76">
                <text:p>37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0">
                <text:p>380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4">
                <text:p>384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8">
                <text:p>38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2">
                <text:p>39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6">
                <text:p>396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0">
                <text:p>400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4">
                <text:p>404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8">
                <text:p>408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2">
                <text:p>412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16">
                <text:p>416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20">
                <text:p>420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4">
                <text:p>424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28">
                <text:p>428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32">
                <text:p>43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36">
                <text:p>43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40">
                <text:p>44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4">
                <text:p>444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8">
                <text:p>448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52">
                <text:p>45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56">
                <text:p>45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60">
                <text:p>460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4">
                <text:p>464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68">
                <text:p>468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72">
                <text:p>472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76">
                <text:p>47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80">
                <text:p>48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84">
                <text:p>484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88">
                <text:p>488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2">
                <text:p>49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96">
                <text:p>49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00">
                <text:p>500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04">
                <text:p>504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08">
                <text:p>50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12">
                <text:p>51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16">
                <text:p>516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20">
                <text:p>520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24">
                <text:p>524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28">
                <text:p>528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32">
                <text:p>532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36">
                <text:p>536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40">
                <text:p>54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44">
                <text:p>54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48">
                <text:p>548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52">
                <text:p>552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56">
                <text:p>556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60">
                <text:p>560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64">
                <text:p>564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68">
                <text:p>568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72">
                <text:p>572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76">
                <text:p>576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80">
                <text:p>58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84">
                <text:p>58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88">
                <text:p>58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92">
                <text:p>59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96">
                <text:p>59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00">
                <text:p>60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04">
                <text:p>604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08">
                <text:p>608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12">
                <text:p>61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16">
                <text:p>61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20">
                <text:p>6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24">
                <text:p>62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28">
                <text:p>628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32">
                <text:p>632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6">
                <text:p>636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40">
                <text:p>640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44">
                <text:p>64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48">
                <text:p>64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52">
                <text:p>652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56">
                <text:p>656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60">
                <text:p>66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4">
                <text:p>66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68">
                <text:p>668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72">
                <text:p>672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76">
                <text:p>676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80">
                <text:p>68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84">
                <text:p>684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88">
                <text:p>688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92">
                <text:p>692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96">
                <text:p>696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00">
                <text:p>700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04">
                <text:p>704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08">
                <text:p>708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12">
                <text:p>712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16">
                <text:p>716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20">
                <text:p>720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24">
                <text:p>724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28">
                <text:p>728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32">
                <text:p>732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36">
                <text:p>736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40">
                <text:p>740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44">
                <text:p>744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48">
                <text:p>748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52">
                <text:p>752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56">
                <text:p>756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60">
                <text:p>760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64">
                <text:p>764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68">
                <text:p>768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72">
                <text:p>77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76">
                <text:p>77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80">
                <text:p>780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84">
                <text:p>784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88">
                <text:p>788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92">
                <text:p>792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96">
                <text:p>796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00">
                <text:p>800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04">
                <text:p>80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08">
                <text:p>808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12">
                <text:p>812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16">
                <text:p>816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20">
                <text:p>82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24">
                <text:p>82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28">
                <text:p>828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32">
                <text:p>832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36">
                <text:p>836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40">
                <text:p>840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44">
                <text:p>844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48">
                <text:p>848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52">
                <text:p>852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56">
                <text:p>856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60">
                <text:p>860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64">
                <text:p>864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68">
                <text:p>868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72">
                <text:p>872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76">
                <text:p>87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80">
                <text:p>88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84">
                <text:p>88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88">
                <text:p>88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92">
                <text:p>89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96">
                <text:p>89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00">
                <text:p>90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04">
                <text:p>90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08">
                <text:p>908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12">
                <text:p>912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16">
                <text:p>916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20">
                <text:p>92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24">
                <text:p>92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28">
                <text:p>92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32">
                <text:p>93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36">
                <text:p>93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40">
                <text:p>94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44">
                <text:p>94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48">
                <text:p>94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52">
                <text:p>95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56">
                <text:p>95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60">
                <text:p>96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64">
                <text:p>96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68">
                <text:p>96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72">
                <text:p>97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76">
                <text:p>97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80">
                <text:p>98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84">
                <text:p>98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88">
                <text:p>98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92">
                <text:p>99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96">
                <text:p>996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00">
                <text:p>1000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04">
                <text:p>1004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08">
                <text:p>1008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12">
                <text:p>1012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16">
                <text:p>1016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20">
                <text:p>102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24">
                <text:p>102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28">
                <text:p>1028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32">
                <text:p>1032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36">
                <text:p>1036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40">
                <text:p>104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44">
                <text:p>1044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48">
                <text:p>1048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52">
                <text:p>1052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56">
                <text:p>1056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60">
                <text:p>1060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64">
                <text:p>1064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68">
                <text:p>1068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72">
                <text:p>1072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76">
                <text:p>1076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80">
                <text:p>1080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84">
                <text:p>108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88">
                <text:p>1088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92">
                <text:p>1092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96">
                <text:p>1096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00">
                <text:p>110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04">
                <text:p>110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08">
                <text:p>1108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12">
                <text:p>1112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16">
                <text:p>1116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20">
                <text:p>112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24">
                <text:p>112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28">
                <text:p>1128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32">
                <text:p>1132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36">
                <text:p>1136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40">
                <text:p>1140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44">
                <text:p>1144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48">
                <text:p>1148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152">
                <text:p>1152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156">
                <text:p>1156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60">
                <text:p>1160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64">
                <text:p>1164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68">
                <text:p>1168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72">
                <text:p>1172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76">
                <text:p>1176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80">
                <text:p>1180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84">
                <text:p>1184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88">
                <text:p>1188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92">
                <text:p>1192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96">
                <text:p>1196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00">
                <text:p>120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04">
                <text:p>1204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08">
                <text:p>1208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12">
                <text:p>1212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16">
                <text:p>1216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20">
                <text:p>1220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24">
                <text:p>1224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28">
                <text:p>1228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32">
                <text:p>1232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36">
                <text:p>1236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40">
                <text:p>1240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44">
                <text:p>1244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48">
                <text:p>1248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52">
                <text:p>1252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56">
                <text:p>1256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60">
                <text:p>1260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64">
                <text:p>1264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68">
                <text:p>1268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72">
                <text:p>1272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76">
                <text:p>1276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80">
                <text:p>1280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84">
                <text:p>1284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88">
                <text:p>1288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92">
                <text:p>1292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296">
                <text:p>1296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00">
                <text:p>130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04">
                <text:p>130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08">
                <text:p>1308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312">
                <text:p>1312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16">
                <text:p>1316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20">
                <text:p>1320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24">
                <text:p>1324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28">
                <text:p>1328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32">
                <text:p>1332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36">
                <text:p>1336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40">
                <text:p>1340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44">
                <text:p>1344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48">
                <text:p>1348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52">
                <text:p>1352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56">
                <text:p>1356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360">
                <text:p>1360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64">
                <text:p>1364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68">
                <text:p>1368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372">
                <text:p>1372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76">
                <text:p>1376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380">
                <text:p>1380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384">
                <text:p>1384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388">
                <text:p>1388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392">
                <text:p>1392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396">
                <text:p>1396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00">
                <text:p>1400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04">
                <text:p>1404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08">
                <text:p>1408</text:p>
              </table:table-cell>
              <table:table-cell office:value-type="float" office:value="0.0333333333333333">
                <text:p>0.033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534cm" svg:height="15.141cm" xlink:href=".." xlink:type="simple" chart:class="chart:scatter" chart:style-name="ch1">
        <chart:legend chart:legend-position="end" svg:x="25.418cm" svg:y="7.191cm" style:legend-expansion="high" chart:style-name="ch2"/>
        <chart:plot-area chart:style-name="ch3" table:cell-range-address="'nc4-13'.A50:'nc4-13'.A250 'nc4-13'.D50:'nc4-13'.D250" svg:x="0.55cm" svg:y="0.302cm" svg:width="24.318cm" svg:height="14.537cm">
          <chartooo:coordinate-region svg:x="1.092cm" svg:y="0.501cm" svg:width="23.404cm" svg:height="14.1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c4-13'.D50:'nc4-13'.D250" chart:class="chart:scatter">
            <chart:domain table:cell-range-address="'nc4-13'.A50:'nc4-13'.A250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6">
                <text:p>196</text:p>
                <draw:g>
                  <svg:desc>'nc4-13'.A50:'nc4-13'.A250</svg:desc>
                </draw:g>
              </table:table-cell>
              <table:table-cell office:value-type="float" office:value="0.773189888233482">
                <text:p>0.773189888233482</text:p>
                <draw:g>
                  <svg:desc>'nc4-13'.D50:'nc4-13'.D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773189888233482">
                <text:p>0.7731898882334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">
                <text:p>204</text:p>
              </table:table-cell>
              <table:table-cell office:value-type="float" office:value="0.847297860387204">
                <text:p>0.8472978603872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8">
                <text:p>208</text:p>
              </table:table-cell>
              <table:table-cell office:value-type="float" office:value="0.847297860387204">
                <text:p>0.8472978603872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2">
                <text:p>212</text:p>
              </table:table-cell>
              <table:table-cell office:value-type="float" office:value="0.641853886172395">
                <text:p>0.641853886172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6">
                <text:p>216</text:p>
              </table:table-cell>
              <table:table-cell office:value-type="float" office:value="0.641853886172395">
                <text:p>0.6418538861723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0">
                <text:p>220</text:p>
              </table:table-cell>
              <table:table-cell office:value-type="float" office:value="0.725937003382936">
                <text:p>0.7259370033829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4">
                <text:p>224</text:p>
              </table:table-cell>
              <table:table-cell office:value-type="float" office:value="0.725937003382936">
                <text:p>0.7259370033829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8">
                <text:p>228</text:p>
              </table:table-cell>
              <table:table-cell office:value-type="float" office:value="0.510825623765991">
                <text:p>0.5108256237659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2">
                <text:p>232</text:p>
              </table:table-cell>
              <table:table-cell office:value-type="float" office:value="0.510825623765991">
                <text:p>0.5108256237659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6">
                <text:p>236</text:p>
              </table:table-cell>
              <table:table-cell office:value-type="float" office:value="0.606135803570315">
                <text:p>0.6061358035703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">
                <text:p>240</text:p>
              </table:table-cell>
              <table:table-cell office:value-type="float" office:value="0.606135803570315">
                <text:p>0.6061358035703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4">
                <text:p>244</text:p>
              </table:table-cell>
              <table:table-cell office:value-type="float" office:value="0.42744401482694">
                <text:p>0.427444014826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8">
                <text:p>248</text:p>
              </table:table-cell>
              <table:table-cell office:value-type="float" office:value="0.42744401482694">
                <text:p>0.427444014826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2">
                <text:p>252</text:p>
              </table:table-cell>
              <table:table-cell office:value-type="float" office:value="0.550046336919272">
                <text:p>0.5500463369192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6">
                <text:p>256</text:p>
              </table:table-cell>
              <table:table-cell office:value-type="float" office:value="0.550046336919272">
                <text:p>0.5500463369192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0">
                <text:p>260</text:p>
              </table:table-cell>
              <table:table-cell office:value-type="float" office:value="0.42744401482694">
                <text:p>0.427444014826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4">
                <text:p>264</text:p>
              </table:table-cell>
              <table:table-cell office:value-type="float" office:value="0.42744401482694">
                <text:p>0.427444014826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8">
                <text:p>268</text:p>
              </table:table-cell>
              <table:table-cell office:value-type="float" office:value="0.470003629245736">
                <text:p>0.4700036292457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2">
                <text:p>272</text:p>
              </table:table-cell>
              <table:table-cell office:value-type="float" office:value="0.470003629245736">
                <text:p>0.4700036292457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6">
                <text:p>276</text:p>
              </table:table-cell>
              <table:table-cell office:value-type="float" office:value="0.360002734031407">
                <text:p>0.3600027340314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0.360002734031407">
                <text:p>0.3600027340314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4">
                <text:p>284</text:p>
              </table:table-cell>
              <table:table-cell office:value-type="float" office:value="0.448950220047903">
                <text:p>0.4489502200479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8">
                <text:p>288</text:p>
              </table:table-cell>
              <table:table-cell office:value-type="float" office:value="0.448950220047903">
                <text:p>0.4489502200479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2">
                <text:p>292</text:p>
              </table:table-cell>
              <table:table-cell office:value-type="float" office:value="0.182321556793955">
                <text:p>0.1823215567939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6">
                <text:p>296</text:p>
              </table:table-cell>
              <table:table-cell office:value-type="float" office:value="0.182321556793955">
                <text:p>0.1823215567939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0">
                <text:p>300</text:p>
              </table:table-cell>
              <table:table-cell office:value-type="float" office:value="0.336472236621213">
                <text:p>0.3364722366212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4">
                <text:p>304</text:p>
              </table:table-cell>
              <table:table-cell office:value-type="float" office:value="0.336472236621213">
                <text:p>0.3364722366212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8">
                <text:p>308</text:p>
              </table:table-cell>
              <table:table-cell office:value-type="float" office:value="0.0953101798043249">
                <text:p>0.09531017980432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2">
                <text:p>312</text:p>
              </table:table-cell>
              <table:table-cell office:value-type="float" office:value="0.0953101798043249">
                <text:p>0.09531017980432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6">
                <text:p>316</text:p>
              </table:table-cell>
              <table:table-cell office:value-type="float" office:value="0.209720530982069">
                <text:p>0.2097205309820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0.209720530982069">
                <text:p>0.2097205309820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4">
                <text:p>324</text:p>
              </table:table-cell>
              <table:table-cell office:value-type="float" office:value="0.0645385211375712">
                <text:p>0.06453852113757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8">
                <text:p>328</text:p>
              </table:table-cell>
              <table:table-cell office:value-type="float" office:value="0.0645385211375712">
                <text:p>0.06453852113757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2">
                <text:p>332</text:p>
              </table:table-cell>
              <table:table-cell office:value-type="float" office:value="0.154150679827258">
                <text:p>0.1541506798272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6">
                <text:p>336</text:p>
              </table:table-cell>
              <table:table-cell office:value-type="float" office:value="0.154150679827258">
                <text:p>0.1541506798272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4">
                <text:p>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8">
                <text:p>348</text:p>
              </table:table-cell>
              <table:table-cell office:value-type="float" office:value="0.0953101798043249">
                <text:p>0.09531017980432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2">
                <text:p>352</text:p>
              </table:table-cell>
              <table:table-cell office:value-type="float" office:value="0.0953101798043249">
                <text:p>0.09531017980432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6">
                <text:p>356</text:p>
              </table:table-cell>
              <table:table-cell office:value-type="float" office:value="-0.0689928714869514">
                <text:p>-0.06899287148695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0">
                <text:p>360</text:p>
              </table:table-cell>
              <table:table-cell office:value-type="float" office:value="-0.0689928714869514">
                <text:p>-0.06899287148695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4">
                <text:p>364</text:p>
              </table:table-cell>
              <table:table-cell office:value-type="float" office:value="0.0953101798043249">
                <text:p>0.09531017980432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8">
                <text:p>368</text:p>
              </table:table-cell>
              <table:table-cell office:value-type="float" office:value="0.0953101798043249">
                <text:p>0.09531017980432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2">
                <text:p>372</text:p>
              </table:table-cell>
              <table:table-cell office:value-type="float" office:value="-0.105360515657826">
                <text:p>-0.1053605156578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6">
                <text:p>376</text:p>
              </table:table-cell>
              <table:table-cell office:value-type="float" office:value="-0.105360515657826">
                <text:p>-0.1053605156578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0">
                <text:p>380</text:p>
              </table:table-cell>
              <table:table-cell office:value-type="float" office:value="-0.0339015516756813">
                <text:p>-0.03390155167568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4">
                <text:p>384</text:p>
              </table:table-cell>
              <table:table-cell office:value-type="float" office:value="-0.0339015516756813">
                <text:p>-0.03390155167568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8">
                <text:p>388</text:p>
              </table:table-cell>
              <table:table-cell office:value-type="float" office:value="-0.105360515657826">
                <text:p>-0.1053605156578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2">
                <text:p>392</text:p>
              </table:table-cell>
              <table:table-cell office:value-type="float" office:value="-0.105360515657826">
                <text:p>-0.1053605156578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6">
                <text:p>396</text:p>
              </table:table-cell>
              <table:table-cell office:value-type="float" office:value="-0.0339015516756813">
                <text:p>-0.03390155167568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0">
                <text:p>400</text:p>
              </table:table-cell>
              <table:table-cell office:value-type="float" office:value="-0.0339015516756813">
                <text:p>-0.03390155167568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4">
                <text:p>404</text:p>
              </table:table-cell>
              <table:table-cell office:value-type="float" office:value="-0.182321556793955">
                <text:p>-0.1823215567939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8">
                <text:p>408</text:p>
              </table:table-cell>
              <table:table-cell office:value-type="float" office:value="-0.182321556793955">
                <text:p>-0.1823215567939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12">
                <text:p>412</text:p>
              </table:table-cell>
              <table:table-cell office:value-type="float" office:value="-0.0339015516756813">
                <text:p>-0.03390155167568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16">
                <text:p>416</text:p>
              </table:table-cell>
              <table:table-cell office:value-type="float" office:value="-0.0339015516756813">
                <text:p>-0.03390155167568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0">
                <text:p>420</text:p>
              </table:table-cell>
              <table:table-cell office:value-type="float" office:value="-0.265703165733006">
                <text:p>-0.2657031657330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4">
                <text:p>424</text:p>
              </table:table-cell>
              <table:table-cell office:value-type="float" office:value="-0.265703165733006">
                <text:p>-0.2657031657330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28">
                <text:p>428</text:p>
              </table:table-cell>
              <table:table-cell office:value-type="float" office:value="-0.182321556793955">
                <text:p>-0.1823215567939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32">
                <text:p>432</text:p>
              </table:table-cell>
              <table:table-cell office:value-type="float" office:value="-0.182321556793955">
                <text:p>-0.1823215567939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6">
                <text:p>436</text:p>
              </table:table-cell>
              <table:table-cell office:value-type="float" office:value="-0.356674943938732">
                <text:p>-0.3566749439387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0">
                <text:p>440</text:p>
              </table:table-cell>
              <table:table-cell office:value-type="float" office:value="-0.356674943938732">
                <text:p>-0.3566749439387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4">
                <text:p>444</text:p>
              </table:table-cell>
              <table:table-cell office:value-type="float" office:value="-0.265703165733006">
                <text:p>-0.2657031657330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8">
                <text:p>448</text:p>
              </table:table-cell>
              <table:table-cell office:value-type="float" office:value="-0.265703165733006">
                <text:p>-0.2657031657330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2">
                <text:p>452</text:p>
              </table:table-cell>
              <table:table-cell office:value-type="float" office:value="-0.405465108108164">
                <text:p>-0.4054651081081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6">
                <text:p>456</text:p>
              </table:table-cell>
              <table:table-cell office:value-type="float" office:value="-0.405465108108164">
                <text:p>-0.4054651081081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60">
                <text:p>460</text:p>
              </table:table-cell>
              <table:table-cell office:value-type="float" office:value="-0.31015492830384">
                <text:p>-0.310154928303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64">
                <text:p>464</text:p>
              </table:table-cell>
              <table:table-cell office:value-type="float" office:value="-0.31015492830384">
                <text:p>-0.310154928303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68">
                <text:p>468</text:p>
              </table:table-cell>
              <table:table-cell office:value-type="float" office:value="-0.456758402495715">
                <text:p>-0.4567584024957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72">
                <text:p>472</text:p>
              </table:table-cell>
              <table:table-cell office:value-type="float" office:value="-0.456758402495715">
                <text:p>-0.4567584024957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76">
                <text:p>476</text:p>
              </table:table-cell>
              <table:table-cell office:value-type="float" office:value="-0.356674943938732">
                <text:p>-0.3566749439387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80">
                <text:p>480</text:p>
              </table:table-cell>
              <table:table-cell office:value-type="float" office:value="-0.356674943938732">
                <text:p>-0.3566749439387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84">
                <text:p>484</text:p>
              </table:table-cell>
              <table:table-cell office:value-type="float" office:value="-0.628608659422374">
                <text:p>-0.6286086594223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88">
                <text:p>488</text:p>
              </table:table-cell>
              <table:table-cell office:value-type="float" office:value="-0.628608659422374">
                <text:p>-0.6286086594223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92">
                <text:p>492</text:p>
              </table:table-cell>
              <table:table-cell office:value-type="float" office:value="-0.510825623765991">
                <text:p>-0.5108256237659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6">
                <text:p>496</text:p>
              </table:table-cell>
              <table:table-cell office:value-type="float" office:value="-0.510825623765991">
                <text:p>-0.5108256237659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0">
                <text:p>500</text:p>
              </table:table-cell>
              <table:table-cell office:value-type="float" office:value="-0.628608659422374">
                <text:p>-0.6286086594223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4">
                <text:p>504</text:p>
              </table:table-cell>
              <table:table-cell office:value-type="float" office:value="-0.628608659422374">
                <text:p>-0.6286086594223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8">
                <text:p>508</text:p>
              </table:table-cell>
              <table:table-cell office:value-type="float" office:value="-0.356674943938732">
                <text:p>-0.3566749439387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12">
                <text:p>512</text:p>
              </table:table-cell>
              <table:table-cell office:value-type="float" office:value="-0.356674943938732">
                <text:p>-0.3566749439387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16">
                <text:p>516</text:p>
              </table:table-cell>
              <table:table-cell office:value-type="float" office:value="-0.456758402495715">
                <text:p>-0.4567584024957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20">
                <text:p>520</text:p>
              </table:table-cell>
              <table:table-cell office:value-type="float" office:value="-0.456758402495715">
                <text:p>-0.4567584024957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24">
                <text:p>524</text:p>
              </table:table-cell>
              <table:table-cell office:value-type="float" office:value="-0.405465108108164">
                <text:p>-0.4054651081081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28">
                <text:p>528</text:p>
              </table:table-cell>
              <table:table-cell office:value-type="float" office:value="-0.405465108108164">
                <text:p>-0.4054651081081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2">
                <text:p>532</text:p>
              </table:table-cell>
              <table:table-cell office:value-type="float" office:value="-0.628608659422374">
                <text:p>-0.6286086594223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36">
                <text:p>536</text:p>
              </table:table-cell>
              <table:table-cell office:value-type="float" office:value="-0.628608659422374">
                <text:p>-0.6286086594223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40">
                <text:p>540</text:p>
              </table:table-cell>
              <table:table-cell office:value-type="float" office:value="-0.510825623765991">
                <text:p>-0.5108256237659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44">
                <text:p>544</text:p>
              </table:table-cell>
              <table:table-cell office:value-type="float" office:value="-0.510825623765991">
                <text:p>-0.5108256237659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48">
                <text:p>548</text:p>
              </table:table-cell>
              <table:table-cell office:value-type="float" office:value="-0.628608659422374">
                <text:p>-0.6286086594223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52">
                <text:p>552</text:p>
              </table:table-cell>
              <table:table-cell office:value-type="float" office:value="-0.628608659422374">
                <text:p>-0.6286086594223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56">
                <text:p>556</text:p>
              </table:table-cell>
              <table:table-cell office:value-type="float" office:value="-0.628608659422374">
                <text:p>-0.6286086594223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60">
                <text:p>560</text:p>
              </table:table-cell>
              <table:table-cell office:value-type="float" office:value="-0.628608659422374">
                <text:p>-0.6286086594223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64">
                <text:p>564</text:p>
              </table:table-cell>
              <table:table-cell office:value-type="float" office:value="-0.762140052046897">
                <text:p>-0.7621400520468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68">
                <text:p>568</text:p>
              </table:table-cell>
              <table:table-cell office:value-type="float" office:value="-0.762140052046897">
                <text:p>-0.7621400520468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72">
                <text:p>572</text:p>
              </table:table-cell>
              <table:table-cell office:value-type="float" office:value="-0.762140052046897">
                <text:p>-0.7621400520468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76">
                <text:p>576</text:p>
              </table:table-cell>
              <table:table-cell office:value-type="float" office:value="-0.762140052046897">
                <text:p>-0.7621400520468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80">
                <text:p>580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84">
                <text:p>584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88">
                <text:p>588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92">
                <text:p>592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96">
                <text:p>596</text:p>
              </table:table-cell>
              <table:table-cell office:value-type="float" office:value="-1.09861228866811">
                <text:p>-1.098612288668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00">
                <text:p>600</text:p>
              </table:table-cell>
              <table:table-cell office:value-type="float" office:value="-1.09861228866811">
                <text:p>-1.098612288668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04">
                <text:p>604</text:p>
              </table:table-cell>
              <table:table-cell office:value-type="float" office:value="-1.00330210886378">
                <text:p>-1.003302108863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08">
                <text:p>608</text:p>
              </table:table-cell>
              <table:table-cell office:value-type="float" office:value="-1.00330210886378">
                <text:p>-1.003302108863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12">
                <text:p>612</text:p>
              </table:table-cell>
              <table:table-cell office:value-type="float" office:value="-1.20397280432594">
                <text:p>-1.203972804325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16">
                <text:p>616</text:p>
              </table:table-cell>
              <table:table-cell office:value-type="float" office:value="-1.20397280432594">
                <text:p>-1.203972804325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20">
                <text:p>620</text:p>
              </table:table-cell>
              <table:table-cell office:value-type="float" office:value="-1.20397280432594">
                <text:p>-1.203972804325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24">
                <text:p>624</text:p>
              </table:table-cell>
              <table:table-cell office:value-type="float" office:value="-1.20397280432594">
                <text:p>-1.203972804325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28">
                <text:p>628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32">
                <text:p>632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36">
                <text:p>636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40">
                <text:p>640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44">
                <text:p>644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48">
                <text:p>648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52">
                <text:p>652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56">
                <text:p>656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60">
                <text:p>660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64">
                <text:p>664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68">
                <text:p>668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72">
                <text:p>672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76">
                <text:p>676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80">
                <text:p>680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84">
                <text:p>684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88">
                <text:p>688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92">
                <text:p>692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96">
                <text:p>696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00">
                <text:p>700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04">
                <text:p>704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08">
                <text:p>708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12">
                <text:p>712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16">
                <text:p>716</text:p>
              </table:table-cell>
              <table:table-cell office:value-type="float" office:value="-1.79175946922806">
                <text:p>-1.791759469228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20">
                <text:p>720</text:p>
              </table:table-cell>
              <table:table-cell office:value-type="float" office:value="-1.79175946922806">
                <text:p>-1.791759469228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24">
                <text:p>724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28">
                <text:p>728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32">
                <text:p>732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36">
                <text:p>736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0">
                <text:p>740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44">
                <text:p>744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48">
                <text:p>748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52">
                <text:p>752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56">
                <text:p>756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60">
                <text:p>760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64">
                <text:p>764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68">
                <text:p>768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72">
                <text:p>772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76">
                <text:p>776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80">
                <text:p>780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84">
                <text:p>784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88">
                <text:p>788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92">
                <text:p>792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96">
                <text:p>796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00">
                <text:p>800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04">
                <text:p>804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08">
                <text:p>808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12">
                <text:p>812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16">
                <text:p>816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20">
                <text:p>820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24">
                <text:p>824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28">
                <text:p>828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32">
                <text:p>832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36">
                <text:p>836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40">
                <text:p>840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44">
                <text:p>844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48">
                <text:p>848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52">
                <text:p>852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56">
                <text:p>856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60">
                <text:p>860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64">
                <text:p>864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68">
                <text:p>868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72">
                <text:p>872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76">
                <text:p>876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80">
                <text:p>880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84">
                <text:p>884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88">
                <text:p>888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92">
                <text:p>892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96">
                <text:p>896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00">
                <text:p>900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04">
                <text:p>904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08">
                <text:p>908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12">
                <text:p>912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16">
                <text:p>916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20">
                <text:p>920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24">
                <text:p>924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28">
                <text:p>928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32">
                <text:p>932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36">
                <text:p>936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40">
                <text:p>940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44">
                <text:p>944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8">
                <text:p>948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52">
                <text:p>952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6">
                <text:p>956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60">
                <text:p>960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4">
                <text:p>964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8">
                <text:p>968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2">
                <text:p>972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6">
                <text:p>976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0">
                <text:p>980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4">
                <text:p>984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8">
                <text:p>988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2">
                <text:p>992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96">
                <text:p>996</text:p>
              </table:table-cell>
              <table:table-cell office:value-type="float" office:value="-3.40119738166216">
                <text:p>-3.401197381662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